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SI_BASMALAH" svg:font-family="MSI_BASMALAH"/>
    <style:font-face style:name="MSI_Z042" svg:font-family="MSI_Z042" style:font-pitch="variable"/>
    <style:font-face style:name="MSI_Z043" svg:font-family="MSI_Z043" style:font-pitch="variable"/>
    <style:font-face style:name="MSI_Z044" svg:font-family="MSI_Z044" style:font-pitch="variable"/>
    <style:font-face style:name="MSI_Z045" svg:font-family="MSI_Z045" style:font-pitch="variable"/>
    <style:font-face style:name="MSI_Z046" svg:font-family="MSI_Z046" style:font-pitch="variable"/>
    <style:font-face style:name="MSI_Z047" svg:font-family="MSI_Z047" style:font-pitch="variable"/>
    <style:font-face style:name="MSI_Z048" svg:font-family="MSI_Z048" style:font-pitch="variable"/>
    <style:font-face style:name="MSI_Z049" svg:font-family="MSI_Z049" style:font-pitch="variable"/>
    <style:font-face style:name="MSI_Z050" svg:font-family="MSI_Z050" style:font-pitch="variable"/>
    <style:font-face style:name="MSI_Z051" svg:font-family="MSI_Z051" style:font-pitch="variable"/>
    <style:font-face style:name="MSI_Z052" svg:font-family="MSI_Z052" style:font-pitch="variable"/>
    <style:font-face style:name="MSI_Z053" svg:font-family="MSI_Z053" style:font-pitch="variable"/>
    <style:font-face style:name="MSI_Z054" svg:font-family="MSI_Z054" style:font-pitch="variable"/>
    <style:font-face style:name="MSI_Z055" svg:font-family="MSI_Z055" style:font-pitch="variable"/>
    <style:font-face style:name="MSI_Z056" svg:font-family="MSI_Z056" style:font-pitch="variable"/>
    <style:font-face style:name="MSI_Z057" svg:font-family="MSI_Z057" style:font-pitch="variable"/>
    <style:font-face style:name="MSI_Z058" svg:font-family="MSI_Z058" style:font-pitch="variable"/>
    <style:font-face style:name="MSI_Z059" svg:font-family="MSI_Z059" style:font-pitch="variable"/>
    <style:font-face style:name="MSI_Z060" svg:font-family="MSI_Z060" style:font-pitch="variable"/>
    <style:font-face style:name="MSI_Z061" svg:font-family="MSI_Z061" style:font-pitch="variable"/>
    <style:font-face style:name="Liberation Serif" svg:font-family="'Liberation Serif'" style:font-family-generic="roman" style:font-pitch="variable"/>
    <style:font-face style:name="QCF_P030" svg:font-family="QCF_P030" style:font-family-generic="roman" style:font-pitch="variable"/>
    <style:font-face style:name="QCF_P042" svg:font-family="QCF_P042" style:font-family-generic="roman" style:font-pitch="variable"/>
    <style:font-face style:name="QCF_P043" svg:font-family="QCF_P043" style:font-family-generic="roman" style:font-pitch="variable"/>
    <style:font-face style:name="QCF_P044" svg:font-family="QCF_P044" style:font-family-generic="roman" style:font-pitch="variable"/>
    <style:font-face style:name="QCF_P045" svg:font-family="QCF_P045" style:font-family-generic="roman" style:font-pitch="variable"/>
    <style:font-face style:name="QCF_P046" svg:font-family="QCF_P046" style:font-family-generic="roman" style:font-pitch="variable"/>
    <style:font-face style:name="QCF_P047" svg:font-family="QCF_P047" style:font-family-generic="roman" style:font-pitch="variable"/>
    <style:font-face style:name="QCF_P048" svg:font-family="QCF_P048" style:font-family-generic="roman" style:font-pitch="variable"/>
    <style:font-face style:name="QCF_P049" svg:font-family="QCF_P049" style:font-family-generic="roman" style:font-pitch="variable"/>
    <style:font-face style:name="QCF_P050" svg:font-family="QCF_P050" style:font-family-generic="roman" style:font-pitch="variable"/>
    <style:font-face style:name="QCF_P051" svg:font-family="QCF_P051" style:font-family-generic="roman" style:font-pitch="variable"/>
    <style:font-face style:name="QCF_P052" svg:font-family="QCF_P052" style:font-family-generic="roman" style:font-pitch="variable"/>
    <style:font-face style:name="QCF_P053" svg:font-family="QCF_P053" style:font-family-generic="roman" style:font-pitch="variable"/>
    <style:font-face style:name="QCF_P054" svg:font-family="QCF_P054" style:font-family-generic="roman" style:font-pitch="variable"/>
    <style:font-face style:name="QCF_P055" svg:font-family="QCF_P055" style:font-family-generic="roman" style:font-pitch="variable"/>
    <style:font-face style:name="QCF_P056" svg:font-family="QCF_P056" style:font-family-generic="roman" style:font-pitch="variable"/>
    <style:font-face style:name="QCF_P057" svg:font-family="QCF_P057" style:font-family-generic="roman" style:font-pitch="variable"/>
    <style:font-face style:name="QCF_P058" svg:font-family="QCF_P058" style:font-family-generic="roman" style:font-pitch="variable"/>
    <style:font-face style:name="QCF_P059" svg:font-family="QCF_P059" style:font-family-generic="roman" style:font-pitch="variable"/>
    <style:font-face style:name="QCF_P060" svg:font-family="QCF_P060" style:font-family-generic="roman" style:font-pitch="variable"/>
    <style:font-face style:name="QCF_P061" svg:font-family="QCF_P06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3a9ed1" style:font-size-asian="23.5pt" style:font-name-complex="MSI_Z043" style:font-size-complex="23.5pt"/>
    </style:style>
    <style:style style:name="P2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489c29" style:font-size-asian="23.5pt" style:font-name-complex="MSI_Z044" style:font-size-complex="23.5pt"/>
    </style:style>
    <style:style style:name="P3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3d1c82" style:font-size-asian="23.5pt" style:font-name-complex="MSI_Z045" style:font-size-complex="23.5pt"/>
    </style:style>
    <style:style style:name="P4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3d2a10" style:font-size-asian="23.5pt" style:font-name-complex="MSI_Z046" style:font-size-complex="23.5pt"/>
    </style:style>
    <style:style style:name="P5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3eab82" style:font-size-asian="23.5pt" style:font-name-complex="MSI_Z047" style:font-size-complex="23.5pt"/>
    </style:style>
    <style:style style:name="P6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3f2cad" style:font-size-asian="23.5pt" style:font-name-complex="MSI_Z048" style:font-size-complex="23.5pt"/>
    </style:style>
    <style:style style:name="P7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401a84" style:font-size-asian="23.5pt" style:font-name-complex="MSI_Z049" style:font-size-complex="23.5pt"/>
    </style:style>
    <style:style style:name="P8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41370c" style:font-size-asian="23.5pt" style:font-name-complex="MSI_Z051" style:font-size-complex="23.5pt"/>
    </style:style>
    <style:style style:name="P9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41370c" style:font-size-asian="23.5pt" style:font-name-complex="MSI_Z052" style:font-size-complex="23.5pt"/>
    </style:style>
    <style:style style:name="P10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41dbbc" style:font-size-asian="23.5pt" style:font-name-complex="MSI_Z054" style:font-size-complex="23.5pt"/>
    </style:style>
    <style:style style:name="P11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41e5a9" style:font-size-asian="23.5pt" style:font-name-complex="MSI_Z055" style:font-size-complex="23.5pt"/>
    </style:style>
    <style:style style:name="P12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42f192" style:font-size-asian="23.5pt" style:font-name-complex="MSI_Z056" style:font-size-complex="23.5pt"/>
    </style:style>
    <style:style style:name="P13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44dcd5" style:font-size-asian="23.5pt" style:font-name-complex="MSI_Z057" style:font-size-complex="23.5pt"/>
    </style:style>
    <style:style style:name="P14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462f62" style:font-size-asian="23.5pt" style:font-name-complex="MSI_Z059" style:font-size-complex="23.5pt"/>
    </style:style>
    <style:style style:name="P15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4637c9" style:font-size-asian="23.5pt" style:font-name-complex="MSI_Z061" style:font-size-complex="23.5pt"/>
    </style:style>
    <style:style style:name="P16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4b694b" style:font-size-asian="23.5pt" style:font-name-complex="MSI_Z053" style:font-size-complex="23.5pt"/>
    </style:style>
    <style:style style:name="P17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4c6d02" style:font-size-asian="23.5pt" style:font-name-complex="MSI_Z058" style:font-size-complex="23.5pt"/>
    </style:style>
    <style:style style:name="P18" style:family="paragraph" style:parent-style-name="Standard">
      <style:paragraph-properties fo:text-align="justify" fo:text-align-last="justify" style:justify-single-word="true" fo:break-before="page" style:writing-mode="rl-tb"/>
      <style:text-properties style:use-window-font-color="true" style:font-name="QCF_P030" fo:font-size="23.5pt" officeooo:paragraph-rsid="004ca580" style:font-size-asian="23.5pt" style:font-name-complex="MSI_Z060" style:font-size-complex="23.5pt"/>
    </style:style>
    <style:style style:name="P19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3a62f0" style:font-size-asian="23.5pt" style:font-name-complex="MSI_Z042" style:font-size-complex="23.5pt"/>
    </style:style>
    <style:style style:name="P20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489c29" style:font-size-asian="23.5pt" style:font-name-complex="MSI_Z044" style:font-size-complex="23.5pt"/>
    </style:style>
    <style:style style:name="P21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48e2b7" style:font-size-asian="23.5pt" style:font-name-complex="MSI_Z050" style:font-size-complex="23.5pt"/>
    </style:style>
    <style:style style:name="P22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4b694b" style:font-size-asian="23.5pt" style:font-name-complex="MSI_Z053" style:font-size-complex="23.5pt"/>
    </style:style>
    <style:style style:name="P23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4c6d02" style:font-size-asian="23.5pt" style:font-name-complex="MSI_Z058" style:font-size-complex="23.5pt"/>
    </style:style>
    <style:style style:name="P24" style:family="paragraph" style:parent-style-name="Standard">
      <style:paragraph-properties fo:text-align="justify" fo:text-align-last="justify" style:justify-single-word="true" style:writing-mode="rl-tb"/>
      <style:text-properties style:use-window-font-color="true" style:font-name="QCF_P030" fo:font-size="23.5pt" officeooo:paragraph-rsid="004ca580" style:font-size-asian="23.5pt" style:font-name-complex="MSI_Z060" style:font-size-complex="23.5pt"/>
    </style:style>
    <style:style style:name="P25" style:family="paragraph" style:parent-style-name="Standard" style:master-page-name="Standard">
      <style:paragraph-properties fo:text-align="justify" fo:text-align-last="justify" style:justify-single-word="true" style:page-number="42" fo:break-before="auto" fo:break-after="auto" style:writing-mode="rl-tb"/>
      <style:text-properties style:use-window-font-color="true" style:font-name="QCF_P030" fo:font-size="23.5pt" officeooo:paragraph-rsid="003a62f0" style:font-size-asian="23.5pt" style:font-name-complex="MSI_Z042" style:font-size-complex="23.5pt"/>
    </style:style>
    <style:style style:name="P26" style:family="paragraph" style:parent-style-name="Standard">
      <style:paragraph-properties fo:text-align="center" style:justify-single-word="false" style:writing-mode="rl-tb"/>
      <style:text-properties style:use-window-font-color="true" style:font-name="QCF_P050" fo:font-size="23.5pt" officeooo:rsid="0048dd97" officeooo:paragraph-rsid="0048dd97" style:font-size-asian="23.5pt" style:font-name-complex="MSI_BASMALAH" style:font-size-complex="23.5pt"/>
    </style:style>
    <style:style style:name="P27" style:family="paragraph" style:parent-style-name="Standard" style:master-page-name="ganti_20_surat">
      <style:paragraph-properties fo:text-align="center" style:justify-single-word="false" style:page-number="auto" fo:break-before="page" style:writing-mode="rl-tb"/>
      <style:text-properties style:use-window-font-color="true" style:font-name="QCF_P050" fo:font-size="23.5pt" officeooo:rsid="0048dd97" officeooo:paragraph-rsid="0048dd97" style:font-size-asian="23.5pt" style:font-name-complex="MSI_BASMALAH" style:font-size-complex="23.5pt"/>
    </style:style>
    <style:style style:name="P28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29" style:family="paragraph" style:parent-style-name="Header">
      <style:text-properties style:font-name="Liberation Sans Narrow" fo:font-size="10pt" officeooo:rsid="004dfa6b" officeooo:paragraph-rsid="004dfa6b" style:font-size-asian="8.75pt" style:font-size-complex="10pt"/>
    </style:style>
    <style:style style:name="T1" style:family="text">
      <style:text-properties style:font-name="Liberation Sans"/>
    </style:style>
    <style:style style:name="T2" style:family="text">
      <style:text-properties style:font-name="QCF_P042"/>
    </style:style>
    <style:style style:name="T3" style:family="text">
      <style:text-properties style:font-name="QCF_P043"/>
    </style:style>
    <style:style style:name="T4" style:family="text">
      <style:text-properties style:font-name="QCF_P044"/>
    </style:style>
    <style:style style:name="T5" style:family="text">
      <style:text-properties style:font-name="QCF_P045"/>
    </style:style>
    <style:style style:name="T6" style:family="text">
      <style:text-properties style:font-name="QCF_P046"/>
    </style:style>
    <style:style style:name="T7" style:family="text">
      <style:text-properties style:font-name="QCF_P047"/>
    </style:style>
    <style:style style:name="T8" style:family="text">
      <style:text-properties style:font-name="QCF_P048"/>
    </style:style>
    <style:style style:name="T9" style:family="text">
      <style:text-properties style:font-name="QCF_P049"/>
    </style:style>
    <style:style style:name="T10" style:family="text">
      <style:text-properties style:font-name="QCF_P050"/>
    </style:style>
    <style:style style:name="T11" style:family="text">
      <style:text-properties style:font-name="QCF_P051"/>
    </style:style>
    <style:style style:name="T12" style:family="text">
      <style:text-properties style:font-name="QCF_P052"/>
    </style:style>
    <style:style style:name="T13" style:family="text">
      <style:text-properties style:font-name="QCF_P053"/>
    </style:style>
    <style:style style:name="T14" style:family="text">
      <style:text-properties style:font-name="QCF_P054"/>
    </style:style>
    <style:style style:name="T15" style:family="text">
      <style:text-properties style:font-name="QCF_P055"/>
    </style:style>
    <style:style style:name="T16" style:family="text">
      <style:text-properties style:font-name="QCF_P056"/>
    </style:style>
    <style:style style:name="T17" style:family="text">
      <style:text-properties style:font-name="QCF_P057"/>
    </style:style>
    <style:style style:name="T18" style:family="text">
      <style:text-properties style:font-name="QCF_P058"/>
    </style:style>
    <style:style style:name="T19" style:family="text">
      <style:text-properties style:font-name="QCF_P059"/>
    </style:style>
    <style:style style:name="T20" style:family="text">
      <style:text-properties style:font-name="QCF_P060"/>
    </style:style>
    <style:style style:name="T21" style:family="text">
      <style:text-properties style:font-name="QCF_P0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oft-page-break/><text:span text:style-name="T2">ﭒ</text:span><text:span text:style-name="T1"> </text:span><text:span text:style-name="T2">ﭓ</text:span><text:span text:style-name="T1"> </text:span><text:span text:style-name="T2">ﭔ</text:span><text:span text:style-name="T1"> </text:span><text:span text:style-name="T2">ﭕ</text:span><text:span text:style-name="T1"> </text:span><text:span text:style-name="T2">ﭖ</text:span><text:span text:style-name="T1"> </text:span><text:span text:style-name="T2">ﭗﭘ</text:span><text:span text:style-name="T1"> </text:span><text:span text:style-name="T2">ﭙ</text:span><text:span text:style-name="T1"> </text:span><text:span text:style-name="T2">ﭚ</text:span><text:span text:style-name="T1"> </text:span><text:span text:style-name="T2">ﭛ</text:span><text:span text:style-name="T1"> </text:span><text:span text:style-name="T2">ﭜﭝ</text:span><text:span text:style-name="T1"> </text:span><text:span text:style-name="T2">ﭞ</text:span><text:span text:style-name="T1"> </text:span><text:span text:style-name="T2">ﭟ</text:span><text:span text:style-name="T1"> </text:span><text:span text:style-name="T2">ﭠﭡ</text:span><text:span text:style-name="T1"> </text:span><text:span text:style-name="T2">ﭢ</text:span><text:span text:style-name="T1"> </text:span><text:span text:style-name="T2">ﭣ</text:span><text:span text:style-name="T1"> </text:span><text:span text:style-name="T2">ﭤ</text:span><text:span text:style-name="T1"> </text:span><text:span text:style-name="T2">ﭥ</text:span><text:span text:style-name="T1"> </text:span><text:span text:style-name="T2">ﭦ</text:span><text:span text:style-name="T1"> </text:span><text:span text:style-name="T2">ﭧ</text:span><text:span text:style-name="T1"> </text:span><text:span text:style-name="T2">ﭨ</text:span><text:span text:style-name="T1"> </text:span><text:span text:style-name="T2">ﭩﭪ</text:span><text:span text:style-name="T1"> </text:span><text:span text:style-name="T2">ﭫ</text:span><text:span text:style-name="T1"> </text:span><text:span text:style-name="T2">ﭬ</text:span><text:span text:style-name="T1"> </text:span><text:span text:style-name="T2">ﭭ</text:span><text:span text:style-name="T1"> </text:span><text:span text:style-name="T2">ﭮ</text:span><text:span text:style-name="T1"> </text:span><text:span text:style-name="T2">ﭯ</text:span><text:span text:style-name="T1"> </text:span><text:span text:style-name="T2">ﭰ</text:span><text:span text:style-name="T1"> </text:span><text:span text:style-name="T2">ﭱ</text:span><text:span text:style-name="T1"> </text:span><text:span text:style-name="T2">ﭲ</text:span><text:span text:style-name="T1"> </text:span><text:span text:style-name="T2">ﭳ</text:span><text:span text:style-name="T1"> </text:span><text:span text:style-name="T2">ﭴ</text:span><text:span text:style-name="T1"> </text:span><text:span text:style-name="T2">ﭵ</text:span><text:span text:style-name="T1"> </text:span><text:span text:style-name="T2">ﭶ</text:span><text:span text:style-name="T1"> </text:span><text:span text:style-name="T2">ﭷ</text:span><text:span text:style-name="T1"> </text:span><text:span text:style-name="T2">ﭸ</text:span><text:span text:style-name="T1"> </text:span><text:span text:style-name="T2">ﭹ</text:span><text:span text:style-name="T1"> </text:span><text:span text:style-name="T2">ﭺ</text:span><text:span text:style-name="T1"> </text:span><text:span text:style-name="T2">ﭻ</text:span><text:span text:style-name="T1"> </text:span><text:span text:style-name="T2">ﭼ</text:span><text:span text:style-name="T1"> </text:span><text:span text:style-name="T2">ﭽ</text:span><text:span text:style-name="T1"> </text:span><text:span text:style-name="T2">ﭾ</text:span><text:span text:style-name="T1"> </text:span><text:span text:style-name="T2">ﭿﮀ</text:span><text:span text:style-name="T1"> </text:span><text:span text:style-name="T2">ﮁ</text:span><text:span text:style-name="T1"> </text:span><text:span text:style-name="T2">ﮂ</text:span><text:span text:style-name="T1"> </text:span><text:span text:style-name="T2">ﮃ</text:span><text:span text:style-name="T1"> </text:span><text:span text:style-name="T2">ﮄ</text:span><text:span text:style-name="T1"> </text:span><text:span text:style-name="T2">ﮅ</text:span><text:span text:style-name="T1"> </text:span><text:span text:style-name="T2">ﮆ</text:span><text:span text:style-name="T1"> </text:span><text:span text:style-name="T2">ﮇ</text:span><text:span text:style-name="T1"> </text:span><text:span text:style-name="T2">ﮈ</text:span><text:span text:style-name="T1"> </text:span><text:span text:style-name="T2">ﮉ</text:span><text:span text:style-name="T1"> </text:span><text:span text:style-name="T2">ﮊ</text:span><text:span text:style-name="T1"> </text:span><text:span text:style-name="T2">ﮋ</text:span><text:span text:style-name="T1"> </text:span><text:span text:style-name="T2">ﮌ</text:span><text:span text:style-name="T1"> </text:span><text:span text:style-name="T2">ﮍ</text:span><text:span text:style-name="T1"> </text:span><text:span text:style-name="T2">ﮎ</text:span><text:span text:style-name="T1"> </text:span><text:span text:style-name="T2">ﮏ</text:span><text:span text:style-name="T1"> </text:span><text:span text:style-name="T2">ﮐ</text:span><text:span text:style-name="T1"> </text:span><text:span text:style-name="T2">ﮑ</text:span><text:span text:style-name="T1"> </text:span><text:span text:style-name="T2">ﮒ</text:span><text:span text:style-name="T1"> </text:span><text:span text:style-name="T2">ﮓ</text:span><text:span text:style-name="T1"> </text:span><text:span text:style-name="T2">ﮔ</text:span><text:span text:style-name="T1"> </text:span><text:span text:style-name="T2">ﮕ</text:span><text:span text:style-name="T1"> </text:span><text:span text:style-name="T2">ﮖ</text:span><text:span text:style-name="T1"> </text:span><text:span text:style-name="T2">ﮗ</text:span><text:span text:style-name="T1"> </text:span><text:span text:style-name="T2">ﮘ</text:span><text:span text:style-name="T1"> </text:span><text:span text:style-name="T2">ﮙ</text:span><text:span text:style-name="T1"> </text:span><text:span text:style-name="T2">ﮚ</text:span><text:span text:style-name="T1"> </text:span><text:span text:style-name="T2">ﮛ</text:span><text:span text:style-name="T1"> </text:span><text:span text:style-name="T2">ﮜ</text:span><text:span text:style-name="T1"> </text:span><text:span text:style-name="T2">ﮝﮞ</text:span><text:span text:style-name="T1"> </text:span><text:span text:style-name="T2">ﮟ</text:span><text:span text:style-name="T1"> </text:span><text:span text:style-name="T2">ﮠ</text:span><text:span text:style-name="T1"> </text:span><text:span text:style-name="T2">ﮡ</text:span><text:span text:style-name="T1"> </text:span><text:span text:style-name="T2">ﮢ</text:span><text:span text:style-name="T1"> </text:span><text:span text:style-name="T2">ﮣ</text:span><text:span text:style-name="T1"> </text:span><text:span text:style-name="T2">ﮤ</text:span><text:span text:style-name="T1"> </text:span><text:span text:style-name="T2">ﮥ</text:span><text:span text:style-name="T1"> </text:span><text:span text:style-name="T2">ﮦ</text:span><text:span text:style-name="T1"> </text:span><text:span text:style-name="T2">ﮧ</text:span><text:span text:style-name="T1"> </text:span><text:span text:style-name="T2">ﮨ</text:span><text:span text:style-name="T1"> </text:span><text:span text:style-name="T2">ﮩﮪ</text:span><text:span text:style-name="T1"> </text:span><text:span text:style-name="T2">ﮫ</text:span><text:span text:style-name="T1"> </text:span><text:span text:style-name="T2">ﮬ</text:span><text:span text:style-name="T1"> </text:span><text:span text:style-name="T2">ﮭ</text:span><text:span text:style-name="T1"> </text:span><text:span text:style-name="T2">ﮮ</text:span><text:span text:style-name="T1"> </text:span><text:span text:style-name="T2">ﮯﮰ</text:span><text:span text:style-name="T1"> </text:span><text:span text:style-name="T2">ﮱ</text:span><text:span text:style-name="T1"> </text:span><text:span text:style-name="T2">ﯓ</text:span><text:span text:style-name="T1"> </text:span><text:span text:style-name="T2">ﯔ</text:span><text:span text:style-name="T1"> </text:span><text:span text:style-name="T2">ﯕ</text:span></text:p>
      <text:p text:style-name="P19"><text:span text:style-name="T1"><text:s/></text:span><text:span text:style-name="T2">ﯖ</text:span><text:span text:style-name="T1"> </text:span><text:span text:style-name="T2">ﯗ</text:span><text:span text:style-name="T1"> </text:span><text:span text:style-name="T2">ﯘﯙ</text:span><text:span text:style-name="T1"> </text:span><text:span text:style-name="T2">ﯚ</text:span><text:span text:style-name="T1"> </text:span><text:span text:style-name="T2">ﯛ</text:span><text:span text:style-name="T1"> </text:span><text:span text:style-name="T2">ﯜ</text:span><text:span text:style-name="T1"> </text:span><text:span text:style-name="T2">ﯝ</text:span><text:span text:style-name="T1"> </text:span><text:span text:style-name="T2">ﯞ</text:span><text:span text:style-name="T1"> </text:span><text:span text:style-name="T2">ﯟ</text:span><text:span text:style-name="T1"> </text:span><text:span text:style-name="T2">ﯠﯡ</text:span><text:span text:style-name="T1"> </text:span><text:span text:style-name="T2">ﯢ</text:span></text:p>
      <text:p text:style-name="P19"><text:span text:style-name="T1"><text:s/></text:span><text:span text:style-name="T2">ﯣ</text:span><text:span text:style-name="T1"> </text:span><text:span text:style-name="T2">ﯤ</text:span><text:span text:style-name="T1"> </text:span><text:span text:style-name="T2">ﯥ</text:span><text:span text:style-name="T1"> </text:span><text:span text:style-name="T2">ﯦ</text:span><text:span text:style-name="T1"> </text:span><text:span text:style-name="T2">ﯧﯨ</text:span><text:span text:style-name="T1"> </text:span><text:span text:style-name="T2">ﯩ</text:span><text:span text:style-name="T1"> </text:span><text:span text:style-name="T2">ﯪ</text:span><text:span text:style-name="T1"> </text:span><text:span text:style-name="T2">ﯫ</text:span><text:span text:style-name="T1"> </text:span><text:span text:style-name="T2">ﯬ</text:span><text:span text:style-name="T1"> </text:span><text:span text:style-name="T2">ﯭ</text:span><text:span text:style-name="T1"> </text:span><text:span text:style-name="T2">ﯮ</text:span><text:span text:style-name="T1"> </text:span><text:span text:style-name="T2">ﯯ</text:span><text:span text:style-name="T1"> </text:span><text:span text:style-name="T2">ﯰﯱ</text:span><text:span text:style-name="T1"> </text:span><text:span text:style-name="T2">ﯲ</text:span><text:span text:style-name="T1"> </text:span><text:span text:style-name="T2">ﯳ</text:span><text:span text:style-name="T1"> </text:span><text:span text:style-name="T2">ﯴ</text:span><text:span text:style-name="T1"> </text:span><text:span text:style-name="T2">ﯵﯶ</text:span><text:span text:style-name="T1"> </text:span><text:span text:style-name="T2">ﯷ</text:span><text:span text:style-name="T1"> </text:span><text:span text:style-name="T2">ﯸ</text:span><text:span text:style-name="T1"> </text:span><text:span text:style-name="T2">ﯹﯺ</text:span><text:span text:style-name="T1"> </text:span><text:span text:style-name="T2">ﯻ</text:span><text:span text:style-name="T1"> </text:span><text:span text:style-name="T2">ﯼ</text:span><text:span text:style-name="T1"> </text:span><text:span text:style-name="T2">ﯽ</text:span><text:span text:style-name="T1"> </text:span><text:span text:style-name="T2">ﯾ</text:span><text:span text:style-name="T1"> </text:span><text:span text:style-name="T2">ﯿ</text:span><text:span text:style-name="T1"> </text:span><text:span text:style-name="T2">ﰀ</text:span><text:span text:style-name="T1"> </text:span><text:span text:style-name="T2">ﰁ</text:span><text:span text:style-name="T1"> </text:span><text:span text:style-name="T2">ﰂﰃ</text:span><text:span text:style-name="T1"> </text:span><text:span text:style-name="T2">ﰄ</text:span><text:span text:style-name="T1"> </text:span><text:span text:style-name="T2">ﰅ</text:span><text:span text:style-name="T1"> </text:span><text:span text:style-name="T2">ﰆ</text:span><text:span text:style-name="T1"> </text:span><text:span text:style-name="T2">ﰇ</text:span><text:span text:style-name="T1"> </text:span><text:span text:style-name="T2">ﰈﰉ</text:span><text:span text:style-name="T1"> </text:span><text:span text:style-name="T2">ﰊ</text:span><text:span text:style-name="T1"> </text:span><text:span text:style-name="T2">ﰋ</text:span><text:span text:style-name="T1"> </text:span><text:span text:style-name="T2">ﰌ</text:span><text:span text:style-name="T1"> </text:span><text:span text:style-name="T2">ﰍ</text:span><text:span text:style-name="T1"> </text:span><text:span text:style-name="T2">ﰎ</text:span><text:span text:style-name="T1"> </text:span><text:span text:style-name="T2">ﰏ</text:span><text:span text:style-name="T1"> </text:span><text:span text:style-name="T2">ﰐ</text:span><text:span text:style-name="T1"> </text:span><text:span text:style-name="T2">ﰑ</text:span><text:span text:style-name="T1"> </text:span><text:span text:style-name="T2">ﰒ</text:span><text:span text:style-name="T1"> </text:span><text:span text:style-name="T2">ﰓ</text:span><text:span text:style-name="T1"> </text:span><text:span text:style-name="T2">ﰔ</text:span><text:span text:style-name="T1"> </text:span><text:span text:style-name="T2">ﰕﰖ</text:span><text:span text:style-name="T1"> </text:span><text:span text:style-name="T2">ﰗ</text:span><text:span text:style-name="T1"> </text:span><text:span text:style-name="T2">ﰘ</text:span><text:span text:style-name="T1"> </text:span><text:span text:style-name="T2">ﰙ</text:span><text:span text:style-name="T1"> </text:span><text:span text:style-name="T2">ﰚ</text:span></text:p>
      <text:p text:style-name="P1"><text:span text:style-name="T3">ﭑ</text:span><text:span text:style-name="T1"> </text:span><text:span text:style-name="T3">ﭒ</text:span><text:span text:style-name="T1"> </text:span><text:span text:style-name="T3">ﭓ</text:span><text:span text:style-name="T1"> </text:span><text:span text:style-name="T3">ﭔ</text:span><text:span text:style-name="T1"> </text:span><text:span text:style-name="T3">ﭕ</text:span><text:span text:style-name="T1"> </text:span><text:span text:style-name="T3">ﭖ</text:span><text:span text:style-name="T1"> </text:span><text:span text:style-name="T3">ﭗ</text:span><text:span text:style-name="T1"> </text:span><text:span text:style-name="T3">ﭘ</text:span><text:span text:style-name="T1"> </text:span><text:span text:style-name="T3">ﭙﭚ</text:span><text:span text:style-name="T1"> </text:span><text:span text:style-name="T3">ﭛ</text:span><text:span text:style-name="T1"> </text:span><text:span text:style-name="T3">ﭜ</text:span><text:span text:style-name="T1"> </text:span><text:span text:style-name="T3">ﭝ</text:span><text:span text:style-name="T1"> </text:span><text:span text:style-name="T3">ﭞ</text:span><text:span text:style-name="T1"> </text:span><text:span text:style-name="T3">ﭟ</text:span><text:span text:style-name="T1"> </text:span><text:span text:style-name="T3">ﭠ</text:span><text:span text:style-name="T1"> </text:span><text:span text:style-name="T3">ﭡ</text:span><text:span text:style-name="T1"> </text:span><text:span text:style-name="T3">ﭢ</text:span><text:span text:style-name="T1"> </text:span><text:span text:style-name="T3">ﭣﭤ</text:span><text:span text:style-name="T1"> </text:span><text:span text:style-name="T3">ﭥ</text:span><text:span text:style-name="T1"> </text:span><text:span text:style-name="T3">ﭦ</text:span><text:span text:style-name="T1"> </text:span><text:span text:style-name="T3">ﭧﭨ</text:span><text:span text:style-name="T1"> </text:span><text:span text:style-name="T3">ﭩ</text:span><text:span text:style-name="T1"> </text:span><text:span text:style-name="T3">ﭪ</text:span><text:span text:style-name="T1"> </text:span><text:span text:style-name="T3">ﭫ</text:span><text:span text:style-name="T1"> </text:span><text:span text:style-name="T3">ﭬ</text:span><text:span text:style-name="T1"> </text:span><text:span text:style-name="T3">ﭭ</text:span><text:span text:style-name="T1"> </text:span><text:span text:style-name="T3">ﭮ</text:span><text:span text:style-name="T1"> </text:span><text:span text:style-name="T3">ﭯ</text:span><text:span text:style-name="T1"> </text:span><text:span text:style-name="T3">ﭰ</text:span><text:span text:style-name="T1"> </text:span><text:span text:style-name="T3">ﭱ</text:span><text:span text:style-name="T1"> </text:span><text:span text:style-name="T3">ﭲ</text:span><text:span text:style-name="T1"> </text:span><text:span text:style-name="T3">ﭳ</text:span><text:span text:style-name="T1"> </text:span><text:span text:style-name="T3">ﭴ</text:span><text:span text:style-name="T1"> </text:span><text:span text:style-name="T3">ﭵ</text:span><text:span text:style-name="T1"> </text:span><text:span text:style-name="T3">ﭶ</text:span><text:span text:style-name="T1"> </text:span><text:span text:style-name="T3">ﭷ</text:span><text:span text:style-name="T1"> </text:span><text:span text:style-name="T3">ﭸ</text:span><text:span text:style-name="T1"> </text:span><text:span text:style-name="T3">ﭹ</text:span><text:span text:style-name="T1"> </text:span><text:span text:style-name="T3">ﭺ</text:span><text:span text:style-name="T1"> </text:span><text:span text:style-name="T3">ﭻ</text:span><text:span text:style-name="T1"> </text:span><text:span text:style-name="T3">ﭼ</text:span><text:span text:style-name="T1"> </text:span><text:span text:style-name="T3">ﭽ</text:span><text:span text:style-name="T1"> </text:span><text:span text:style-name="T3">ﭾ</text:span><text:span text:style-name="T1"> </text:span><text:span text:style-name="T3">ﭿ</text:span><text:span text:style-name="T1"> </text:span><text:span text:style-name="T3">ﮀ</text:span><text:span text:style-name="T1"> </text:span><text:span text:style-name="T3">ﮁ</text:span><text:span text:style-name="T1"> </text:span><text:span text:style-name="T3">ﮂ</text:span><text:span text:style-name="T1"> </text:span><text:span text:style-name="T3">ﮃﮄ</text:span><text:span text:style-name="T1"> </text:span><text:span text:style-name="T3">ﮅ</text:span><text:span text:style-name="T1"> </text:span><text:span text:style-name="T3">ﮆ</text:span><text:span text:style-name="T1"> </text:span><text:span text:style-name="T3">ﮇ</text:span><text:span text:style-name="T1"> </text:span><text:span text:style-name="T3">ﮈ</text:span><text:span text:style-name="T1"> </text:span><text:span text:style-name="T3">ﮉ</text:span><text:span text:style-name="T1"> </text:span><text:span text:style-name="T3">ﮊ</text:span><text:span text:style-name="T1"> </text:span><text:span text:style-name="T3">ﮋ</text:span><text:span text:style-name="T1"> </text:span><text:span text:style-name="T3">ﮌ</text:span><text:span text:style-name="T1"> </text:span><text:span text:style-name="T3">ﮍ</text:span><text:span text:style-name="T1"> </text:span><text:span text:style-name="T3">ﮎ</text:span><text:span text:style-name="T1"> </text:span><text:span text:style-name="T3">ﮏ</text:span><text:span text:style-name="T1"> </text:span><text:span text:style-name="T3">ﮐ</text:span><text:span text:style-name="T1"> </text:span><text:span text:style-name="T3">ﮑ</text:span><text:span text:style-name="T1"> </text:span><text:span text:style-name="T3">ﮒ</text:span><text:span text:style-name="T1"> </text:span><text:span text:style-name="T3">ﮓﮔ</text:span><text:span text:style-name="T1"> </text:span><text:span text:style-name="T3">ﮕ</text:span><text:span text:style-name="T1"> </text:span><text:span text:style-name="T3">ﮖ</text:span><text:span text:style-name="T1"> </text:span><text:span text:style-name="T3">ﮗ</text:span><text:span text:style-name="T1"> </text:span><text:span text:style-name="T3">ﮘ</text:span><text:span text:style-name="T1"> </text:span><text:span text:style-name="T3">ﮙ</text:span><text:span text:style-name="T1"> </text:span><text:span text:style-name="T3">ﮚ</text:span><text:span text:style-name="T1"> </text:span><text:span text:style-name="T3">ﮛ</text:span><text:span text:style-name="T1"> </text:span><text:span text:style-name="T3">ﮜ</text:span><text:span text:style-name="T1"> </text:span><text:span text:style-name="T3">ﮝ</text:span><text:span text:style-name="T1"> </text:span><text:span text:style-name="T3">ﮞ</text:span><text:span text:style-name="T1"> </text:span><text:span text:style-name="T3">ﮟ</text:span><text:span text:style-name="T1"> </text:span><text:span text:style-name="T3">ﮠ</text:span><text:span text:style-name="T1"> </text:span><text:span text:style-name="T3">ﮡ</text:span><text:span text:style-name="T1"> </text:span><text:span text:style-name="T3">ﮢ</text:span><text:span text:style-name="T1"> </text:span><text:span text:style-name="T3">ﮣ</text:span><text:span text:style-name="T1"> </text:span><text:span text:style-name="T3">ﮤ</text:span><text:span text:style-name="T1"> </text:span><text:span text:style-name="T3">ﮥ</text:span><text:span text:style-name="T1"> </text:span><text:span text:style-name="T3">ﮦ</text:span><text:span text:style-name="T1"> </text:span><text:span text:style-name="T3">ﮧ</text:span><text:span text:style-name="T1"> </text:span><text:span text:style-name="T3">ﮨ</text:span><text:span text:style-name="T1"> </text:span><text:span text:style-name="T3">ﮩ</text:span><text:span text:style-name="T1"> </text:span><text:span text:style-name="T3">ﮪﮫ</text:span><text:span text:style-name="T1"> </text:span><text:span text:style-name="T3">ﮬ</text:span><text:span text:style-name="T1"> </text:span><text:span text:style-name="T3">ﮭ</text:span><text:span text:style-name="T1"> </text:span><text:span text:style-name="T3">ﮮ</text:span><text:span text:style-name="T1"> </text:span><text:span text:style-name="T3">ﮯ</text:span><text:span text:style-name="T1"> </text:span><text:span text:style-name="T3">ﮰ</text:span><text:span text:style-name="T1"> </text:span><text:span text:style-name="T3">ﮱﯓ</text:span><text:span text:style-name="T1"> </text:span><text:span text:style-name="T3">ﯔ</text:span><text:span text:style-name="T1"> </text:span><text:span text:style-name="T3">ﯕ</text:span><text:span text:style-name="T1"> </text:span><text:span text:style-name="T3">ﯖﯗ</text:span><text:span text:style-name="T1"> </text:span><text:span text:style-name="T3">ﯘ</text:span><text:span text:style-name="T1"> </text:span><text:span text:style-name="T3">ﯙ</text:span><text:span text:style-name="T1"> </text:span><text:span text:style-name="T3">ﯚ</text:span><text:span text:style-name="T1"> </text:span><text:span text:style-name="T3">ﯛ</text:span><text:span text:style-name="T1"> </text:span><text:span text:style-name="T3">ﯜ</text:span><text:span text:style-name="T1"> </text:span><text:span text:style-name="T3">ﯝﯞ</text:span><text:span text:style-name="T1"> </text:span><text:span text:style-name="T3">ﯟ</text:span><text:span text:style-name="T1"> </text:span><text:span text:style-name="T3">ﯠ</text:span><text:span text:style-name="T1"> </text:span><text:span text:style-name="T3">ﯡ</text:span><text:span text:style-name="T1"> </text:span><text:span text:style-name="T3">ﯢ</text:span><text:span text:style-name="T1"> </text:span><text:span text:style-name="T3">ﯣ</text:span><text:span text:style-name="T1"> </text:span><text:span text:style-name="T3">ﯤ</text:span><text:span text:style-name="T1"> </text:span><text:span text:style-name="T3">ﯥ</text:span><text:span text:style-name="T1"> </text:span><text:span text:style-name="T3">ﯦ</text:span><text:span text:style-name="T1"> </text:span><text:span text:style-name="T3">ﯧ</text:span><text:span text:style-name="T1"> </text:span><text:span text:style-name="T3">ﯨ</text:span><text:span text:style-name="T1"> </text:span><text:span text:style-name="T3">ﯩﯪ</text:span><text:span text:style-name="T1"> </text:span><text:span text:style-name="T3">ﯫ</text:span><text:span text:style-name="T1"> </text:span><text:span text:style-name="T3">ﯬ</text:span><text:span text:style-name="T1"> </text:span><text:span text:style-name="T3">ﯭ</text:span><text:span text:style-name="T1"> </text:span><text:span text:style-name="T3">ﯮ</text:span><text:span text:style-name="T1"> </text:span><text:span text:style-name="T3">ﯯ</text:span><text:span text:style-name="T1"> </text:span><text:span text:style-name="T3">ﯰﯱ</text:span><text:span text:style-name="T1"> </text:span><text:span text:style-name="T3">ﯲ</text:span><text:span text:style-name="T1"> </text:span><text:span text:style-name="T3">ﯳ</text:span><text:span text:style-name="T1"> </text:span><text:span text:style-name="T3">ﯴ</text:span><text:span text:style-name="T1"> </text:span><text:span text:style-name="T3">ﯵ</text:span><text:span text:style-name="T1"> </text:span><text:span text:style-name="T3">ﯶ</text:span><text:span text:style-name="T1"> </text:span><text:span text:style-name="T3">ﯷ</text:span><text:span text:style-name="T1"> </text:span><text:span text:style-name="T3">ﯸ</text:span><text:span text:style-name="T1"> </text:span><text:span text:style-name="T3">ﯹﯺ</text:span><text:span text:style-name="T1"> </text:span><text:span text:style-name="T3">ﯻ</text:span><text:span text:style-name="T1"> </text:span><text:span text:style-name="T3">ﯼ</text:span><text:span text:style-name="T1"> </text:span><text:span text:style-name="T3">ﯽ</text:span><text:span text:style-name="T1"> </text:span><text:span text:style-name="T3">ﯾ</text:span><text:span text:style-name="T1"> </text:span><text:span text:style-name="T3">ﯿ</text:span><text:span text:style-name="T1"> </text:span><text:span text:style-name="T3">ﰀ</text:span><text:span text:style-name="T1"> </text:span><text:span text:style-name="T3">ﰁ</text:span><text:span text:style-name="T1"> </text:span><text:span text:style-name="T3">ﰂ</text:span><text:span text:style-name="T1"> </text:span><text:span text:style-name="T3">ﰃ</text:span><text:span text:style-name="T1"> </text:span><text:span text:style-name="T3">ﰄ</text:span><text:span text:style-name="T1"> </text:span><text:span text:style-name="T3">ﰅ</text:span><text:span text:style-name="T1"> </text:span><text:span text:style-name="T3">ﰆ</text:span></text:p>
      <text:p text:style-name="P2"><text:span text:style-name="T4">ﭑ</text:span><text:span text:style-name="T1"> </text:span><text:span text:style-name="T4">ﭒ</text:span><text:span text:style-name="T1"> </text:span><text:span text:style-name="T4">ﭓ</text:span><text:span text:style-name="T1"> </text:span><text:span text:style-name="T4">ﭔ</text:span><text:span text:style-name="T1"> </text:span><text:span text:style-name="T4">ﭕ</text:span><text:span text:style-name="T1"> </text:span><text:span text:style-name="T4">ﭖ</text:span><text:span text:style-name="T1"> </text:span><text:span text:style-name="T4">ﭗ</text:span><text:span text:style-name="T1"> </text:span><text:span text:style-name="T4">ﭘﭙ</text:span><text:span text:style-name="T1"> </text:span><text:span text:style-name="T4">ﭚ</text:span><text:span text:style-name="T1"> </text:span><text:span text:style-name="T4">ﭛ</text:span><text:span text:style-name="T1"> </text:span><text:span text:style-name="T4">ﭜﭝ</text:span><text:span text:style-name="T1"> </text:span><text:span text:style-name="T4">ﭞ</text:span><text:span text:style-name="T1"> </text:span><text:span text:style-name="T4">ﭟ</text:span><text:span text:style-name="T1"> </text:span><text:span text:style-name="T4">ﭠ</text:span><text:span text:style-name="T1"> </text:span><text:span text:style-name="T4">ﭡ</text:span><text:span text:style-name="T1"> </text:span><text:span text:style-name="T4">ﭢﭣ</text:span><text:span text:style-name="T1"> </text:span><text:span text:style-name="T4">ﭤ</text:span><text:span text:style-name="T1"> </text:span><text:span text:style-name="T4">ﭥ</text:span><text:span text:style-name="T1"> </text:span><text:span text:style-name="T4">ﭦ</text:span><text:span text:style-name="T1"> </text:span><text:span text:style-name="T4">ﭧ</text:span><text:span text:style-name="T1"> </text:span><text:span text:style-name="T4">ﭨ</text:span><text:span text:style-name="T1"> </text:span><text:span text:style-name="T4">ﭩ</text:span><text:span text:style-name="T1"> </text:span><text:span text:style-name="T4">ﭪ</text:span><text:span text:style-name="T1"> </text:span><text:span text:style-name="T4">ﭫ</text:span><text:span text:style-name="T1"> </text:span><text:span text:style-name="T4">ﭬ</text:span><text:span text:style-name="T1"> </text:span><text:span text:style-name="T4">ﭭ</text:span><text:span text:style-name="T1"> </text:span><text:span text:style-name="T4">ﭮ</text:span><text:span text:style-name="T1"> </text:span><text:span text:style-name="T4">ﭯ</text:span><text:span text:style-name="T1"> </text:span><text:span text:style-name="T4">ﭰ</text:span><text:span text:style-name="T1"> </text:span><text:span text:style-name="T4">ﭱ</text:span><text:span text:style-name="T1"> </text:span><text:span text:style-name="T4">ﭲ</text:span><text:span text:style-name="T1"> </text:span><text:span text:style-name="T4">ﭳ</text:span><text:span text:style-name="T1"> </text:span><text:span text:style-name="T4">ﭴ</text:span><text:span text:style-name="T1"> </text:span><text:span text:style-name="T4">ﭵﭶ</text:span><text:span text:style-name="T1"> </text:span><text:span text:style-name="T4">ﭷ</text:span><text:span text:style-name="T1"> </text:span><text:span text:style-name="T4">ﭸ</text:span><text:span text:style-name="T1"> </text:span><text:span text:style-name="T4">ﭹ</text:span><text:span text:style-name="T1"> </text:span><text:span text:style-name="T4">ﭺ</text:span><text:span text:style-name="T1"> </text:span><text:span text:style-name="T4">ﭻ</text:span><text:span text:style-name="T1"> </text:span><text:span text:style-name="T4">ﭼ</text:span><text:span text:style-name="T1"> </text:span><text:span text:style-name="T4">ﭽ</text:span><text:span text:style-name="T1"> </text:span><text:span text:style-name="T4">ﭾ</text:span><text:span text:style-name="T1"> </text:span><text:span text:style-name="T4">ﭿ</text:span><text:span text:style-name="T1"> </text:span><text:span text:style-name="T4">ﮀ</text:span><text:span text:style-name="T1"> </text:span><text:span text:style-name="T4">ﮁ</text:span><text:span text:style-name="T1"> </text:span><text:span text:style-name="T4">ﮂ</text:span><text:span text:style-name="T1"> </text:span><text:span text:style-name="T4">ﮃ</text:span><text:span text:style-name="T1"> </text:span><text:span text:style-name="T4">ﮄ</text:span><text:span text:style-name="T1"> </text:span><text:span text:style-name="T4">ﮅ</text:span><text:span text:style-name="T1"> </text:span><text:span text:style-name="T4">ﮆ</text:span><text:span text:style-name="T1"> </text:span><text:span text:style-name="T4">ﮇ</text:span><text:span text:style-name="T1"> </text:span><text:span text:style-name="T4">ﮈ</text:span><text:span text:style-name="T1"> </text:span><text:span text:style-name="T4">ﮉ</text:span><text:span text:style-name="T1"> </text:span><text:span text:style-name="T4">ﮊ</text:span><text:span text:style-name="T1"> </text:span><text:span text:style-name="T4">ﮋ</text:span><text:span text:style-name="T1"> </text:span><text:span text:style-name="T4">ﮌ</text:span><text:span text:style-name="T1"> </text:span><text:span text:style-name="T4">ﮍﮎ</text:span><text:span text:style-name="T1"> </text:span><text:span text:style-name="T4">ﮏ</text:span><text:span text:style-name="T1"> </text:span><text:span text:style-name="T4">ﮐ</text:span><text:span text:style-name="T1"> </text:span><text:span text:style-name="T4">ﮑ</text:span><text:span text:style-name="T1"> </text:span><text:span text:style-name="T4">ﮒﮓ</text:span><text:span text:style-name="T1"> </text:span><text:span text:style-name="T4">ﮔ</text:span><text:span text:style-name="T1"> </text:span><text:span text:style-name="T4">ﮕ</text:span><text:span text:style-name="T1"> </text:span><text:span text:style-name="T4">ﮖ</text:span><text:span text:style-name="T1"> </text:span><text:span text:style-name="T4">ﮗ</text:span><text:span text:style-name="T1"> </text:span><text:span text:style-name="T4">ﮘ</text:span><text:span text:style-name="T1"> </text:span><text:span text:style-name="T4">ﮙ</text:span><text:span text:style-name="T1"> </text:span><text:span text:style-name="T4">ﮚ</text:span><text:span text:style-name="T1"> </text:span><text:span text:style-name="T4">ﮛ</text:span><text:span text:style-name="T1"> </text:span><text:span text:style-name="T4">ﮜ</text:span><text:span text:style-name="T1"> </text:span><text:span text:style-name="T4">ﮝ</text:span><text:span text:style-name="T1"> </text:span><text:span text:style-name="T4">ﮞ</text:span><text:span text:style-name="T1"> </text:span><text:span text:style-name="T4">ﮟ</text:span><text:span text:style-name="T1"> </text:span><text:span text:style-name="T4">ﮠ</text:span><text:span text:style-name="T1"> </text:span><text:span text:style-name="T4">ﮡ</text:span><text:span text:style-name="T1"> </text:span><text:span text:style-name="T4">ﮢ</text:span><text:span text:style-name="T1"> </text:span><text:span text:style-name="T4">ﮣ</text:span><text:span text:style-name="T1"> </text:span><text:span text:style-name="T4">ﮤ</text:span><text:span text:style-name="T1"> </text:span><text:span text:style-name="T4">ﮥﮦ</text:span><text:span text:style-name="T1"> </text:span><text:span text:style-name="T4">ﮧ</text:span><text:span text:style-name="T1"> </text:span><text:span text:style-name="T4">ﮨ</text:span><text:span text:style-name="T1"> </text:span><text:span text:style-name="T4">ﮩ</text:span><text:span text:style-name="T1"> </text:span><text:span text:style-name="T4">ﮪ</text:span><text:span text:style-name="T1"> </text:span><text:span text:style-name="T4">ﮫ</text:span><text:span text:style-name="T1"> </text:span><text:span text:style-name="T4">ﮬ</text:span><text:span text:style-name="T1"> </text:span><text:span text:style-name="T4">ﮭ</text:span><text:span text:style-name="T1"> </text:span><text:span text:style-name="T4">ﮮ</text:span><text:span text:style-name="T1"> </text:span><text:span text:style-name="T4">ﮯ</text:span><text:span text:style-name="T1"> </text:span><text:span text:style-name="T4">ﮰ</text:span><text:span text:style-name="T1"> </text:span><text:span text:style-name="T4">ﮱ</text:span><text:span text:style-name="T1"> </text:span><text:span text:style-name="T4">ﯓ</text:span><text:span text:style-name="T1"> </text:span><text:span text:style-name="T4">ﯔ</text:span><text:span text:style-name="T1"> </text:span><text:span text:style-name="T4">ﯕ</text:span><text:span text:style-name="T1"> </text:span><text:span text:style-name="T4">ﯖ</text:span><text:span text:style-name="T1"> </text:span><text:span text:style-name="T4">ﯗ</text:span><text:span text:style-name="T1"> </text:span><text:span text:style-name="T4">ﯘ</text:span><text:span text:style-name="T1"> </text:span><text:span text:style-name="T4">ﯙ</text:span><text:span text:style-name="T1"> </text:span><text:span text:style-name="T4">ﯚ</text:span><text:span text:style-name="T1"> </text:span><text:span text:style-name="T4">ﯛﯜ</text:span><text:span text:style-name="T1"> </text:span><text:span text:style-name="T4">ﯝ</text:span><text:span text:style-name="T1"> </text:span><text:span text:style-name="T4">ﯞ</text:span><text:span text:style-name="T1"> </text:span><text:span text:style-name="T4">ﯟ</text:span><text:span text:style-name="T1"> </text:span><text:span text:style-name="T4">ﯠ</text:span><text:span text:style-name="T1"> </text:span><text:span text:style-name="T4">ﯡ</text:span><text:span text:style-name="T1"> </text:span><text:span text:style-name="T4">ﯢ</text:span><text:span text:style-name="T1"> </text:span><text:span text:style-name="T4">ﯣ</text:span><text:span text:style-name="T1"> </text:span></text:p>
      <text:p text:style-name="P20"><text:span text:style-name="T4">ﯤ</text:span><text:span text:style-name="T1"> </text:span><text:span text:style-name="T4">ﯥ</text:span><text:span text:style-name="T1"> </text:span><text:span text:style-name="T4">ﯦ</text:span><text:span text:style-name="T1"> </text:span><text:span text:style-name="T4">ﯧ</text:span><text:span text:style-name="T1"> </text:span><text:span text:style-name="T4">ﯨ</text:span><text:span text:style-name="T1"> </text:span><text:span text:style-name="T4">ﯩ</text:span><text:span text:style-name="T1"> </text:span><text:span text:style-name="T4">ﯪ</text:span><text:span text:style-name="T1"> </text:span><text:span text:style-name="T4">ﯫ</text:span><text:span text:style-name="T1"> </text:span><text:span text:style-name="T4">ﯬ</text:span><text:span text:style-name="T1"> </text:span><text:span text:style-name="T4">ﯭ</text:span><text:span text:style-name="T1"> </text:span><text:span text:style-name="T4">ﯮ</text:span><text:span text:style-name="T1"> </text:span><text:span text:style-name="T4">ﯯ</text:span><text:span text:style-name="T1"> </text:span><text:span text:style-name="T4">ﯰ</text:span><text:span text:style-name="T1"> </text:span><text:span text:style-name="T4">ﯱ</text:span><text:span text:style-name="T1"> </text:span><text:span text:style-name="T4">ﯲﯳ</text:span><text:span text:style-name="T1"> </text:span><text:span text:style-name="T4">ﯴ</text:span><text:span text:style-name="T1"> </text:span><text:span text:style-name="T4">ﯵ</text:span><text:span text:style-name="T1"> </text:span><text:span text:style-name="T4">ﯶ</text:span><text:span text:style-name="T1"> </text:span><text:span text:style-name="T4">ﯷ</text:span><text:span text:style-name="T1"> </text:span><text:span text:style-name="T4">ﯸ</text:span><text:span text:style-name="T1"> </text:span><text:span text:style-name="T4">ﯹ</text:span><text:span text:style-name="T1"> </text:span><text:span text:style-name="T4">ﯺ</text:span><text:span text:style-name="T1"> </text:span><text:span text:style-name="T4">ﯻ</text:span><text:span text:style-name="T1"> </text:span><text:span text:style-name="T4">ﯼﯽ</text:span><text:span text:style-name="T1"> </text:span><text:span text:style-name="T4">ﯾ</text:span><text:span text:style-name="T1"> </text:span><text:span text:style-name="T4">ﯿ</text:span><text:span text:style-name="T1"> </text:span><text:span text:style-name="T4">ﰀ</text:span><text:span text:style-name="T1"> </text:span><text:span text:style-name="T4">ﰁ</text:span><text:span text:style-name="T1"> </text:span><text:span text:style-name="T4">ﰂ</text:span><text:span text:style-name="T1"> </text:span><text:span text:style-name="T4">ﰃﰄ</text:span><text:span text:style-name="T1"> </text:span><text:span text:style-name="T4">ﰅ</text:span><text:span text:style-name="T1"> </text:span><text:span text:style-name="T4">ﰆ</text:span><text:span text:style-name="T1"> </text:span><text:span text:style-name="T4">ﰇ</text:span><text:span text:style-name="T1"> </text:span><text:span text:style-name="T4">ﰈ</text:span><text:span text:style-name="T1"> </text:span><text:span text:style-name="T4">ﰉ</text:span><text:span text:style-name="T1"> </text:span><text:span text:style-name="T4">ﰊ</text:span></text:p>
      <text:p text:style-name="P3"><text:span text:style-name="T5">ﭑ</text:span><text:span text:style-name="T1"> </text:span><text:span text:style-name="T5">ﭒ</text:span><text:span text:style-name="T1"> </text:span><text:span text:style-name="T5">ﭓ</text:span><text:span text:style-name="T1"> </text:span><text:span text:style-name="T5">ﭔ</text:span><text:span text:style-name="T1"> </text:span><text:span text:style-name="T5">ﭕ</text:span><text:span text:style-name="T1"> </text:span><text:span text:style-name="T5">ﭖ</text:span><text:span text:style-name="T1"> </text:span><text:span text:style-name="T5">ﭗ</text:span><text:span text:style-name="T1"> </text:span><text:span text:style-name="T5">ﭘ</text:span><text:span text:style-name="T1"> </text:span><text:span text:style-name="T5">ﭙ</text:span><text:span text:style-name="T1"> </text:span><text:span text:style-name="T5">ﭚ</text:span><text:span text:style-name="T1"> </text:span><text:span text:style-name="T5">ﭛ</text:span><text:span text:style-name="T1"> </text:span><text:span text:style-name="T5">ﭜ</text:span><text:span text:style-name="T1"> </text:span><text:span text:style-name="T5">ﭝ</text:span><text:span text:style-name="T1"> </text:span><text:span text:style-name="T5">ﭞ</text:span><text:span text:style-name="T1"> </text:span><text:span text:style-name="T5">ﭟ</text:span><text:span text:style-name="T1"> </text:span><text:span text:style-name="T5">ﭠ</text:span><text:span text:style-name="T1"> </text:span><text:span text:style-name="T5">ﭡ</text:span><text:span text:style-name="T1"> </text:span><text:span text:style-name="T5">ﭢ</text:span><text:span text:style-name="T1"> </text:span><text:span text:style-name="T5">ﭣ</text:span><text:span text:style-name="T1"> </text:span><text:span text:style-name="T5">ﭤ</text:span><text:span text:style-name="T1"> </text:span><text:span text:style-name="T5">ﭥ</text:span><text:span text:style-name="T1"> </text:span><text:span text:style-name="T5">ﭦ</text:span><text:span text:style-name="T1"> </text:span><text:span text:style-name="T5">ﭧﭨ</text:span><text:span text:style-name="T1"> </text:span><text:span text:style-name="T5">ﭩ</text:span><text:span text:style-name="T1"> </text:span><text:span text:style-name="T5">ﭪ</text:span><text:span text:style-name="T1"> </text:span><text:span text:style-name="T5">ﭫ</text:span><text:span text:style-name="T1"> </text:span><text:span text:style-name="T5">ﭬ</text:span><text:span text:style-name="T1"> </text:span><text:span text:style-name="T5">ﭭ</text:span><text:span text:style-name="T1"> </text:span><text:span text:style-name="T5">ﭮ</text:span><text:span text:style-name="T1"> </text:span><text:span text:style-name="T5">ﭯ</text:span><text:span text:style-name="T1"> </text:span><text:span text:style-name="T5">ﭰ</text:span><text:span text:style-name="T1"> </text:span><text:span text:style-name="T5">ﭱ</text:span><text:span text:style-name="T1"> </text:span><text:span text:style-name="T5">ﭲ</text:span><text:span text:style-name="T1"> </text:span><text:span text:style-name="T5">ﭳ</text:span><text:span text:style-name="T1"> </text:span><text:span text:style-name="T5">ﭴ</text:span><text:span text:style-name="T1"> </text:span><text:span text:style-name="T5">ﭵ</text:span><text:span text:style-name="T1"> </text:span><text:span text:style-name="T5">ﭶ</text:span><text:span text:style-name="T1"> </text:span><text:span text:style-name="T5">ﭷ</text:span><text:span text:style-name="T1"> </text:span><text:span text:style-name="T5">ﭸ</text:span><text:span text:style-name="T1"> </text:span><text:span text:style-name="T5">ﭹ</text:span><text:span text:style-name="T1"> </text:span><text:span text:style-name="T5">ﭺ</text:span><text:span text:style-name="T1"> </text:span><text:span text:style-name="T5">ﭻ</text:span><text:span text:style-name="T1"> </text:span><text:span text:style-name="T5">ﭼ</text:span><text:span text:style-name="T1"> </text:span><text:span text:style-name="T5">ﭽ</text:span><text:span text:style-name="T1"> </text:span><text:span text:style-name="T5">ﭾ</text:span><text:span text:style-name="T1"> </text:span><text:span text:style-name="T5">ﭿ</text:span><text:span text:style-name="T1"> </text:span><text:span text:style-name="T5">ﮀ</text:span><text:span text:style-name="T1"> </text:span><text:span text:style-name="T5">ﮁ</text:span><text:span text:style-name="T1"> </text:span><text:span text:style-name="T5">ﮂ</text:span><text:span text:style-name="T1"> </text:span><text:span text:style-name="T5">ﮃ</text:span><text:span text:style-name="T1"> </text:span><text:span text:style-name="T5">ﮄ</text:span><text:span text:style-name="T1"> </text:span><text:span text:style-name="T5">ﮅ</text:span><text:span text:style-name="T1"> </text:span><text:span text:style-name="T5">ﮆ</text:span><text:span text:style-name="T1"> </text:span><text:span text:style-name="T5">ﮇ</text:span><text:span text:style-name="T1"> </text:span><text:span text:style-name="T5">ﮈ</text:span><text:span text:style-name="T1"> </text:span><text:span text:style-name="T5">ﮉﮊ</text:span><text:span text:style-name="T1"> </text:span><text:span text:style-name="T5">ﮋ</text:span><text:span text:style-name="T1"> </text:span><text:span text:style-name="T5">ﮌ</text:span><text:span text:style-name="T1"> </text:span><text:span text:style-name="T5">ﮍ</text:span><text:span text:style-name="T1"> </text:span><text:span text:style-name="T5">ﮎ</text:span><text:span text:style-name="T1"> </text:span><text:span text:style-name="T5">ﮏ</text:span><text:span text:style-name="T1"> </text:span><text:span text:style-name="T5">ﮐ</text:span><text:span text:style-name="T1"> </text:span><text:span text:style-name="T5">ﮑ</text:span><text:span text:style-name="T1"> </text:span><text:span text:style-name="T5">ﮒ</text:span><text:span text:style-name="T1"> </text:span><text:span text:style-name="T5">ﮓ</text:span><text:span text:style-name="T1"> </text:span><text:span text:style-name="T5">ﮔ</text:span><text:span text:style-name="T1"> </text:span><text:span text:style-name="T5">ﮕ</text:span><text:span text:style-name="T1"> </text:span><text:span text:style-name="T5">ﮖ</text:span><text:span text:style-name="T1"> </text:span><text:span text:style-name="T5">ﮗ</text:span><text:span text:style-name="T1"> </text:span><text:span text:style-name="T5">ﮘ</text:span><text:span text:style-name="T1"> </text:span><text:span text:style-name="T5">ﮙ</text:span><text:span text:style-name="T1"> </text:span><text:span text:style-name="T5">ﮚ</text:span><text:span text:style-name="T1"> </text:span><text:span text:style-name="T5">ﮛ</text:span><text:span text:style-name="T1"> </text:span><text:span text:style-name="T5">ﮜ</text:span><text:span text:style-name="T1"> </text:span><text:span text:style-name="T5">ﮝ</text:span><text:span text:style-name="T1"> </text:span><text:span text:style-name="T5">ﮞ</text:span><text:span text:style-name="T1"> </text:span><text:span text:style-name="T5">ﮟﮠ</text:span><text:span text:style-name="T1"> </text:span><text:span text:style-name="T5">ﮡ</text:span><text:span text:style-name="T1"> </text:span><text:span text:style-name="T5">ﮢ</text:span><text:span text:style-name="T1"> </text:span><text:span text:style-name="T5">ﮣ</text:span><text:span text:style-name="T1"> </text:span><text:span text:style-name="T5">ﮤ</text:span><text:span text:style-name="T1"> </text:span><text:span text:style-name="T5">ﮥ</text:span><text:span text:style-name="T1"> </text:span><text:span text:style-name="T5">ﮦ</text:span><text:span text:style-name="T1"> </text:span><text:span text:style-name="T5">ﮧ</text:span><text:span text:style-name="T1"> </text:span><text:span text:style-name="T5">ﮨ</text:span><text:span text:style-name="T1"> </text:span><text:span text:style-name="T5">ﮩ</text:span><text:span text:style-name="T1"> </text:span><text:span text:style-name="T5">ﮪ</text:span><text:span text:style-name="T1"> </text:span><text:span text:style-name="T5">ﮫﮬ</text:span><text:span text:style-name="T1"> </text:span><text:span text:style-name="T5">ﮭ</text:span><text:span text:style-name="T1"> </text:span><text:span text:style-name="T5">ﮮ</text:span><text:span text:style-name="T1"> </text:span><text:span text:style-name="T5">ﮯ</text:span><text:span text:style-name="T1"> </text:span><text:span text:style-name="T5">ﮰ</text:span><text:span text:style-name="T1"> </text:span><text:span text:style-name="T5">ﮱ</text:span><text:span text:style-name="T1"> </text:span><text:span text:style-name="T5">ﯓ</text:span><text:span text:style-name="T1"> </text:span><text:span text:style-name="T5">ﯔ</text:span><text:span text:style-name="T1"> </text:span><text:span text:style-name="T5">ﯕ</text:span><text:span text:style-name="T1"> </text:span><text:span text:style-name="T5">ﯖ</text:span><text:span text:style-name="T1"> </text:span><text:span text:style-name="T5">ﯗ</text:span><text:span text:style-name="T1"> </text:span><text:span text:style-name="T5">ﯘﯙ</text:span><text:span text:style-name="T1"> </text:span><text:span text:style-name="T5">ﯚ</text:span><text:span text:style-name="T1"> </text:span><text:span text:style-name="T5">ﯛ</text:span><text:span text:style-name="T1"> </text:span><text:span text:style-name="T5">ﯜ</text:span><text:span text:style-name="T1"> </text:span><text:span text:style-name="T5">ﯝ</text:span><text:span text:style-name="T1"> </text:span><text:span text:style-name="T5">ﯞﯟ</text:span><text:span text:style-name="T1"> </text:span><text:span text:style-name="T5">ﯠ</text:span><text:span text:style-name="T1"> </text:span><text:span text:style-name="T5">ﯡ</text:span><text:span text:style-name="T1"> </text:span><text:span text:style-name="T5">ﯢ</text:span><text:span text:style-name="T1"> </text:span><text:span text:style-name="T5">ﯣ</text:span><text:span text:style-name="T1"> </text:span><text:span text:style-name="T5">ﯤ</text:span><text:span text:style-name="T1"> </text:span><text:span text:style-name="T5">ﯥ</text:span><text:span text:style-name="T1"> </text:span><text:span text:style-name="T5">ﯦ</text:span><text:span text:style-name="T1"> </text:span><text:span text:style-name="T5">ﯧﯨ</text:span><text:span text:style-name="T1"> </text:span><text:span text:style-name="T5">ﯩ</text:span><text:span text:style-name="T1"> </text:span><text:span text:style-name="T5">ﯪ</text:span><text:span text:style-name="T1"> </text:span><text:span text:style-name="T5">ﯫ</text:span><text:span text:style-name="T1"> </text:span><text:span text:style-name="T5">ﯬ</text:span><text:span text:style-name="T1"> </text:span><text:span text:style-name="T5">ﯭ</text:span><text:span text:style-name="T1"> </text:span><text:span text:style-name="T5">ﯮ</text:span><text:span text:style-name="T1"> </text:span><text:span text:style-name="T5">ﯯﯰ</text:span><text:span text:style-name="T1"> </text:span><text:span text:style-name="T5">ﯱ</text:span><text:span text:style-name="T1"> </text:span><text:span text:style-name="T5">ﯲ</text:span><text:span text:style-name="T1"> </text:span><text:span text:style-name="T5">ﯳ</text:span><text:span text:style-name="T1"> </text:span><text:span text:style-name="T5">ﯴ</text:span><text:span text:style-name="T1"> </text:span><text:span text:style-name="T5">ﯵ</text:span><text:span text:style-name="T1"> </text:span><text:span text:style-name="T5">ﯶ</text:span></text:p>
      <text:p text:style-name="P4"><text:span text:style-name="T6">ﭑ</text:span><text:span text:style-name="T1"> </text:span><text:span text:style-name="T6">ﭒ</text:span><text:span text:style-name="T1"> </text:span><text:span text:style-name="T6">ﭓ</text:span><text:span text:style-name="T1"> </text:span><text:span text:style-name="T6">ﭔ</text:span><text:span text:style-name="T1"> </text:span><text:span text:style-name="T6">ﭕ</text:span><text:span text:style-name="T1"> </text:span><text:span text:style-name="T6">ﭖ</text:span><text:span text:style-name="T1"> </text:span><text:span text:style-name="T6">ﭗ</text:span><text:span text:style-name="T1"> </text:span><text:span text:style-name="T6">ﭘ</text:span><text:span text:style-name="T1"> </text:span><text:span text:style-name="T6">ﭙ</text:span><text:span text:style-name="T1"> </text:span><text:span text:style-name="T6">ﭚ</text:span><text:span text:style-name="T1"> </text:span><text:span text:style-name="T6">ﭛﭜ</text:span><text:span text:style-name="T1"> </text:span><text:span text:style-name="T6">ﭝ</text:span><text:span text:style-name="T1"> </text:span><text:span text:style-name="T6">ﭞ</text:span><text:span text:style-name="T1"> </text:span><text:span text:style-name="T6">ﭟ</text:span><text:span text:style-name="T1"> </text:span><text:span text:style-name="T6">ﭠ</text:span><text:span text:style-name="T1"> </text:span><text:span text:style-name="T6">ﭡ</text:span><text:span text:style-name="T1"> </text:span><text:span text:style-name="T6">ﭢ</text:span><text:span text:style-name="T1"> </text:span><text:span text:style-name="T6">ﭣ</text:span><text:span text:style-name="T1"> </text:span><text:span text:style-name="T6">ﭤ</text:span><text:span text:style-name="T1"> </text:span><text:span text:style-name="T6">ﭥ</text:span><text:span text:style-name="T1"> </text:span><text:span text:style-name="T6">ﭦﭧ</text:span><text:span text:style-name="T1"> </text:span><text:span text:style-name="T6">ﭨ</text:span><text:span text:style-name="T1"> </text:span><text:span text:style-name="T6">ﭩ</text:span><text:span text:style-name="T1"> </text:span><text:span text:style-name="T6">ﭪ</text:span><text:span text:style-name="T1"> </text:span><text:span text:style-name="T6">ﭫ</text:span><text:span text:style-name="T1"> </text:span><text:span text:style-name="T6">ﭬ</text:span><text:span text:style-name="T1"> </text:span><text:span text:style-name="T6">ﭭ</text:span><text:span text:style-name="T1"> </text:span><text:span text:style-name="T6">ﭮﭯ</text:span><text:span text:style-name="T1"> </text:span><text:span text:style-name="T6">ﭰ</text:span><text:span text:style-name="T1"> </text:span><text:span text:style-name="T6">ﭱ</text:span><text:span text:style-name="T1"> </text:span><text:span text:style-name="T6">ﭲ</text:span><text:span text:style-name="T1"> </text:span><text:span text:style-name="T6">ﭳﭴ</text:span><text:span text:style-name="T1"> </text:span><text:span text:style-name="T6">ﭵ</text:span><text:span text:style-name="T1"> </text:span><text:span text:style-name="T6">ﭶ</text:span><text:span text:style-name="T1"> </text:span><text:span text:style-name="T6">ﭷ</text:span><text:span text:style-name="T1"> </text:span><text:span text:style-name="T6">ﭸ</text:span><text:span text:style-name="T1"> </text:span><text:span text:style-name="T6">ﭹ</text:span><text:span text:style-name="T1"> </text:span><text:span text:style-name="T6">ﭺ</text:span><text:span text:style-name="T1"> </text:span><text:span text:style-name="T6">ﭻ</text:span><text:span text:style-name="T1"> </text:span><text:span text:style-name="T6">ﭼ</text:span><text:span text:style-name="T1"> </text:span><text:span text:style-name="T6">ﭽ</text:span><text:span text:style-name="T1"> </text:span><text:span text:style-name="T6">ﭾ</text:span><text:span text:style-name="T1"> </text:span><text:span text:style-name="T6">ﭿ</text:span><text:span text:style-name="T1"> </text:span><text:span text:style-name="T6">ﮀ</text:span><text:span text:style-name="T1"> </text:span><text:span text:style-name="T6">ﮁ</text:span><text:span text:style-name="T1"> </text:span><text:span text:style-name="T6">ﮂﮃ</text:span><text:span text:style-name="T1"> </text:span><text:span text:style-name="T6">ﮄ</text:span><text:span text:style-name="T1"> </text:span><text:span text:style-name="T6">ﮅ</text:span><text:span text:style-name="T1"> </text:span><text:span text:style-name="T6">ﮆ</text:span><text:span text:style-name="T1"> </text:span><text:span text:style-name="T6">ﮇ</text:span><text:span text:style-name="T1"> </text:span><text:span text:style-name="T6">ﮈﮉ</text:span><text:span text:style-name="T1"> </text:span><text:span text:style-name="T6">ﮊ</text:span><text:span text:style-name="T1"> </text:span><text:span text:style-name="T6">ﮋ</text:span><text:span text:style-name="T1"> </text:span><text:span text:style-name="T6">ﮌ</text:span><text:span text:style-name="T1"> </text:span><text:span text:style-name="T6">ﮍ</text:span><text:span text:style-name="T1"> </text:span><text:span text:style-name="T6">ﮎ</text:span><text:span text:style-name="T1"> </text:span><text:span text:style-name="T6">ﮏﮐ</text:span><text:span text:style-name="T1"> </text:span><text:span text:style-name="T6">ﮑ</text:span><text:span text:style-name="T1"> </text:span><text:span text:style-name="T6">ﮒ</text:span><text:span text:style-name="T1"> </text:span><text:span text:style-name="T6">ﮓ</text:span><text:span text:style-name="T1"> </text:span><text:span text:style-name="T6">ﮔ</text:span><text:span text:style-name="T1"> </text:span><text:span text:style-name="T6">ﮕ</text:span><text:span text:style-name="T1"> </text:span><text:span text:style-name="T6">ﮖ</text:span><text:span text:style-name="T1"> </text:span><text:span text:style-name="T6">ﮗ</text:span><text:span text:style-name="T1"> </text:span><text:span text:style-name="T6">ﮘ</text:span><text:span text:style-name="T1"> </text:span><text:span text:style-name="T6">ﮙ</text:span><text:span text:style-name="T1"> </text:span><text:span text:style-name="T6">ﮚ</text:span><text:span text:style-name="T1"> </text:span><text:span text:style-name="T6">ﮛ</text:span><text:span text:style-name="T1"> </text:span><text:span text:style-name="T6">ﮜ</text:span><text:span text:style-name="T1"> </text:span><text:span text:style-name="T6">ﮝ</text:span><text:span text:style-name="T1"> </text:span><text:span text:style-name="T6">ﮞ</text:span><text:span text:style-name="T1"> </text:span><text:span text:style-name="T6">ﮟ</text:span><text:span text:style-name="T1"> </text:span><text:span text:style-name="T6">ﮠ</text:span><text:span text:style-name="T1"> </text:span><text:span text:style-name="T6">ﮡ</text:span><text:span text:style-name="T1"> </text:span><text:span text:style-name="T6">ﮢ</text:span><text:span text:style-name="T1"> </text:span><text:span text:style-name="T6">ﮣ</text:span><text:span text:style-name="T1"> </text:span><text:span text:style-name="T6">ﮤ</text:span><text:span text:style-name="T1"> </text:span><text:span text:style-name="T6">ﮥ</text:span><text:span text:style-name="T1"> </text:span><text:span text:style-name="T6">ﮦ</text:span><text:span text:style-name="T1"> </text:span><text:span text:style-name="T6">ﮧ</text:span><text:span text:style-name="T1"> </text:span><text:span text:style-name="T6">ﮨ</text:span><text:span text:style-name="T1"> </text:span><text:span text:style-name="T6">ﮩ</text:span><text:span text:style-name="T1"> </text:span><text:span text:style-name="T6">ﮪ</text:span><text:span text:style-name="T1"> </text:span><text:span text:style-name="T6">ﮫ</text:span><text:span text:style-name="T1"> </text:span><text:span text:style-name="T6">ﮬ</text:span><text:span text:style-name="T1"> </text:span><text:span text:style-name="T6">ﮭ</text:span><text:span text:style-name="T1"> </text:span><text:span text:style-name="T6">ﮮ</text:span><text:span text:style-name="T1"> </text:span><text:span text:style-name="T6">ﮯ</text:span><text:span text:style-name="T1"> </text:span><text:span text:style-name="T6">ﮰﮱ</text:span><text:span text:style-name="T1"> </text:span><text:span text:style-name="T6">ﯓ</text:span><text:span text:style-name="T1"> </text:span><text:span text:style-name="T6">ﯔ</text:span><text:span text:style-name="T1"> </text:span><text:span text:style-name="T6">ﯕ</text:span><text:span text:style-name="T1"> </text:span><text:span text:style-name="T6">ﯖ</text:span><text:span text:style-name="T1"> </text:span><text:span text:style-name="T6">ﯗ</text:span><text:span text:style-name="T1"> </text:span><text:span text:style-name="T6">ﯘ</text:span><text:span text:style-name="T1"> </text:span><text:span text:style-name="T6">ﯙ</text:span><text:span text:style-name="T1"> </text:span><text:span text:style-name="T6">ﯚ</text:span><text:span text:style-name="T1"> </text:span><text:span text:style-name="T6">ﯛ</text:span><text:span text:style-name="T1"> </text:span><text:span text:style-name="T6">ﯜ</text:span><text:span text:style-name="T1"> </text:span><text:span text:style-name="T6">ﯝ</text:span><text:span text:style-name="T1"> </text:span><text:span text:style-name="T6">ﯞ</text:span><text:span text:style-name="T1"> </text:span><text:span text:style-name="T6">ﯟ</text:span><text:span text:style-name="T1"> </text:span><text:span text:style-name="T6">ﯠ</text:span><text:span text:style-name="T1"> </text:span><text:span text:style-name="T6">ﯡ</text:span><text:span text:style-name="T1"> </text:span><text:span text:style-name="T6">ﯢ</text:span><text:span text:style-name="T1"> </text:span><text:span text:style-name="T6">ﯣ</text:span><text:span text:style-name="T1"> </text:span><text:span text:style-name="T6">ﯤ</text:span><text:span text:style-name="T1"> </text:span><text:span text:style-name="T6">ﯥ</text:span><text:span text:style-name="T1"> </text:span><text:span text:style-name="T6">ﯦ</text:span><text:span text:style-name="T1"> </text:span><text:span text:style-name="T6">ﯧ</text:span><text:span text:style-name="T1"> </text:span><text:span text:style-name="T6">ﯨ</text:span><text:span text:style-name="T1"> </text:span><text:span text:style-name="T6">ﯩ</text:span><text:span text:style-name="T1"> </text:span><text:span text:style-name="T6">ﯪ</text:span><text:span text:style-name="T1"> </text:span><text:span text:style-name="T6">ﯫ</text:span><text:span text:style-name="T1"> </text:span><text:span text:style-name="T6">ﯬ</text:span><text:span text:style-name="T1"> </text:span><text:span text:style-name="T6">ﯭ</text:span></text:p>
      <text:p text:style-name="P5"><text:span text:style-name="T7">ﭑ</text:span><text:span text:style-name="T1"> </text:span><text:span text:style-name="T7">ﭒ</text:span><text:span text:style-name="T1"> </text:span><text:span text:style-name="T7">ﭓ</text:span><text:span text:style-name="T1"> </text:span><text:span text:style-name="T7">ﭔ</text:span><text:span text:style-name="T1"> </text:span><text:span text:style-name="T7">ﭕ</text:span><text:span text:style-name="T1"> </text:span><text:span text:style-name="T7">ﭖ</text:span><text:span text:style-name="T1"> </text:span><text:span text:style-name="T7">ﭗ</text:span><text:span text:style-name="T1"> </text:span><text:span text:style-name="T7">ﭘ</text:span><text:span text:style-name="T1"> </text:span><text:span text:style-name="T7">ﭙ</text:span><text:span text:style-name="T1"> </text:span><text:span text:style-name="T7">ﭚ</text:span><text:span text:style-name="T1"> </text:span><text:span text:style-name="T7">ﭛ</text:span><text:span text:style-name="T1"> </text:span><text:span text:style-name="T7">ﭜ</text:span><text:span text:style-name="T1"> </text:span><text:span text:style-name="T7">ﭝﭞ</text:span><text:span text:style-name="T1"> </text:span><text:span text:style-name="T7">ﭟ</text:span><text:span text:style-name="T1"> </text:span><text:span text:style-name="T7">ﭠ</text:span><text:span text:style-name="T1"> </text:span><text:span text:style-name="T7">ﭡ</text:span><text:span text:style-name="T1"> </text:span><text:span text:style-name="T7">ﭢ</text:span><text:span text:style-name="T1"> </text:span><text:span text:style-name="T7">ﭣ</text:span><text:span text:style-name="T1"> </text:span><text:span text:style-name="T7">ﭤ</text:span><text:span text:style-name="T1"> </text:span><text:span text:style-name="T7">ﭥﭦ</text:span><text:span text:style-name="T1"> </text:span><text:span text:style-name="T7">ﭧ</text:span><text:span text:style-name="T1"> </text:span><text:span text:style-name="T7">ﭨ</text:span><text:span text:style-name="T1"> </text:span><text:span text:style-name="T7">ﭩ</text:span><text:span text:style-name="T1"> </text:span><text:span text:style-name="T7">ﭪ</text:span><text:span text:style-name="T1"> </text:span><text:span text:style-name="T7">ﭫﭬ</text:span><text:span text:style-name="T1"> </text:span><text:span text:style-name="T7">ﭭ</text:span><text:span text:style-name="T1"> </text:span><text:span text:style-name="T7">ﭮ</text:span><text:span text:style-name="T1"> </text:span><text:span text:style-name="T7">ﭯ</text:span><text:span text:style-name="T1"> </text:span><text:span text:style-name="T7">ﭰ</text:span><text:span text:style-name="T1"> </text:span><text:span text:style-name="T7">ﭱ</text:span><text:span text:style-name="T1"> </text:span><text:span text:style-name="T7">ﭲ</text:span><text:span text:style-name="T1"> </text:span><text:span text:style-name="T7">ﭳ</text:span><text:span text:style-name="T1"> </text:span><text:span text:style-name="T7">ﭴ</text:span><text:span text:style-name="T1"> </text:span><text:span text:style-name="T7">ﭵ</text:span><text:span text:style-name="T1"> </text:span><text:span text:style-name="T7">ﭶ</text:span><text:span text:style-name="T1"> </text:span><text:span text:style-name="T7">ﭷ</text:span><text:span text:style-name="T1"> </text:span><text:span text:style-name="T7">ﭸﭹ</text:span><text:span text:style-name="T1"> </text:span><text:span text:style-name="T7">ﭺ</text:span><text:span text:style-name="T1"> </text:span><text:span text:style-name="T7">ﭻ</text:span><text:span text:style-name="T1"> </text:span><text:span text:style-name="T7">ﭼ</text:span><text:span text:style-name="T1"> </text:span><text:span text:style-name="T7">ﭽ</text:span><text:span text:style-name="T1"> </text:span><text:span text:style-name="T7">ﭾﭿ</text:span><text:span text:style-name="T1"> </text:span><text:span text:style-name="T7">ﮀ</text:span><text:span text:style-name="T1"> </text:span><text:span text:style-name="T7">ﮁ</text:span><text:span text:style-name="T1"> </text:span><text:span text:style-name="T7">ﮂ</text:span><text:span text:style-name="T1"> </text:span><text:span text:style-name="T7">ﮃ</text:span><text:span text:style-name="T1"> </text:span><text:span text:style-name="T7">ﮄ</text:span><text:span text:style-name="T1"> </text:span><text:span text:style-name="T7">ﮅ</text:span><text:span text:style-name="T1"> </text:span><text:span text:style-name="T7">ﮆ</text:span><text:span text:style-name="T1"> </text:span><text:span text:style-name="T7">ﮇ</text:span><text:span text:style-name="T1"> </text:span><text:span text:style-name="T7">ﮈﮉ</text:span><text:span text:style-name="T1"> </text:span><text:span text:style-name="T7">ﮊ</text:span><text:span text:style-name="T1"> </text:span><text:span text:style-name="T7">ﮋ</text:span><text:span text:style-name="T1"> </text:span><text:span text:style-name="T7">ﮌ</text:span><text:span text:style-name="T1"> </text:span><text:span text:style-name="T7">ﮍ</text:span><text:span text:style-name="T1"> </text:span><text:span text:style-name="T7">ﮎ</text:span><text:span text:style-name="T1"> </text:span><text:span text:style-name="T7">ﮏ</text:span><text:span text:style-name="T1"> </text:span><text:span text:style-name="T7">ﮐ</text:span><text:span text:style-name="T1"> </text:span><text:span text:style-name="T7">ﮑ</text:span><text:span text:style-name="T1"> </text:span><text:span text:style-name="T7">ﮒ</text:span><text:span text:style-name="T1"> </text:span><text:span text:style-name="T7">ﮓ</text:span><text:span text:style-name="T1"> </text:span><text:span text:style-name="T7">ﮔ</text:span><text:span text:style-name="T1"> </text:span><text:span text:style-name="T7">ﮕ</text:span><text:span text:style-name="T1"> </text:span><text:span text:style-name="T7">ﮖ</text:span><text:span text:style-name="T1"> </text:span><text:span text:style-name="T7">ﮗ</text:span><text:span text:style-name="T1"> </text:span><text:span text:style-name="T7">ﮘ</text:span><text:span text:style-name="T1"> </text:span><text:span text:style-name="T7">ﮙ</text:span><text:span text:style-name="T1"> </text:span><text:span text:style-name="T7">ﮚ</text:span><text:span text:style-name="T1"> </text:span><text:span text:style-name="T7">ﮛ</text:span><text:span text:style-name="T1"> </text:span><text:span text:style-name="T7">ﮜ</text:span><text:span text:style-name="T1"> </text:span><text:span text:style-name="T7">ﮝ</text:span><text:span text:style-name="T1"> </text:span><text:span text:style-name="T7">ﮞ</text:span><text:span text:style-name="T1"> </text:span><text:span text:style-name="T7">ﮟ</text:span><text:span text:style-name="T1"> </text:span><text:span text:style-name="T7">ﮠ</text:span><text:span text:style-name="T1"> </text:span><text:span text:style-name="T7">ﮡ</text:span><text:span text:style-name="T1"> </text:span><text:span text:style-name="T7">ﮢ</text:span><text:span text:style-name="T1"> </text:span><text:span text:style-name="T7">ﮣ</text:span><text:span text:style-name="T1"> </text:span><text:span text:style-name="T7">ﮤ</text:span><text:span text:style-name="T1"> </text:span><text:span text:style-name="T7">ﮥ</text:span><text:span text:style-name="T1"> </text:span><text:span text:style-name="T7">ﮦ</text:span><text:span text:style-name="T1"> </text:span><text:span text:style-name="T7">ﮧ</text:span><text:span text:style-name="T1"> </text:span><text:span text:style-name="T7">ﮨ</text:span><text:span text:style-name="T1"> </text:span><text:span text:style-name="T7">ﮩ</text:span><text:span text:style-name="T1"> </text:span><text:span text:style-name="T7">ﮪ</text:span><text:span text:style-name="T1"> </text:span><text:span text:style-name="T7">ﮫ</text:span><text:span text:style-name="T1"> </text:span><text:span text:style-name="T7">ﮬ</text:span><text:span text:style-name="T1"> </text:span><text:span text:style-name="T7">ﮭ</text:span><text:span text:style-name="T1"> </text:span><text:span text:style-name="T7">ﮮ</text:span><text:span text:style-name="T1"> </text:span><text:span text:style-name="T7">ﮯ</text:span><text:span text:style-name="T1"> </text:span><text:span text:style-name="T7">ﮰ</text:span><text:span text:style-name="T1"> </text:span><text:span text:style-name="T7">ﮱ</text:span><text:span text:style-name="T1"> </text:span><text:span text:style-name="T7">ﯓ</text:span><text:span text:style-name="T1"> </text:span><text:span text:style-name="T7">ﯔ</text:span><text:span text:style-name="T1"> </text:span><text:span text:style-name="T7">ﯕ</text:span><text:span text:style-name="T1"> </text:span><text:span text:style-name="T7">ﯖ</text:span><text:span text:style-name="T1"> </text:span><text:span text:style-name="T7">ﯗ</text:span><text:span text:style-name="T1"> </text:span><text:span text:style-name="T7">ﯘ</text:span><text:span text:style-name="T1"> </text:span><text:span text:style-name="T7">ﯙ</text:span><text:span text:style-name="T1"> </text:span><text:span text:style-name="T7">ﯚ</text:span><text:span text:style-name="T1"> </text:span><text:span text:style-name="T7">ﯛﯜ</text:span><text:span text:style-name="T1"> </text:span><text:span text:style-name="T7">ﯝ</text:span><text:span text:style-name="T1"> </text:span><text:span text:style-name="T7">ﯞ</text:span><text:span text:style-name="T1"> </text:span><text:span text:style-name="T7">ﯟ</text:span><text:span text:style-name="T1"> </text:span><text:span text:style-name="T7">ﯠ</text:span><text:span text:style-name="T1"> </text:span><text:span text:style-name="T7">ﯡ</text:span><text:span text:style-name="T1"> </text:span><text:span text:style-name="T7">ﯢ</text:span><text:span text:style-name="T1"> </text:span><text:span text:style-name="T7">ﯣ</text:span><text:span text:style-name="T1"> </text:span><text:span text:style-name="T7">ﯤ</text:span><text:span text:style-name="T1"> </text:span><text:span text:style-name="T7">ﯥ</text:span><text:span text:style-name="T1"> </text:span><text:span text:style-name="T7">ﯦ</text:span><text:span text:style-name="T1"> </text:span><text:span text:style-name="T7">ﯧ</text:span><text:span text:style-name="T1"> </text:span><text:span text:style-name="T7">ﯨ</text:span><text:span text:style-name="T1"> </text:span><text:span text:style-name="T7">ﯩ</text:span><text:span text:style-name="T1"> </text:span><text:span text:style-name="T7">ﯪ</text:span><text:span text:style-name="T1"> </text:span><text:span text:style-name="T7">ﯫ</text:span><text:span text:style-name="T1"> </text:span><text:span text:style-name="T7">ﯬ</text:span><text:span text:style-name="T1"> </text:span><text:span text:style-name="T7">ﯭﯮ</text:span><text:span text:style-name="T1"> </text:span><text:span text:style-name="T7">ﯯ</text:span><text:span text:style-name="T1"> </text:span><text:span text:style-name="T7">ﯰ</text:span><text:span text:style-name="T1"> </text:span><text:span text:style-name="T7">ﯱ</text:span><text:span text:style-name="T1"> </text:span><text:span text:style-name="T7">ﯲﯳ</text:span><text:span text:style-name="T1"> </text:span><text:span text:style-name="T7">ﯴ</text:span><text:span text:style-name="T1"> </text:span><text:span text:style-name="T7">ﯵ</text:span><text:span text:style-name="T1"> </text:span><text:span text:style-name="T7">ﯶ</text:span><text:span text:style-name="T1"> </text:span><text:span text:style-name="T7">ﯷ</text:span><text:span text:style-name="T1"> </text:span><text:span text:style-name="T7">ﯸ</text:span><text:span text:style-name="T1"> </text:span><text:span text:style-name="T7">ﯹ</text:span><text:span text:style-name="T1"> </text:span><text:span text:style-name="T7">ﯺ</text:span><text:span text:style-name="T1"> </text:span><text:span text:style-name="T7">ﯻ</text:span><text:span text:style-name="T1"> </text:span><text:span text:style-name="T7">ﯼ</text:span><text:span text:style-name="T1"> </text:span><text:span text:style-name="T7">ﯽﯾ</text:span><text:span text:style-name="T1"> </text:span><text:span text:style-name="T7">ﯿ</text:span><text:span text:style-name="T1"> </text:span><text:span text:style-name="T7">ﰀ</text:span><text:span text:style-name="T1"> </text:span><text:span text:style-name="T7">ﰁ</text:span><text:span text:style-name="T1"> </text:span><text:span text:style-name="T7">ﰂ</text:span><text:span text:style-name="T1"> </text:span><text:span text:style-name="T7">ﰃ</text:span><text:span text:style-name="T1"> </text:span><text:span text:style-name="T7">ﰄ</text:span><text:span text:style-name="T1"> </text:span><text:span text:style-name="T7">ﰅ</text:span><text:span text:style-name="T1"> </text:span><text:span text:style-name="T7">ﰆ</text:span><text:span text:style-name="T1"> </text:span><text:span text:style-name="T7">ﰇ</text:span><text:span text:style-name="T1"> </text:span><text:span text:style-name="T7">ﰈ</text:span></text:p>
      <text:p text:style-name="P6"><text:span text:style-name="T8">ﭑ</text:span><text:span text:style-name="T1"> </text:span><text:span text:style-name="T8">ﭒ</text:span><text:span text:style-name="T1"> </text:span><text:span text:style-name="T8">ﭓ</text:span><text:span text:style-name="T1"> </text:span><text:span text:style-name="T8">ﭔ</text:span><text:span text:style-name="T1"> </text:span><text:span text:style-name="T8">ﭕ</text:span><text:span text:style-name="T1"> </text:span><text:span text:style-name="T8">ﭖ</text:span><text:span text:style-name="T1"> </text:span><text:span text:style-name="T8">ﭗ</text:span><text:span text:style-name="T1"> </text:span><text:span text:style-name="T8">ﭘ</text:span><text:span text:style-name="T1"> </text:span><text:span text:style-name="T8">ﭙ</text:span><text:span text:style-name="T1"> </text:span><text:span text:style-name="T8">ﭚﭛ</text:span><text:span text:style-name="T1"> </text:span><text:span text:style-name="T8">ﭜ</text:span><text:span text:style-name="T1"> </text:span><text:span text:style-name="T8">ﭝ</text:span><text:span text:style-name="T1"> </text:span><text:span text:style-name="T8">ﭞ</text:span><text:span text:style-name="T1"> </text:span><text:span text:style-name="T8">ﭟﭠ</text:span><text:span text:style-name="T1"> </text:span><text:span text:style-name="T8">ﭡ</text:span><text:span text:style-name="T1"> </text:span><text:span text:style-name="T8">ﭢ</text:span><text:span text:style-name="T1"> </text:span><text:span text:style-name="T8">ﭣ</text:span><text:span text:style-name="T1"> </text:span><text:span text:style-name="T8">ﭤ</text:span><text:span text:style-name="T1"> </text:span><text:span text:style-name="T8">ﭥ</text:span><text:span text:style-name="T1"> </text:span><text:span text:style-name="T8">ﭦ</text:span><text:span text:style-name="T1"> </text:span><text:span text:style-name="T8">ﭧ</text:span><text:span text:style-name="T1"> </text:span><text:span text:style-name="T8">ﭨﭩ</text:span><text:span text:style-name="T1"> </text:span><text:span text:style-name="T8">ﭪ</text:span><text:span text:style-name="T1"> </text:span><text:span text:style-name="T8">ﭫ</text:span><text:span text:style-name="T1"> </text:span><text:span text:style-name="T8">ﭬ</text:span><text:span text:style-name="T1"> </text:span><text:span text:style-name="T8">ﭭ</text:span><text:span text:style-name="T1"> </text:span><text:span text:style-name="T8">ﭮ</text:span><text:span text:style-name="T1"> </text:span><text:span text:style-name="T8">ﭯ</text:span><text:span text:style-name="T1"> </text:span><text:span text:style-name="T8">ﭰ</text:span><text:span text:style-name="T1"> </text:span><text:span text:style-name="T8">ﭱ</text:span><text:span text:style-name="T1"> </text:span><text:span text:style-name="T8">ﭲ</text:span><text:span text:style-name="T1"> </text:span><text:span text:style-name="T8">ﭳ</text:span><text:span text:style-name="T1"> </text:span><text:span text:style-name="T8">ﭴ</text:span><text:span text:style-name="T1"> </text:span><text:span text:style-name="T8">ﭵﭶ</text:span><text:span text:style-name="T1"> </text:span><text:span text:style-name="T8">ﭷ</text:span><text:span text:style-name="T1"> </text:span><text:span text:style-name="T8">ﭸ</text:span><text:span text:style-name="T1"> </text:span><text:span text:style-name="T8">ﭹ</text:span><text:span text:style-name="T1"> </text:span><text:span text:style-name="T8">ﭺ</text:span><text:span text:style-name="T1"> </text:span><text:span text:style-name="T8">ﭻ</text:span><text:span text:style-name="T1"> </text:span><text:span text:style-name="T8">ﭼ</text:span><text:span text:style-name="T1"> </text:span><text:span text:style-name="T8">ﭽ</text:span><text:span text:style-name="T1"> </text:span><text:span text:style-name="T8">ﭾ</text:span><text:span text:style-name="T1"> </text:span><text:span text:style-name="T8">ﭿ</text:span><text:span text:style-name="T1"> </text:span><text:span text:style-name="T8">ﮀ</text:span><text:span text:style-name="T1"> </text:span><text:span text:style-name="T8">ﮁ</text:span><text:span text:style-name="T1"> </text:span><text:span text:style-name="T8">ﮂ</text:span><text:span text:style-name="T1"> </text:span><text:span text:style-name="T8">ﮃ</text:span><text:span text:style-name="T1"> </text:span><text:span text:style-name="T8">ﮄ</text:span><text:span text:style-name="T1"> </text:span><text:span text:style-name="T8">ﮅ</text:span><text:span text:style-name="T1"> </text:span><text:span text:style-name="T8">ﮆ</text:span><text:span text:style-name="T1"> </text:span><text:span text:style-name="T8">ﮇﮈ</text:span><text:span text:style-name="T1"> </text:span><text:span text:style-name="T8">ﮉ</text:span><text:span text:style-name="T1"> </text:span><text:span text:style-name="T8">ﮊ</text:span><text:span text:style-name="T1"> </text:span><text:span text:style-name="T8">ﮋ</text:span><text:span text:style-name="T1"> </text:span><text:span text:style-name="T8">ﮌﮍ</text:span><text:span text:style-name="T1"> </text:span><text:span text:style-name="T8">ﮎ</text:span><text:span text:style-name="T1"> </text:span><text:span text:style-name="T8">ﮏ</text:span><text:span text:style-name="T1"> </text:span><text:span text:style-name="T8">ﮐ</text:span><text:span text:style-name="T1"> </text:span><text:span text:style-name="T8">ﮑ</text:span><text:span text:style-name="T1"> </text:span><text:span text:style-name="T8">ﮒ</text:span><text:span text:style-name="T1"> </text:span><text:span text:style-name="T8">ﮓ</text:span><text:span text:style-name="T1"> </text:span><text:span text:style-name="T8">ﮔ</text:span><text:span text:style-name="T1"> </text:span><text:span text:style-name="T8">ﮕ</text:span><text:span text:style-name="T1"> </text:span><text:span text:style-name="T8">ﮖ</text:span><text:span text:style-name="T1"> </text:span><text:span text:style-name="T8">ﮗ</text:span><text:span text:style-name="T1"> </text:span><text:span text:style-name="T8">ﮘ</text:span><text:span text:style-name="T1"> </text:span><text:span text:style-name="T8">ﮙ</text:span><text:span text:style-name="T1"> </text:span><text:span text:style-name="T8">ﮚ</text:span><text:span text:style-name="T1"> </text:span><text:span text:style-name="T8">ﮛ</text:span><text:span text:style-name="T1"> </text:span><text:span text:style-name="T8">ﮜ</text:span><text:span text:style-name="T1"> </text:span><text:span text:style-name="T8">ﮝﮞ</text:span><text:span text:style-name="T1"> </text:span><text:span text:style-name="T8">ﮟ</text:span><text:span text:style-name="T1"> </text:span><text:span text:style-name="T8">ﮠ</text:span><text:span text:style-name="T1"> </text:span><text:span text:style-name="T8">ﮡ</text:span><text:span text:style-name="T1"> </text:span><text:span text:style-name="T8">ﮢ</text:span><text:span text:style-name="T1"> </text:span><text:span text:style-name="T8">ﮣ</text:span><text:span text:style-name="T1"> </text:span><text:span text:style-name="T8">ﮤﮥ</text:span><text:span text:style-name="T1"> </text:span><text:span text:style-name="T8">ﮦ</text:span><text:span text:style-name="T1"> </text:span><text:span text:style-name="T8">ﮧ</text:span><text:span text:style-name="T1"> </text:span><text:span text:style-name="T8">ﮨ</text:span><text:span text:style-name="T1"> </text:span><text:span text:style-name="T8">ﮩ</text:span><text:span text:style-name="T1"> </text:span><text:span text:style-name="T8">ﮪ</text:span><text:span text:style-name="T1"> </text:span><text:span text:style-name="T8">ﮫ</text:span><text:span text:style-name="T1"> </text:span><text:span text:style-name="T8">ﮬ</text:span><text:span text:style-name="T1"> </text:span><text:span text:style-name="T8">ﮭ</text:span><text:span text:style-name="T1"> </text:span><text:span text:style-name="T8">ﮮﮯ</text:span><text:span text:style-name="T1"> </text:span><text:span text:style-name="T8">ﮰ</text:span><text:span text:style-name="T1"> </text:span><text:span text:style-name="T8">ﮱ</text:span><text:span text:style-name="T1"> </text:span><text:span text:style-name="T8">ﯓ</text:span><text:span text:style-name="T1"> </text:span><text:span text:style-name="T8">ﯔ</text:span><text:span text:style-name="T1"> </text:span><text:span text:style-name="T8">ﯕ</text:span><text:span text:style-name="T1"> </text:span><text:span text:style-name="T8">ﯖ</text:span><text:span text:style-name="T1"> </text:span><text:span text:style-name="T8">ﯗ</text:span><text:span text:style-name="T1"> </text:span><text:span text:style-name="T8">ﯘ</text:span><text:span text:style-name="T1"> </text:span><text:span text:style-name="T8">ﯙﯚ</text:span><text:span text:style-name="T1"> </text:span><text:span text:style-name="T8">ﯛ</text:span><text:span text:style-name="T1"> </text:span><text:span text:style-name="T8">ﯜ</text:span><text:span text:style-name="T1"> </text:span><text:span text:style-name="T8">ﯝ</text:span><text:span text:style-name="T1"> </text:span><text:span text:style-name="T8">ﯞ</text:span><text:span text:style-name="T1"> </text:span><text:span text:style-name="T8">ﯟ</text:span><text:span text:style-name="T1"> </text:span><text:span text:style-name="T8">ﯠ</text:span><text:span text:style-name="T1"> </text:span><text:span text:style-name="T8">ﯡ</text:span><text:span text:style-name="T1"> </text:span><text:span text:style-name="T8">ﯢ</text:span><text:span text:style-name="T1"> </text:span><text:span text:style-name="T8">ﯣ</text:span><text:span text:style-name="T1"> </text:span><text:span text:style-name="T8">ﯤ</text:span><text:span text:style-name="T1"> </text:span><text:span text:style-name="T8">ﯥ</text:span><text:span text:style-name="T1"> </text:span><text:span text:style-name="T8">ﯦﯧ</text:span><text:span text:style-name="T1"> </text:span><text:span text:style-name="T8">ﯨ</text:span><text:span text:style-name="T1"> </text:span><text:span text:style-name="T8">ﯩ</text:span><text:span text:style-name="T1"> </text:span><text:span text:style-name="T8">ﯪﯫ</text:span><text:span text:style-name="T1"> </text:span><text:span text:style-name="T8">ﯬ</text:span><text:span text:style-name="T1"> </text:span><text:span text:style-name="T8">ﯭ</text:span><text:span text:style-name="T1"> </text:span><text:span text:style-name="T8">ﯮ</text:span><text:span text:style-name="T1"> </text:span><text:span text:style-name="T8">ﯯ</text:span><text:span text:style-name="T1"> </text:span><text:span text:style-name="T8">ﯰﯱ</text:span><text:span text:style-name="T1"> </text:span><text:span text:style-name="T8">ﯲ</text:span><text:span text:style-name="T1"> </text:span><text:span text:style-name="T8">ﯳ</text:span><text:span text:style-name="T1"> </text:span><text:span text:style-name="T8">ﯴ</text:span><text:span text:style-name="T1"> </text:span><text:span text:style-name="T8">ﯵ</text:span><text:span text:style-name="T1"> </text:span><text:span text:style-name="T8">ﯶﯷ</text:span><text:span text:style-name="T1"> </text:span><text:span text:style-name="T8">ﯸ</text:span><text:span text:style-name="T1"> </text:span><text:span text:style-name="T8">ﯹﯺ</text:span><text:span text:style-name="T1"> </text:span><text:span text:style-name="T8">ﯻ</text:span><text:span text:style-name="T1"> </text:span><text:span text:style-name="T8">ﯼﯽ</text:span><text:span text:style-name="T1"> </text:span><text:span text:style-name="T8">ﯾ</text:span><text:span text:style-name="T1"> </text:span><text:span text:style-name="T8">ﯿ</text:span><text:span text:style-name="T1"> </text:span><text:span text:style-name="T8">ﰀ</text:span><text:span text:style-name="T1"> </text:span><text:span text:style-name="T8">ﰁ</text:span><text:span text:style-name="T1"> </text:span><text:span text:style-name="T8">ﰂ</text:span></text:p>
      <text:p text:style-name="P7"><text:span text:style-name="T9">ﭒ</text:span><text:span text:style-name="T1"> </text:span><text:span text:style-name="T9">ﭓ</text:span><text:span text:style-name="T1"> </text:span><text:span text:style-name="T9">ﭔ</text:span><text:span text:style-name="T1"> </text:span><text:span text:style-name="T9">ﭕ</text:span><text:span text:style-name="T1"> </text:span><text:span text:style-name="T9">ﭖ</text:span><text:span text:style-name="T1"> </text:span><text:span text:style-name="T9">ﭗ</text:span><text:span text:style-name="T1"> </text:span><text:span text:style-name="T9">ﭘ</text:span><text:span text:style-name="T1"> </text:span><text:span text:style-name="T9">ﭙ</text:span><text:span text:style-name="T1"> </text:span><text:span text:style-name="T9">ﭚﭛ</text:span><text:span text:style-name="T1"> </text:span><text:span text:style-name="T9">ﭜ</text:span><text:span text:style-name="T1"> </text:span><text:span text:style-name="T9">ﭝ</text:span><text:span text:style-name="T1"> </text:span><text:span text:style-name="T9">ﭞ</text:span><text:span text:style-name="T1"> </text:span><text:span text:style-name="T9">ﭟ</text:span><text:span text:style-name="T1"> </text:span><text:span text:style-name="T9">ﭠ</text:span><text:span text:style-name="T1"> </text:span><text:span text:style-name="T9">ﭡ</text:span><text:span text:style-name="T1"> </text:span><text:span text:style-name="T9">ﭢ</text:span><text:span text:style-name="T1"> </text:span><text:span text:style-name="T9">ﭣ</text:span><text:span text:style-name="T1"> </text:span><text:span text:style-name="T9">ﭤ</text:span><text:span text:style-name="T1"> </text:span><text:span text:style-name="T9">ﭥ</text:span><text:span text:style-name="T1"> </text:span><text:span text:style-name="T9">ﭦﭧ</text:span><text:span text:style-name="T1"> </text:span><text:span text:style-name="T9">ﭨ</text:span><text:span text:style-name="T1"> </text:span><text:span text:style-name="T9">ﭩ</text:span><text:span text:style-name="T1"> </text:span><text:span text:style-name="T9">ﭪﭫ</text:span><text:span text:style-name="T1"> </text:span><text:span text:style-name="T9">ﭬ</text:span><text:span text:style-name="T1"> </text:span><text:span text:style-name="T9">ﭭ</text:span><text:span text:style-name="T1"> </text:span><text:span text:style-name="T9">ﭮ</text:span><text:span text:style-name="T1"> </text:span><text:span text:style-name="T9">ﭯ</text:span><text:span text:style-name="T1"> </text:span><text:span text:style-name="T9">ﭰﭱ</text:span><text:span text:style-name="T1"> </text:span><text:span text:style-name="T9">ﭲ</text:span><text:span text:style-name="T1"> </text:span><text:span text:style-name="T9">ﭳ</text:span><text:span text:style-name="T1"> </text:span><text:span text:style-name="T9">ﭴ</text:span><text:span text:style-name="T1"> </text:span><text:span text:style-name="T9">ﭵ</text:span><text:span text:style-name="T1"> </text:span><text:span text:style-name="T9">ﭶ</text:span><text:span text:style-name="T1"> </text:span><text:span text:style-name="T9">ﭷ</text:span><text:span text:style-name="T1"> </text:span><text:span text:style-name="T9">ﭸ</text:span><text:span text:style-name="T1"> </text:span><text:span text:style-name="T9">ﭹ</text:span><text:span text:style-name="T1"> </text:span><text:span text:style-name="T9">ﭺ</text:span><text:span text:style-name="T1"> </text:span><text:span text:style-name="T9">ﭻ</text:span><text:span text:style-name="T1"> </text:span><text:span text:style-name="T9">ﭼ</text:span><text:span text:style-name="T1"> </text:span><text:span text:style-name="T9">ﭽﭾ</text:span><text:span text:style-name="T1"> </text:span><text:span text:style-name="T9">ﭿ</text:span><text:span text:style-name="T1"> </text:span><text:span text:style-name="T9">ﮀ</text:span><text:span text:style-name="T1"> </text:span><text:span text:style-name="T9">ﮁ</text:span><text:span text:style-name="T1"> </text:span><text:span text:style-name="T9">ﮂ</text:span><text:span text:style-name="T1"> </text:span><text:span text:style-name="T9">ﮃ</text:span><text:span text:style-name="T1"> </text:span><text:span text:style-name="T9">ﮄ</text:span><text:span text:style-name="T1"> </text:span><text:span text:style-name="T9">ﮅ</text:span><text:span text:style-name="T1"> </text:span><text:span text:style-name="T9">ﮆ</text:span><text:span text:style-name="T1"> </text:span><text:span text:style-name="T9">ﮇ</text:span><text:span text:style-name="T1"> </text:span><text:span text:style-name="T9">ﮈﮉ</text:span><text:span text:style-name="T1"> </text:span><text:span text:style-name="T9">ﮊ</text:span><text:span text:style-name="T1"> </text:span><text:span text:style-name="T9">ﮋ</text:span><text:span text:style-name="T1"> </text:span><text:span text:style-name="T9">ﮌ</text:span><text:span text:style-name="T1"> </text:span><text:span text:style-name="T9">ﮍ</text:span><text:span text:style-name="T1"> </text:span><text:span text:style-name="T9">ﮎ</text:span><text:span text:style-name="T1"> </text:span><text:span text:style-name="T9">ﮏﮐ</text:span><text:span text:style-name="T1"> </text:span><text:span text:style-name="T9">ﮑ</text:span><text:span text:style-name="T1"> </text:span><text:span text:style-name="T9">ﮒ</text:span><text:span text:style-name="T1"> </text:span><text:span text:style-name="T9">ﮓ</text:span><text:span text:style-name="T1"> </text:span><text:span text:style-name="T9">ﮔ</text:span><text:span text:style-name="T1"> </text:span><text:span text:style-name="T9">ﮕ</text:span><text:span text:style-name="T1"> </text:span><text:span text:style-name="T9">ﮖ</text:span><text:span text:style-name="T1"> </text:span><text:span text:style-name="T9">ﮗ</text:span><text:span text:style-name="T1"> </text:span><text:span text:style-name="T9">ﮘ</text:span><text:span text:style-name="T1"> </text:span><text:span text:style-name="T9">ﮙ</text:span><text:span text:style-name="T1"> </text:span><text:span text:style-name="T9">ﮚ</text:span><text:span text:style-name="T1"> </text:span><text:span text:style-name="T9">ﮛ</text:span><text:span text:style-name="T1"> </text:span><text:span text:style-name="T9">ﮜ</text:span><text:span text:style-name="T1"> </text:span><text:span text:style-name="T9">ﮝ</text:span><text:span text:style-name="T1"> </text:span><text:span text:style-name="T9">ﮞﮟ</text:span><text:span text:style-name="T1"> </text:span><text:span text:style-name="T9">ﮠ</text:span><text:span text:style-name="T1"> </text:span><text:span text:style-name="T9">ﮡ</text:span><text:span text:style-name="T1"> </text:span><text:span text:style-name="T9">ﮢ</text:span><text:span text:style-name="T1"> </text:span><text:span text:style-name="T9">ﮣ</text:span><text:span text:style-name="T1"> </text:span><text:span text:style-name="T9">ﮤ</text:span><text:span text:style-name="T1"> </text:span><text:span text:style-name="T9">ﮥ</text:span><text:span text:style-name="T1"> </text:span><text:span text:style-name="T9">ﮦ</text:span><text:span text:style-name="T1"> </text:span><text:span text:style-name="T9">ﮧ</text:span><text:span text:style-name="T1"> </text:span><text:span text:style-name="T9">ﮨ</text:span><text:span text:style-name="T1"> </text:span><text:span text:style-name="T9">ﮩ</text:span><text:span text:style-name="T1"> </text:span><text:span text:style-name="T9">ﮪ</text:span><text:span text:style-name="T1"> </text:span><text:span text:style-name="T9">ﮫﮬ</text:span><text:span text:style-name="T1"> </text:span><text:span text:style-name="T9">ﮭ</text:span><text:span text:style-name="T1"> </text:span><text:span text:style-name="T9">ﮮ</text:span><text:span text:style-name="T1"> </text:span><text:span text:style-name="T9">ﮯﮰ</text:span><text:span text:style-name="T1"> </text:span><text:span text:style-name="T9">ﮱ</text:span><text:span text:style-name="T1"> </text:span><text:span text:style-name="T9">ﯓ</text:span><text:span text:style-name="T1"> </text:span><text:span text:style-name="T9">ﯔ</text:span><text:span text:style-name="T1"> </text:span><text:span text:style-name="T9">ﯕ</text:span><text:span text:style-name="T1"> </text:span><text:span text:style-name="T9">ﯖ</text:span><text:span text:style-name="T1"> </text:span><text:span text:style-name="T9">ﯗ</text:span><text:span text:style-name="T1"> </text:span><text:span text:style-name="T9">ﯘ</text:span><text:span text:style-name="T1"> </text:span><text:span text:style-name="T9">ﯙ</text:span><text:span text:style-name="T1"> </text:span><text:span text:style-name="T9">ﯚ</text:span><text:span text:style-name="T1"> </text:span><text:span text:style-name="T9">ﯛ</text:span><text:span text:style-name="T1"> </text:span><text:span text:style-name="T9">ﯜﯝ</text:span><text:span text:style-name="T1"> </text:span><text:span text:style-name="T9">ﯞ</text:span><text:span text:style-name="T1"> </text:span><text:span text:style-name="T9">ﯟ</text:span><text:span text:style-name="T1"> </text:span><text:span text:style-name="T9">ﯠ</text:span><text:span text:style-name="T1"> </text:span><text:span text:style-name="T9">ﯡ</text:span><text:span text:style-name="T1"> </text:span><text:span text:style-name="T9">ﯢ</text:span><text:span text:style-name="T1"> </text:span><text:span text:style-name="T9">ﯣﯤ</text:span><text:span text:style-name="T1"> </text:span><text:span text:style-name="T9">ﯥ</text:span><text:span text:style-name="T1"> </text:span><text:span text:style-name="T9">ﯦ</text:span><text:span text:style-name="T1"> </text:span><text:span text:style-name="T9">ﯧ</text:span><text:span text:style-name="T1"> </text:span><text:span text:style-name="T9">ﯨ</text:span><text:span text:style-name="T1"> </text:span><text:span text:style-name="T9">ﯩ</text:span><text:span text:style-name="T1"> </text:span><text:span text:style-name="T9">ﯪ</text:span><text:span text:style-name="T1"> </text:span><text:span text:style-name="T9">ﯫﯬ</text:span><text:span text:style-name="T1"> </text:span><text:span text:style-name="T9">ﯭ</text:span><text:span text:style-name="T1"> </text:span><text:span text:style-name="T9">ﯮ</text:span><text:span text:style-name="T1"> </text:span><text:span text:style-name="T9">ﯯ</text:span><text:span text:style-name="T1"> </text:span><text:span text:style-name="T9">ﯰ</text:span><text:span text:style-name="T1"> </text:span><text:span text:style-name="T9">ﯱ</text:span><text:span text:style-name="T1"> </text:span><text:span text:style-name="T9">ﯲ</text:span><text:span text:style-name="T1"> </text:span><text:span text:style-name="T9">ﯳ</text:span><text:span text:style-name="T1"> </text:span><text:span text:style-name="T9">ﯴ</text:span><text:span text:style-name="T1"> </text:span><text:span text:style-name="T9">ﯵ</text:span><text:span text:style-name="T1"> </text:span><text:span text:style-name="T9">ﯶ</text:span><text:span text:style-name="T1"> </text:span><text:span text:style-name="T9">ﯷﯸ</text:span><text:span text:style-name="T1"> </text:span><text:span text:style-name="T9">ﯹ</text:span><text:span text:style-name="T1"> </text:span><text:span text:style-name="T9">ﯺ</text:span><text:span text:style-name="T1"> </text:span><text:span text:style-name="T9">ﯻ</text:span><text:span text:style-name="T1"> </text:span><text:span text:style-name="T9">ﯼ</text:span><text:span text:style-name="T1"> </text:span><text:span text:style-name="T9">ﯽ</text:span><text:span text:style-name="T1"> </text:span><text:span text:style-name="T9">ﯾ</text:span><text:span text:style-name="T1"> </text:span><text:span text:style-name="T9">ﯿ</text:span><text:span text:style-name="T1"> </text:span><text:span text:style-name="T9">ﰀﰁ</text:span><text:span text:style-name="T1"> </text:span><text:span text:style-name="T9">ﰂ</text:span><text:span text:style-name="T1"> </text:span><text:span text:style-name="T9">ﰃ</text:span><text:span text:style-name="T1"> </text:span><text:span text:style-name="T9">ﰄ</text:span><text:span text:style-name="T1"> </text:span><text:span text:style-name="T9">ﰅ</text:span><text:span text:style-name="T1"> </text:span><text:span text:style-name="T9">ﰆﰇ</text:span><text:span text:style-name="T1"> </text:span><text:span text:style-name="T9">ﰈ</text:span><text:span text:style-name="T1"> </text:span><text:span text:style-name="T9">ﰉ</text:span><text:span text:style-name="T1"> </text:span><text:span text:style-name="T9">ﰊ</text:span><text:span text:style-name="T1"> </text:span><text:span text:style-name="T9">ﰋ</text:span><text:span text:style-name="T1"> </text:span><text:span text:style-name="T9">ﰌ</text:span><text:span text:style-name="T1"> </text:span><text:span text:style-name="T9">ﰍ</text:span><text:span text:style-name="T1"> </text:span><text:span text:style-name="T9">ﰎ</text:span></text:p>
      <text:p text:style-name="P27">ﮌ ﮏ</text:p>
      <text:p text:style-name="P26">ﭤﭥﭦ</text:p>
      <text:p text:style-name="P21"><text:span text:style-name="T10">ﭑ</text:span><text:span text:style-name="T1"> </text:span><text:span text:style-name="T10">ﭒ</text:span><text:span text:style-name="T1"> </text:span><text:span text:style-name="T10">ﭓ</text:span><text:span text:style-name="T1"> </text:span><text:span text:style-name="T10">ﭔ</text:span><text:span text:style-name="T1"> </text:span><text:span text:style-name="T10">ﭕ</text:span><text:span text:style-name="T1"> </text:span><text:span text:style-name="T10">ﭖ</text:span><text:span text:style-name="T1"> </text:span><text:span text:style-name="T10">ﭗ</text:span><text:span text:style-name="T1"> </text:span><text:span text:style-name="T10">ﭘ</text:span><text:span text:style-name="T1"> </text:span><text:span text:style-name="T10">ﭙ</text:span><text:span text:style-name="T1"> </text:span><text:span text:style-name="T10">ﭚ</text:span><text:span text:style-name="T1"> </text:span><text:span text:style-name="T10">ﭛ</text:span><text:span text:style-name="T1"> </text:span><text:span text:style-name="T10">ﭜ</text:span><text:span text:style-name="T1"> </text:span><text:span text:style-name="T10">ﭝ</text:span><text:span text:style-name="T1"> </text:span><text:span text:style-name="T10">ﭞ</text:span><text:span text:style-name="T1"> </text:span><text:span text:style-name="T10">ﭟ</text:span><text:span text:style-name="T1"> </text:span><text:span text:style-name="T10">ﭠ</text:span><text:span text:style-name="T1"> </text:span><text:span text:style-name="T10">ﭡ</text:span><text:span text:style-name="T1"> </text:span><text:span text:style-name="T10">ﭢ</text:span><text:span text:style-name="T1"> </text:span><text:span text:style-name="T10">ﭣ</text:span><text:span text:style-name="T1"> </text:span><text:span text:style-name="T10">ﭤ</text:span><text:span text:style-name="T1"> </text:span><text:span text:style-name="T10">ﭥ</text:span><text:span text:style-name="T1"> </text:span><text:span text:style-name="T10">ﭦ</text:span><text:span text:style-name="T1"> </text:span><text:span text:style-name="T10">ﭧ</text:span><text:span text:style-name="T1"> </text:span><text:span text:style-name="T10">ﭨ</text:span><text:span text:style-name="T1"> </text:span><text:span text:style-name="T10">ﭩ</text:span><text:span text:style-name="T1"> </text:span><text:span text:style-name="T10">ﭪ</text:span><text:span text:style-name="T1"> </text:span><text:span text:style-name="T10">ﭫ</text:span><text:span text:style-name="T1"> </text:span><text:span text:style-name="T10">ﭬﭭ</text:span><text:span text:style-name="T1"> </text:span><text:span text:style-name="T10">ﭮ</text:span><text:span text:style-name="T1"> </text:span><text:span text:style-name="T10">ﭯ</text:span><text:span text:style-name="T1"> </text:span><text:span text:style-name="T10">ﭰ</text:span><text:span text:style-name="T1"> </text:span><text:span text:style-name="T10">ﭱ</text:span><text:span text:style-name="T1"> </text:span><text:span text:style-name="T10">ﭲ</text:span><text:span text:style-name="T1"> </text:span><text:span text:style-name="T10">ﭳ</text:span><text:span text:style-name="T1"> </text:span><text:span text:style-name="T10">ﭴ</text:span><text:span text:style-name="T1"> </text:span><text:span text:style-name="T10">ﭵﭶ</text:span><text:span text:style-name="T1"> </text:span><text:span text:style-name="T10">ﭷ</text:span><text:span text:style-name="T1"> </text:span><text:span text:style-name="T10">ﭸ</text:span><text:span text:style-name="T1"> </text:span><text:span text:style-name="T10">ﭹ</text:span><text:span text:style-name="T1"> </text:span><text:span text:style-name="T10">ﭺ</text:span><text:span text:style-name="T1"> </text:span><text:span text:style-name="T10">ﭻ</text:span><text:span text:style-name="T1"> </text:span><text:span text:style-name="T10">ﭼ</text:span><text:span text:style-name="T1"> </text:span><text:span text:style-name="T10">ﭽ</text:span><text:span text:style-name="T1"> </text:span><text:span text:style-name="T10">ﭾ</text:span><text:span text:style-name="T1"> </text:span><text:span text:style-name="T10">ﭿ</text:span><text:span text:style-name="T1"> </text:span><text:span text:style-name="T10">ﮀ</text:span><text:span text:style-name="T1"> </text:span><text:span text:style-name="T10">ﮁ</text:span><text:span text:style-name="T1"> </text:span><text:span text:style-name="T10">ﮂ</text:span><text:span text:style-name="T1"> </text:span><text:span text:style-name="T10">ﮃ</text:span><text:span text:style-name="T1"> </text:span><text:span text:style-name="T10">ﮄ</text:span><text:span text:style-name="T1"> </text:span><text:span text:style-name="T10">ﮅ</text:span><text:span text:style-name="T1"> </text:span><text:span text:style-name="T10">ﮆ</text:span><text:span text:style-name="T1"> </text:span><text:span text:style-name="T10">ﮇ</text:span><text:span text:style-name="T1"> </text:span><text:span text:style-name="T10">ﮈ</text:span><text:span text:style-name="T1"> </text:span><text:span text:style-name="T10">ﮉ</text:span><text:span text:style-name="T1"> </text:span><text:span text:style-name="T10">ﮊ</text:span><text:span text:style-name="T1"> </text:span><text:span text:style-name="T10">ﮋ</text:span><text:span text:style-name="T1"> </text:span><text:span text:style-name="T10">ﮌ</text:span><text:span text:style-name="T1"> </text:span><text:span text:style-name="T10">ﮍ</text:span><text:span text:style-name="T1"> </text:span><text:span text:style-name="T10">ﮎﮏ</text:span><text:span text:style-name="T1"> </text:span><text:span text:style-name="T10">ﮐ</text:span><text:span text:style-name="T1"> </text:span><text:span text:style-name="T10">ﮑ</text:span><text:span text:style-name="T1"> </text:span><text:span text:style-name="T10">ﮒ</text:span><text:span text:style-name="T1"> </text:span><text:span text:style-name="T10">ﮓ</text:span><text:span text:style-name="T1"> </text:span><text:span text:style-name="T10">ﮔ</text:span><text:span text:style-name="T1"> </text:span><text:span text:style-name="T10">ﮕ</text:span><text:span text:style-name="T1"> </text:span><text:span text:style-name="T10">ﮖ</text:span><text:span text:style-name="T1"> </text:span><text:span text:style-name="T10">ﮗ</text:span><text:span text:style-name="T1"> </text:span><text:span text:style-name="T10">ﮘ</text:span><text:span text:style-name="T1"> </text:span><text:span text:style-name="T10">ﮙ</text:span><text:span text:style-name="T1"> </text:span><text:span text:style-name="T10">ﮚ</text:span><text:span text:style-name="T1"> </text:span><text:span text:style-name="T10">ﮛ</text:span><text:span text:style-name="T1"> </text:span><text:span text:style-name="T10">ﮜ</text:span><text:span text:style-name="T1"> </text:span><text:span text:style-name="T10">ﮝ</text:span><text:span text:style-name="T1"> </text:span><text:span text:style-name="T10">ﮞ</text:span><text:span text:style-name="T1"> </text:span><text:span text:style-name="T10">ﮟ</text:span><text:span text:style-name="T1"> </text:span><text:span text:style-name="T10">ﮠ</text:span><text:span text:style-name="T1"> </text:span><text:span text:style-name="T10">ﮡ</text:span><text:span text:style-name="T1"> </text:span><text:span text:style-name="T10">ﮢ</text:span><text:span text:style-name="T1"> </text:span><text:span text:style-name="T10">ﮣﮤ</text:span><text:span text:style-name="T1"> </text:span><text:span text:style-name="T10">ﮥ</text:span><text:span text:style-name="T1"> </text:span><text:span text:style-name="T10">ﮦ</text:span><text:span text:style-name="T1"> </text:span><text:span text:style-name="T10">ﮧ</text:span><text:span text:style-name="T1"> </text:span><text:span text:style-name="T10">ﮨ</text:span><text:span text:style-name="T1"> </text:span><text:span text:style-name="T10">ﮩ</text:span><text:span text:style-name="T1"> </text:span><text:span text:style-name="T10">ﮪ</text:span><text:span text:style-name="T1"> </text:span></text:p>
      <text:p text:style-name="P21"><text:span text:style-name="T10">ﮫ</text:span><text:span text:style-name="T1"> </text:span><text:span text:style-name="T10">ﮬ</text:span><text:span text:style-name="T1"> </text:span><text:span text:style-name="T10">ﮭ</text:span><text:span text:style-name="T1"> </text:span><text:span text:style-name="T10">ﮮ</text:span><text:span text:style-name="T1"> </text:span><text:span text:style-name="T10">ﮯ</text:span><text:span text:style-name="T1"> </text:span><text:span text:style-name="T10">ﮰ</text:span><text:span text:style-name="T1"> </text:span><text:span text:style-name="T10">ﮱﯓ</text:span><text:span text:style-name="T1"> </text:span><text:span text:style-name="T10">ﯔ</text:span><text:span text:style-name="T1"> </text:span><text:span text:style-name="T10">ﯕ</text:span><text:span text:style-name="T1"> </text:span><text:span text:style-name="T10">ﯖ</text:span><text:span text:style-name="T1"> </text:span><text:span text:style-name="T10">ﯗ</text:span><text:span text:style-name="T1"> </text:span><text:span text:style-name="T10">ﯘﯙ</text:span><text:span text:style-name="T1"> </text:span><text:span text:style-name="T10">ﯚ</text:span><text:span text:style-name="T1"> </text:span><text:span text:style-name="T10">ﯛ</text:span><text:span text:style-name="T1"> </text:span><text:span text:style-name="T10">ﯜ</text:span><text:span text:style-name="T1"> </text:span><text:span text:style-name="T10">ﯝ</text:span><text:span text:style-name="T1"> </text:span><text:span text:style-name="T10">ﯞ</text:span><text:span text:style-name="T1"> </text:span><text:span text:style-name="T10">ﯟ</text:span><text:span text:style-name="T1"> </text:span><text:span text:style-name="T10">ﯠ</text:span><text:span text:style-name="T1"> </text:span><text:span text:style-name="T10">ﯡ</text:span><text:span text:style-name="T1"> </text:span><text:span text:style-name="T10">ﯢ</text:span><text:span text:style-name="T1"> </text:span><text:span text:style-name="T10">ﯣﯤ</text:span><text:span text:style-name="T1"> </text:span><text:span text:style-name="T10">ﯥ</text:span><text:span text:style-name="T1"> </text:span><text:span text:style-name="T10">ﯦ</text:span><text:span text:style-name="T1"> </text:span><text:span text:style-name="T10">ﯧ</text:span><text:span text:style-name="T1"> </text:span><text:span text:style-name="T10">ﯨ</text:span><text:span text:style-name="T1"> </text:span><text:span text:style-name="T10">ﯩ</text:span><text:span text:style-name="T1"> </text:span><text:span text:style-name="T10">ﯪ</text:span><text:span text:style-name="T1"> </text:span><text:span text:style-name="T10">ﯫ</text:span><text:span text:style-name="T1"> </text:span><text:span text:style-name="T10">ﯬ</text:span><text:span text:style-name="T1"> </text:span><text:span text:style-name="T10">ﯭ</text:span><text:span text:style-name="T1"> </text:span><text:span text:style-name="T10">ﯮ</text:span><text:span text:style-name="T1"> </text:span><text:span text:style-name="T10">ﯯ</text:span><text:span text:style-name="T1"> </text:span><text:span text:style-name="T10">ﯰ</text:span><text:span text:style-name="T1"> </text:span><text:span text:style-name="T10">ﯱ</text:span><text:span text:style-name="T1"> </text:span><text:span text:style-name="T10">ﯲ</text:span><text:span text:style-name="T1"> </text:span><text:span text:style-name="T10">ﯳ</text:span><text:span text:style-name="T1"> </text:span><text:span text:style-name="T10">ﯴ</text:span><text:span text:style-name="T1"> </text:span><text:span text:style-name="T10">ﯵ</text:span><text:span text:style-name="T1"> </text:span><text:span text:style-name="T10">ﯶﯷ</text:span><text:span text:style-name="T1"> </text:span><text:span text:style-name="T10">ﯸ</text:span><text:span text:style-name="T1"> </text:span><text:span text:style-name="T10">ﯹ</text:span><text:span text:style-name="T1"> </text:span><text:span text:style-name="T10">ﯺ</text:span><text:span text:style-name="T1"> </text:span><text:span text:style-name="T10">ﯻ</text:span><text:span text:style-name="T1"> </text:span><text:span text:style-name="T10">ﯼ</text:span><text:span text:style-name="T1"> </text:span><text:span text:style-name="T10">ﯽ</text:span><text:span text:style-name="T1"> </text:span><text:span text:style-name="T10">ﯾ</text:span><text:span text:style-name="T1"> </text:span><text:span text:style-name="T10">ﯿ</text:span><text:span text:style-name="T1"> </text:span><text:span text:style-name="T10">ﰀ</text:span><text:span text:style-name="T1"> </text:span><text:span text:style-name="T10">ﰁ</text:span><text:span text:style-name="T1"> </text:span><text:span text:style-name="T10">ﰂ</text:span><text:span text:style-name="T1"> </text:span><text:span text:style-name="T10">ﰃﰄ</text:span><text:span text:style-name="T1"> </text:span><text:span text:style-name="T10">ﰅ</text:span><text:span text:style-name="T1"> </text:span><text:span text:style-name="T10">ﰆ</text:span><text:span text:style-name="T1"> </text:span><text:span text:style-name="T10">ﰇ</text:span><text:span text:style-name="T1"> </text:span><text:span text:style-name="T10">ﰈ</text:span><text:span text:style-name="T1"> </text:span><text:span text:style-name="T10">ﰉ</text:span><text:span text:style-name="T1"> </text:span><text:span text:style-name="T10">ﰊ</text:span></text:p>
      <text:p text:style-name="P8"><text:span text:style-name="T11">ﭑ</text:span><text:span text:style-name="T1"> </text:span><text:span text:style-name="T11">ﭒ</text:span><text:span text:style-name="T1"> </text:span><text:span text:style-name="T11">ﭓ</text:span><text:span text:style-name="T1"> </text:span><text:span text:style-name="T11">ﭔ</text:span><text:span text:style-name="T1"> </text:span><text:span text:style-name="T11">ﭕ</text:span><text:span text:style-name="T1"> </text:span><text:span text:style-name="T11">ﭖ</text:span><text:span text:style-name="T1"> </text:span><text:span text:style-name="T11">ﭗ</text:span><text:span text:style-name="T1"> </text:span><text:span text:style-name="T11">ﭘ</text:span><text:span text:style-name="T1"> </text:span><text:span text:style-name="T11">ﭙ</text:span><text:span text:style-name="T1"> </text:span><text:span text:style-name="T11">ﭚ</text:span><text:span text:style-name="T1"> </text:span><text:span text:style-name="T11">ﭛ</text:span><text:span text:style-name="T1"> </text:span><text:span text:style-name="T11">ﭜﭝ</text:span><text:span text:style-name="T1"> </text:span><text:span text:style-name="T11">ﭞ</text:span><text:span text:style-name="T1"> </text:span><text:span text:style-name="T11">ﭟ</text:span><text:span text:style-name="T1"> </text:span><text:span text:style-name="T11">ﭠ</text:span><text:span text:style-name="T1"> </text:span><text:span text:style-name="T11">ﭡ</text:span><text:span text:style-name="T1"> </text:span><text:span text:style-name="T11">ﭢ</text:span><text:span text:style-name="T1"> </text:span><text:span text:style-name="T11">ﭣ</text:span><text:span text:style-name="T1"> </text:span><text:span text:style-name="T11">ﭤ</text:span><text:span text:style-name="T1"> </text:span><text:span text:style-name="T11">ﭥ</text:span><text:span text:style-name="T1"> </text:span><text:span text:style-name="T11">ﭦ</text:span><text:span text:style-name="T1"> </text:span><text:span text:style-name="T11">ﭧ</text:span><text:span text:style-name="T1"> </text:span><text:span text:style-name="T11">ﭨﭩ</text:span><text:span text:style-name="T1"> </text:span><text:span text:style-name="T11">ﭪ</text:span><text:span text:style-name="T1"> </text:span><text:span text:style-name="T11">ﭫ</text:span><text:span text:style-name="T1"> </text:span><text:span text:style-name="T11">ﭬ</text:span><text:span text:style-name="T1"> </text:span><text:span text:style-name="T11">ﭭ</text:span><text:span text:style-name="T1"> </text:span><text:span text:style-name="T11">ﭮﭯ</text:span><text:span text:style-name="T1"> </text:span><text:span text:style-name="T11">ﭰ</text:span><text:span text:style-name="T1"> </text:span><text:span text:style-name="T11">ﭱ</text:span><text:span text:style-name="T1"> </text:span><text:span text:style-name="T11">ﭲ</text:span><text:span text:style-name="T1"> </text:span><text:span text:style-name="T11">ﭳ</text:span><text:span text:style-name="T1"> </text:span><text:span text:style-name="T11">ﭴ</text:span><text:span text:style-name="T1"> </text:span><text:span text:style-name="T11">ﭵ</text:span><text:span text:style-name="T1"> </text:span><text:span text:style-name="T11">ﭶ</text:span><text:span text:style-name="T1"> </text:span><text:span text:style-name="T11">ﭷ</text:span><text:span text:style-name="T1"> </text:span><text:span text:style-name="T11">ﭸ</text:span><text:span text:style-name="T1"> </text:span><text:span text:style-name="T11">ﭹ</text:span><text:span text:style-name="T1"> </text:span><text:span text:style-name="T11">ﭺﭻ</text:span><text:span text:style-name="T1"> </text:span><text:span text:style-name="T11">ﭼ</text:span><text:span text:style-name="T1"> </text:span><text:span text:style-name="T11">ﭽ</text:span><text:span text:style-name="T1"> </text:span><text:span text:style-name="T11">ﭾ</text:span><text:span text:style-name="T1"> </text:span><text:span text:style-name="T11">ﭿ</text:span><text:span text:style-name="T1"> </text:span><text:span text:style-name="T11">ﮀ</text:span><text:span text:style-name="T1"> </text:span><text:span text:style-name="T11">ﮁ</text:span><text:span text:style-name="T1"> </text:span><text:span text:style-name="T11">ﮂ</text:span><text:span text:style-name="T1"> </text:span><text:span text:style-name="T11">ﮃ</text:span><text:span text:style-name="T1"> </text:span><text:span text:style-name="T11">ﮄ</text:span><text:span text:style-name="T1"> </text:span><text:span text:style-name="T11">ﮅﮆ</text:span><text:span text:style-name="T1"> </text:span><text:span text:style-name="T11">ﮇ</text:span><text:span text:style-name="T1"> </text:span><text:span text:style-name="T11">ﮈ</text:span><text:span text:style-name="T1"> </text:span><text:span text:style-name="T11">ﮉ</text:span><text:span text:style-name="T1"> </text:span><text:span text:style-name="T11">ﮊ</text:span><text:span text:style-name="T1"> </text:span><text:span text:style-name="T11">ﮋ</text:span><text:span text:style-name="T1"> </text:span><text:span text:style-name="T11">ﮌ</text:span><text:span text:style-name="T1"> </text:span><text:span text:style-name="T11">ﮍ</text:span><text:span text:style-name="T1"> </text:span><text:span text:style-name="T11">ﮎ</text:span><text:span text:style-name="T1"> </text:span><text:span text:style-name="T11">ﮏ</text:span><text:span text:style-name="T1"> </text:span><text:span text:style-name="T11">ﮐ</text:span><text:span text:style-name="T1"> </text:span><text:span text:style-name="T11">ﮑﮒ</text:span><text:span text:style-name="T1"> </text:span><text:span text:style-name="T11">ﮓ</text:span><text:span text:style-name="T1"> </text:span><text:span text:style-name="T11">ﮔ</text:span><text:span text:style-name="T1"> </text:span><text:span text:style-name="T11">ﮕ</text:span><text:span text:style-name="T1"> </text:span><text:span text:style-name="T11">ﮖ</text:span><text:span text:style-name="T1"> </text:span><text:span text:style-name="T11">ﮗﮘ</text:span><text:span text:style-name="T1"> </text:span><text:span text:style-name="T11">ﮙ</text:span><text:span text:style-name="T1"> </text:span><text:span text:style-name="T11">ﮚ</text:span><text:span text:style-name="T1"> </text:span><text:span text:style-name="T11">ﮛ</text:span><text:span text:style-name="T1"> </text:span><text:span text:style-name="T11">ﮜ</text:span><text:span text:style-name="T1"> </text:span><text:span text:style-name="T11">ﮝ</text:span><text:span text:style-name="T1"> </text:span><text:span text:style-name="T11">ﮞ</text:span><text:span text:style-name="T1"> </text:span><text:span text:style-name="T11">ﮟ</text:span><text:span text:style-name="T1"> </text:span><text:span text:style-name="T11">ﮠ</text:span><text:span text:style-name="T1"> </text:span><text:span text:style-name="T11">ﮡ</text:span><text:span text:style-name="T1"> </text:span><text:span text:style-name="T11">ﮢ</text:span><text:span text:style-name="T1"> </text:span><text:span text:style-name="T11">ﮣ</text:span><text:span text:style-name="T1"> </text:span><text:span text:style-name="T11">ﮤ</text:span><text:span text:style-name="T1"> </text:span><text:span text:style-name="T11">ﮥ</text:span><text:span text:style-name="T1"> </text:span><text:span text:style-name="T11">ﮦ</text:span><text:span text:style-name="T1"> </text:span><text:span text:style-name="T11">ﮧ</text:span><text:span text:style-name="T1"> </text:span><text:span text:style-name="T11">ﮨ</text:span><text:span text:style-name="T1"> </text:span><text:span text:style-name="T11">ﮩ</text:span><text:span text:style-name="T1"> </text:span><text:span text:style-name="T11">ﮪ</text:span><text:span text:style-name="T1"> </text:span><text:span text:style-name="T11">ﮫ</text:span><text:span text:style-name="T1"> </text:span><text:span text:style-name="T11">ﮬ</text:span><text:span text:style-name="T1"> </text:span><text:span text:style-name="T11">ﮭ</text:span><text:span text:style-name="T1"> </text:span><text:span text:style-name="T11">ﮮ</text:span><text:span text:style-name="T1"> </text:span><text:span text:style-name="T11">ﮯﮰ</text:span><text:span text:style-name="T1"> </text:span><text:span text:style-name="T11">ﮱ</text:span><text:span text:style-name="T1"> </text:span><text:span text:style-name="T11">ﯓ</text:span><text:span text:style-name="T1"> </text:span><text:span text:style-name="T11">ﯔ</text:span><text:span text:style-name="T1"> </text:span><text:span text:style-name="T11">ﯕﯖ</text:span><text:span text:style-name="T1"> </text:span><text:span text:style-name="T11">ﯗ</text:span><text:span text:style-name="T1"> </text:span><text:span text:style-name="T11">ﯘ</text:span><text:span text:style-name="T1"> </text:span><text:span text:style-name="T11">ﯙ</text:span><text:span text:style-name="T1"> </text:span><text:span text:style-name="T11">ﯚ</text:span><text:span text:style-name="T1"> </text:span><text:span text:style-name="T11">ﯛ</text:span><text:span text:style-name="T1"> </text:span><text:span text:style-name="T11">ﯜ</text:span><text:span text:style-name="T1"> </text:span><text:span text:style-name="T11">ﯝ</text:span><text:span text:style-name="T1"> </text:span><text:span text:style-name="T11">ﯞ</text:span><text:span text:style-name="T1"> </text:span><text:span text:style-name="T11">ﯟ</text:span><text:span text:style-name="T1"> </text:span><text:span text:style-name="T11">ﯠ</text:span><text:span text:style-name="T1"> </text:span><text:span text:style-name="T11">ﯡﯢ</text:span><text:span text:style-name="T1"> </text:span><text:span text:style-name="T11">ﯣ</text:span><text:span text:style-name="T1"> </text:span><text:span text:style-name="T11">ﯤ</text:span><text:span text:style-name="T1"> </text:span><text:span text:style-name="T11">ﯥ</text:span><text:span text:style-name="T1"> </text:span><text:span text:style-name="T11">ﯦ</text:span><text:span text:style-name="T1"> </text:span><text:span text:style-name="T11">ﯧ</text:span><text:span text:style-name="T1"> </text:span><text:span text:style-name="T11">ﯨ</text:span><text:span text:style-name="T1"> </text:span><text:span text:style-name="T11">ﯩ</text:span><text:span text:style-name="T1"> </text:span><text:span text:style-name="T11">ﯪ</text:span><text:span text:style-name="T1"> </text:span><text:span text:style-name="T11">ﯫ</text:span><text:span text:style-name="T1"> </text:span><text:span text:style-name="T11">ﯬ</text:span><text:span text:style-name="T1"> </text:span><text:span text:style-name="T11">ﯭ</text:span><text:span text:style-name="T1"> </text:span><text:span text:style-name="T11">ﯮ</text:span><text:span text:style-name="T1"> </text:span><text:span text:style-name="T11">ﯯ</text:span><text:span text:style-name="T1"> </text:span><text:span text:style-name="T11">ﯰ</text:span><text:span text:style-name="T1"> </text:span><text:span text:style-name="T11">ﯱ</text:span><text:span text:style-name="T1"> </text:span><text:span text:style-name="T11">ﯲﯳ</text:span><text:span text:style-name="T1"> </text:span><text:span text:style-name="T11">ﯴ</text:span><text:span text:style-name="T1"> </text:span><text:span text:style-name="T11">ﯵ</text:span><text:span text:style-name="T1"> </text:span><text:span text:style-name="T11">ﯶ</text:span><text:span text:style-name="T1"> </text:span><text:span text:style-name="T11">ﯷ</text:span></text:p>
      <text:p text:style-name="P9"><text:span text:style-name="T12">ﭑ</text:span><text:span text:style-name="T1"> </text:span><text:span text:style-name="T12">ﭒ</text:span><text:span text:style-name="T1"> </text:span><text:span text:style-name="T12">ﭓ</text:span><text:span text:style-name="T1"> </text:span><text:span text:style-name="T12">ﭔ</text:span><text:span text:style-name="T1"> </text:span><text:span text:style-name="T12">ﭕ</text:span><text:span text:style-name="T1"> </text:span><text:span text:style-name="T12">ﭖ</text:span><text:span text:style-name="T1"> </text:span><text:span text:style-name="T12">ﭗ</text:span><text:span text:style-name="T1"> </text:span><text:span text:style-name="T12">ﭘ</text:span><text:span text:style-name="T1"> </text:span><text:span text:style-name="T12">ﭙ</text:span><text:span text:style-name="T1"> </text:span><text:span text:style-name="T12">ﭚ</text:span><text:span text:style-name="T1"> </text:span><text:span text:style-name="T12">ﭛ</text:span><text:span text:style-name="T1"> </text:span><text:span text:style-name="T12">ﭜ</text:span><text:span text:style-name="T1"> </text:span><text:span text:style-name="T12">ﭝ</text:span><text:span text:style-name="T1"> </text:span><text:span text:style-name="T12">ﭞ</text:span><text:span text:style-name="T1"> </text:span><text:span text:style-name="T12">ﭟ</text:span><text:span text:style-name="T1"> </text:span><text:span text:style-name="T12">ﭠ</text:span><text:span text:style-name="T1"> </text:span><text:span text:style-name="T12">ﭡ</text:span><text:span text:style-name="T1"> </text:span><text:span text:style-name="T12">ﭢ</text:span><text:span text:style-name="T1"> </text:span><text:span text:style-name="T12">ﭣ</text:span><text:span text:style-name="T1"> </text:span><text:span text:style-name="T12">ﭤ</text:span><text:span text:style-name="T1"> </text:span><text:span text:style-name="T12">ﭥ</text:span><text:span text:style-name="T1"> </text:span><text:span text:style-name="T12">ﭦ</text:span><text:span text:style-name="T1"> </text:span><text:span text:style-name="T12">ﭧ</text:span><text:span text:style-name="T1"> </text:span><text:span text:style-name="T12">ﭨ</text:span><text:span text:style-name="T1"> </text:span><text:span text:style-name="T12">ﭩ</text:span><text:span text:style-name="T1"> </text:span><text:span text:style-name="T12">ﭪ</text:span><text:span text:style-name="T1"> </text:span><text:span text:style-name="T12">ﭫ</text:span><text:span text:style-name="T1"> </text:span><text:span text:style-name="T12">ﭬ</text:span><text:span text:style-name="T1"> </text:span><text:span text:style-name="T12">ﭭ</text:span><text:span text:style-name="T1"> </text:span><text:span text:style-name="T12">ﭮ</text:span><text:span text:style-name="T1"> </text:span><text:span text:style-name="T12">ﭯﭰ</text:span><text:span text:style-name="T1"> </text:span><text:span text:style-name="T12">ﭱ</text:span><text:span text:style-name="T1"> </text:span><text:span text:style-name="T12">ﭲ</text:span><text:span text:style-name="T1"> </text:span><text:span text:style-name="T12">ﭳ</text:span><text:span text:style-name="T1"> </text:span><text:span text:style-name="T12">ﭴ</text:span><text:span text:style-name="T1"> </text:span><text:span text:style-name="T12">ﭵ</text:span><text:span text:style-name="T1"> </text:span><text:span text:style-name="T12">ﭶ</text:span><text:span text:style-name="T1"> </text:span><text:span text:style-name="T12">ﭷ</text:span><text:span text:style-name="T1"> </text:span><text:span text:style-name="T12">ﭸ</text:span><text:span text:style-name="T1"> </text:span><text:span text:style-name="T12">ﭹ</text:span><text:span text:style-name="T1"> </text:span><text:span text:style-name="T12">ﭺ</text:span><text:span text:style-name="T1"> </text:span><text:span text:style-name="T12">ﭻ</text:span><text:span text:style-name="T1"> </text:span><text:span text:style-name="T12">ﭼﭽ</text:span><text:span text:style-name="T1"> </text:span><text:span text:style-name="T12">ﭾ</text:span><text:span text:style-name="T1"> </text:span><text:span text:style-name="T12">ﭿ</text:span><text:span text:style-name="T1"> </text:span><text:span text:style-name="T12">ﮀ</text:span><text:span text:style-name="T1"> </text:span><text:span text:style-name="T12">ﮁ</text:span><text:span text:style-name="T1"> </text:span><text:span text:style-name="T12">ﮂ</text:span><text:span text:style-name="T1"> </text:span><text:span text:style-name="T12">ﮃ</text:span><text:span text:style-name="T1"> </text:span><text:span text:style-name="T12">ﮄ</text:span><text:span text:style-name="T1"> </text:span><text:span text:style-name="T12">ﮅ</text:span><text:span text:style-name="T1"> </text:span><text:span text:style-name="T12">ﮆ</text:span><text:span text:style-name="T1"> </text:span><text:span text:style-name="T12">ﮇ</text:span><text:span text:style-name="T1"> </text:span><text:span text:style-name="T12">ﮈ</text:span><text:span text:style-name="T1"> </text:span><text:span text:style-name="T12">ﮉ</text:span><text:span text:style-name="T1"> </text:span><text:span text:style-name="T12">ﮊﮋ</text:span><text:span text:style-name="T1"> </text:span><text:span text:style-name="T12">ﮌ</text:span><text:span text:style-name="T1"> </text:span><text:span text:style-name="T12">ﮍ</text:span><text:span text:style-name="T1"> </text:span><text:span text:style-name="T12">ﮎ</text:span><text:span text:style-name="T1"> </text:span><text:span text:style-name="T12">ﮏ</text:span><text:span text:style-name="T1"> </text:span><text:span text:style-name="T12">ﮐ</text:span><text:span text:style-name="T1"> </text:span><text:span text:style-name="T12">ﮑ</text:span><text:span text:style-name="T1"> </text:span><text:span text:style-name="T12">ﮒ</text:span><text:span text:style-name="T1"> </text:span><text:span text:style-name="T12">ﮓ</text:span><text:span text:style-name="T1"> </text:span><text:span text:style-name="T12">ﮔ</text:span><text:span text:style-name="T1"> </text:span><text:span text:style-name="T12">ﮕ</text:span><text:span text:style-name="T1"> </text:span><text:span text:style-name="T12">ﮖ</text:span><text:span text:style-name="T1"> </text:span><text:span text:style-name="T12">ﮗ</text:span><text:span text:style-name="T1"> </text:span><text:span text:style-name="T12">ﮘ</text:span><text:span text:style-name="T1"> </text:span><text:span text:style-name="T12">ﮙ</text:span><text:span text:style-name="T1"> </text:span><text:span text:style-name="T12">ﮚ</text:span><text:span text:style-name="T1"> </text:span><text:span text:style-name="T12">ﮛ</text:span><text:span text:style-name="T1"> </text:span><text:span text:style-name="T12">ﮜﮝ</text:span><text:span text:style-name="T1"> </text:span><text:span text:style-name="T12">ﮞ</text:span><text:span text:style-name="T1"> </text:span><text:span text:style-name="T12">ﮟ</text:span><text:span text:style-name="T1"> </text:span><text:span text:style-name="T12">ﮠ</text:span><text:span text:style-name="T1"> </text:span><text:span text:style-name="T12">ﮡ</text:span><text:span text:style-name="T1"> </text:span><text:span text:style-name="T12">ﮢ</text:span><text:span text:style-name="T1"> </text:span><text:span text:style-name="T12">ﮣﮤ</text:span><text:span text:style-name="T1"> </text:span><text:span text:style-name="T12">ﮥ</text:span><text:span text:style-name="T1"> </text:span><text:span text:style-name="T12">ﮦ</text:span><text:span text:style-name="T1"> </text:span><text:span text:style-name="T12">ﮧ</text:span><text:span text:style-name="T1"> </text:span><text:span text:style-name="T12">ﮨﮩ</text:span><text:span text:style-name="T1"> </text:span><text:span text:style-name="T12">ﮪ</text:span><text:span text:style-name="T1"> </text:span><text:span text:style-name="T12">ﮫ</text:span><text:span text:style-name="T1"> </text:span><text:span text:style-name="T12">ﮬ</text:span><text:span text:style-name="T1"> </text:span><text:span text:style-name="T12">ﮭ</text:span><text:span text:style-name="T1"> </text:span><text:span text:style-name="T12">ﮮﮯ</text:span><text:span text:style-name="T1"> </text:span><text:span text:style-name="T12">ﮰ</text:span><text:span text:style-name="T1"> </text:span><text:span text:style-name="T12">ﮱ</text:span><text:span text:style-name="T1"> </text:span><text:span text:style-name="T12">ﯓ</text:span><text:span text:style-name="T1"> </text:span><text:span text:style-name="T12">ﯔ</text:span><text:span text:style-name="T1"> </text:span><text:span text:style-name="T12">ﯕ</text:span><text:span text:style-name="T1"> </text:span><text:span text:style-name="T12">ﯖ</text:span><text:span text:style-name="T1"> </text:span><text:span text:style-name="T12">ﯗ</text:span><text:span text:style-name="T1"> </text:span><text:span text:style-name="T12">ﯘ</text:span><text:span text:style-name="T1"> </text:span><text:span text:style-name="T12">ﯙ</text:span><text:span text:style-name="T1"> </text:span><text:span text:style-name="T12">ﯚ</text:span><text:span text:style-name="T1"> </text:span><text:span text:style-name="T12">ﯛ</text:span><text:span text:style-name="T1"> </text:span><text:span text:style-name="T12">ﯜ</text:span><text:span text:style-name="T1"> </text:span><text:span text:style-name="T12">ﯝ</text:span><text:span text:style-name="T1"> </text:span><text:span text:style-name="T12">ﯞ</text:span><text:span text:style-name="T1"> </text:span><text:span text:style-name="T12">ﯟ</text:span><text:span text:style-name="T1"> </text:span><text:span text:style-name="T12">ﯠ</text:span><text:span text:style-name="T1"> </text:span><text:span text:style-name="T12">ﯡ</text:span><text:span text:style-name="T1"> </text:span><text:span text:style-name="T12">ﯢ</text:span><text:span text:style-name="T1"> </text:span><text:span text:style-name="T12">ﯣ</text:span><text:span text:style-name="T1"> </text:span><text:span text:style-name="T12">ﯤ</text:span><text:span text:style-name="T1"> </text:span><text:span text:style-name="T12">ﯥ</text:span><text:span text:style-name="T1"> </text:span><text:span text:style-name="T12">ﯦ</text:span><text:span text:style-name="T1"> </text:span><text:span text:style-name="T12">ﯧ</text:span><text:span text:style-name="T1"> </text:span><text:span text:style-name="T12">ﯨ</text:span><text:span text:style-name="T1"> </text:span><text:span text:style-name="T12">ﯩ</text:span><text:span text:style-name="T1"> </text:span><text:span text:style-name="T12">ﯪ</text:span><text:span text:style-name="T1"> </text:span><text:span text:style-name="T12">ﯫ</text:span><text:span text:style-name="T1"> </text:span><text:span text:style-name="T12">ﯬ</text:span><text:span text:style-name="T1"> </text:span><text:span text:style-name="T12">ﯭ</text:span><text:span text:style-name="T1"> </text:span><text:span text:style-name="T12">ﯮ</text:span><text:span text:style-name="T1"> </text:span><text:span text:style-name="T12">ﯯ</text:span><text:span text:style-name="T1"> </text:span><text:span text:style-name="T12">ﯰ</text:span><text:span text:style-name="T1"> </text:span><text:span text:style-name="T12">ﯱ</text:span><text:span text:style-name="T1"> </text:span><text:span text:style-name="T12">ﯲ</text:span><text:span text:style-name="T1"> </text:span><text:span text:style-name="T12">ﯳ</text:span></text:p>
      <text:p text:style-name="P16"><text:span text:style-name="T13">ﭑ</text:span><text:span text:style-name="T1"> </text:span><text:span text:style-name="T13">ﭒ</text:span><text:span text:style-name="T1"> </text:span><text:span text:style-name="T13">ﭓ</text:span><text:span text:style-name="T1"> </text:span><text:span text:style-name="T13">ﭔ</text:span><text:span text:style-name="T1"> </text:span><text:span text:style-name="T13">ﭕ</text:span><text:span text:style-name="T1"> </text:span><text:span text:style-name="T13">ﭖ</text:span><text:span text:style-name="T1"> </text:span><text:span text:style-name="T13">ﭗ</text:span><text:span text:style-name="T1"> </text:span><text:span text:style-name="T13">ﭘ</text:span><text:span text:style-name="T1"> </text:span><text:span text:style-name="T13">ﭙ</text:span><text:span text:style-name="T1"> </text:span><text:span text:style-name="T13">ﭚ</text:span><text:span text:style-name="T1"> </text:span><text:span text:style-name="T13">ﭛ</text:span><text:span text:style-name="T1"> </text:span><text:span text:style-name="T13">ﭜ</text:span><text:span text:style-name="T1"> </text:span><text:span text:style-name="T13">ﭝ</text:span><text:span text:style-name="T1"> </text:span><text:span text:style-name="T13">ﭞ</text:span><text:span text:style-name="T1"> </text:span><text:span text:style-name="T13">ﭟ</text:span><text:span text:style-name="T1"> </text:span><text:span text:style-name="T13">ﭠ</text:span><text:span text:style-name="T1"> </text:span><text:span text:style-name="T13">ﭡ</text:span><text:span text:style-name="T1"> </text:span><text:span text:style-name="T13">ﭢ</text:span><text:span text:style-name="T1"> </text:span><text:span text:style-name="T13">ﭣ</text:span><text:span text:style-name="T1"> </text:span><text:span text:style-name="T13">ﭤ</text:span><text:span text:style-name="T1"> </text:span><text:span text:style-name="T13">ﭥ</text:span><text:span text:style-name="T1"> </text:span><text:span text:style-name="T13">ﭦ</text:span><text:span text:style-name="T1"> </text:span><text:span text:style-name="T13">ﭧ</text:span><text:span text:style-name="T1"> </text:span><text:span text:style-name="T13">ﭨ</text:span><text:span text:style-name="T1"> </text:span><text:span text:style-name="T13">ﭩ</text:span><text:span text:style-name="T1"> </text:span><text:span text:style-name="T13">ﭪ</text:span><text:span text:style-name="T1"> </text:span><text:span text:style-name="T13">ﭫ</text:span><text:span text:style-name="T1"> </text:span><text:span text:style-name="T13">ﭬ</text:span><text:span text:style-name="T1"> </text:span><text:span text:style-name="T13">ﭭ</text:span><text:span text:style-name="T1"> </text:span><text:span text:style-name="T13">ﭮﭯ</text:span><text:span text:style-name="T1"> </text:span><text:span text:style-name="T13">ﭰ</text:span><text:span text:style-name="T1"> </text:span><text:span text:style-name="T13">ﭱ</text:span><text:span text:style-name="T1"> </text:span><text:span text:style-name="T13">ﭲ</text:span><text:span text:style-name="T1"> </text:span><text:span text:style-name="T13">ﭳ</text:span><text:span text:style-name="T1"> </text:span><text:span text:style-name="T13">ﭴ</text:span><text:span text:style-name="T1"> </text:span><text:span text:style-name="T13">ﭵ</text:span><text:span text:style-name="T1"> </text:span><text:span text:style-name="T13">ﭶ</text:span><text:span text:style-name="T1"> </text:span><text:span text:style-name="T13">ﭷ</text:span><text:span text:style-name="T1"> </text:span><text:span text:style-name="T13">ﭸ</text:span><text:span text:style-name="T1"> </text:span><text:span text:style-name="T13">ﭹ</text:span><text:span text:style-name="T1"> </text:span><text:span text:style-name="T13">ﭺ</text:span><text:span text:style-name="T1"> </text:span><text:span text:style-name="T13">ﭻ</text:span><text:span text:style-name="T1"> </text:span><text:span text:style-name="T13">ﭼ</text:span><text:span text:style-name="T1"> </text:span><text:span text:style-name="T13">ﭽ</text:span><text:span text:style-name="T1"> </text:span><text:span text:style-name="T13">ﭾ</text:span><text:span text:style-name="T1"> </text:span><text:span text:style-name="T13">ﭿ</text:span><text:span text:style-name="T1"> </text:span><text:span text:style-name="T13">ﮀ</text:span><text:span text:style-name="T1"> </text:span><text:span text:style-name="T13">ﮁ</text:span><text:span text:style-name="T1"> </text:span><text:span text:style-name="T13">ﮂ</text:span><text:span text:style-name="T1"> </text:span><text:span text:style-name="T13">ﮃ</text:span><text:span text:style-name="T1"> </text:span></text:p>
      <text:p text:style-name="P22"><text:span text:style-name="T13">ﮄ</text:span><text:span text:style-name="T1"> </text:span><text:span text:style-name="T13">ﮅ</text:span><text:span text:style-name="T1"> </text:span><text:span text:style-name="T13">ﮆ</text:span><text:span text:style-name="T1"> </text:span><text:span text:style-name="T13">ﮇ</text:span><text:span text:style-name="T1"> </text:span><text:span text:style-name="T13">ﮈ</text:span><text:span text:style-name="T1"> </text:span><text:span text:style-name="T13">ﮉ</text:span><text:span text:style-name="T1"> </text:span><text:span text:style-name="T13">ﮊ</text:span><text:span text:style-name="T1"> </text:span><text:span text:style-name="T13">ﮋ</text:span><text:span text:style-name="T1"> </text:span><text:span text:style-name="T13">ﮌ</text:span><text:span text:style-name="T1"> <text:s text:c="3"/></text:span><text:span text:style-name="T13">ﮍ</text:span><text:span text:style-name="T1"> </text:span><text:span text:style-name="T13">ﮎ</text:span><text:span text:style-name="T1"> </text:span><text:span text:style-name="T13">ﮏ</text:span><text:span text:style-name="T1"> </text:span><text:span text:style-name="T13">ﮐ</text:span><text:span text:style-name="T1"> </text:span><text:span text:style-name="T13">ﮑ</text:span><text:span text:style-name="T1"> </text:span><text:span text:style-name="T13">ﮒ</text:span><text:span text:style-name="T1"> </text:span><text:span text:style-name="T13">ﮓ</text:span><text:span text:style-name="T1"> </text:span><text:span text:style-name="T13">ﮔ</text:span><text:span text:style-name="T1"> </text:span><text:span text:style-name="T13">ﮕ</text:span><text:span text:style-name="T1"> </text:span><text:span text:style-name="T13">ﮖ</text:span><text:span text:style-name="T1"> </text:span><text:span text:style-name="T13">ﮗ</text:span><text:span text:style-name="T1"> </text:span><text:span text:style-name="T13">ﮘﮙ</text:span><text:span text:style-name="T1"> </text:span><text:span text:style-name="T13">ﮚ</text:span><text:span text:style-name="T1"> </text:span><text:span text:style-name="T13">ﮛﮜ</text:span><text:span text:style-name="T1"> </text:span><text:span text:style-name="T13">ﮝ</text:span><text:span text:style-name="T1"> </text:span><text:span text:style-name="T13">ﮞ</text:span><text:span text:style-name="T1"> </text:span><text:span text:style-name="T13">ﮟ</text:span><text:span text:style-name="T1"> </text:span><text:span text:style-name="T13">ﮠ</text:span><text:span text:style-name="T1"> </text:span><text:span text:style-name="T13">ﮡ</text:span><text:span text:style-name="T1"> </text:span><text:span text:style-name="T13">ﮢ</text:span><text:span text:style-name="T1"> </text:span><text:span text:style-name="T13">ﮣ</text:span><text:span text:style-name="T1"> </text:span><text:span text:style-name="T13">ﮤ</text:span><text:span text:style-name="T1"> </text:span><text:span text:style-name="T13">ﮥ</text:span><text:span text:style-name="T1"> </text:span><text:span text:style-name="T13">ﮦ</text:span><text:span text:style-name="T1"> </text:span><text:span text:style-name="T13">ﮧ</text:span><text:span text:style-name="T1"> </text:span><text:span text:style-name="T13">ﮨ</text:span><text:span text:style-name="T1"> </text:span><text:span text:style-name="T13">ﮩ</text:span><text:span text:style-name="T1"> </text:span><text:span text:style-name="T13">ﮪﮫ</text:span><text:span text:style-name="T1"> </text:span><text:span text:style-name="T13">ﮬ</text:span><text:span text:style-name="T1"> </text:span><text:span text:style-name="T13">ﮭ</text:span><text:span text:style-name="T1"> </text:span><text:span text:style-name="T13">ﮮ</text:span><text:span text:style-name="T1"> </text:span><text:span text:style-name="T13">ﮯ</text:span><text:span text:style-name="T1"> </text:span><text:span text:style-name="T13">ﮰ</text:span><text:span text:style-name="T1"> </text:span><text:span text:style-name="T13">ﮱ</text:span><text:span text:style-name="T1"> </text:span><text:span text:style-name="T13">ﯓ</text:span><text:span text:style-name="T1"> </text:span><text:span text:style-name="T13">ﯔﯕ</text:span><text:span text:style-name="T1"> </text:span><text:span text:style-name="T13">ﯖ</text:span><text:span text:style-name="T1"> </text:span><text:span text:style-name="T13">ﯗ</text:span><text:span text:style-name="T1"> </text:span><text:span text:style-name="T13">ﯘ</text:span><text:span text:style-name="T1"> </text:span><text:span text:style-name="T13">ﯙ</text:span><text:span text:style-name="T1"> </text:span><text:span text:style-name="T13">ﯚ</text:span><text:span text:style-name="T1"> </text:span><text:span text:style-name="T13">ﯛ</text:span><text:span text:style-name="T1"> </text:span><text:span text:style-name="T13">ﯜ</text:span><text:span text:style-name="T1"> </text:span><text:span text:style-name="T13">ﯝ</text:span><text:span text:style-name="T1"> </text:span><text:span text:style-name="T13">ﯞ</text:span><text:span text:style-name="T1"> </text:span><text:span text:style-name="T13">ﯟ</text:span><text:span text:style-name="T1"> </text:span><text:span text:style-name="T13">ﯠ</text:span><text:span text:style-name="T1"> </text:span><text:span text:style-name="T13">ﯡ</text:span><text:span text:style-name="T1"> </text:span><text:span text:style-name="T13">ﯢ</text:span><text:span text:style-name="T1"> </text:span><text:span text:style-name="T13">ﯣﯤ</text:span><text:span text:style-name="T1"> </text:span><text:span text:style-name="T13">ﯥ</text:span><text:span text:style-name="T1"> </text:span><text:span text:style-name="T13">ﯦ</text:span><text:span text:style-name="T1"> </text:span><text:span text:style-name="T13">ﯧ</text:span><text:span text:style-name="T1"> </text:span><text:span text:style-name="T13">ﯨ</text:span><text:span text:style-name="T1"> </text:span><text:span text:style-name="T13">ﯩ</text:span><text:span text:style-name="T1"> </text:span><text:span text:style-name="T13">ﯪ</text:span><text:span text:style-name="T1"> </text:span><text:span text:style-name="T13">ﯫ</text:span><text:span text:style-name="T1"> </text:span><text:span text:style-name="T13">ﯬ</text:span><text:span text:style-name="T1"> </text:span><text:span text:style-name="T13">ﯭ</text:span><text:span text:style-name="T1"> </text:span><text:span text:style-name="T13">ﯮ</text:span><text:span text:style-name="T1"> </text:span><text:span text:style-name="T13">ﯯ</text:span><text:span text:style-name="T1"> </text:span><text:span text:style-name="T13">ﯰ</text:span><text:span text:style-name="T1"> </text:span><text:span text:style-name="T13">ﯱﯲ</text:span><text:span text:style-name="T1"> </text:span><text:span text:style-name="T13">ﯳ</text:span><text:span text:style-name="T1"> </text:span><text:span text:style-name="T13">ﯴ</text:span><text:span text:style-name="T1"> </text:span><text:span text:style-name="T13">ﯵﯶ</text:span><text:span text:style-name="T1"> </text:span><text:span text:style-name="T13">ﯷ</text:span><text:span text:style-name="T1"> </text:span><text:span text:style-name="T13">ﯸ</text:span><text:span text:style-name="T1"> </text:span><text:span text:style-name="T13">ﯹ</text:span><text:span text:style-name="T1"> </text:span><text:span text:style-name="T13">ﯺ</text:span><text:span text:style-name="T1"> </text:span><text:span text:style-name="T13">ﯻ</text:span><text:span text:style-name="T1"> </text:span><text:span text:style-name="T13">ﯼ</text:span><text:span text:style-name="T1"> </text:span><text:span text:style-name="T13">ﯽ</text:span><text:span text:style-name="T1"> </text:span><text:span text:style-name="T13">ﯾ</text:span><text:span text:style-name="T1"> </text:span><text:span text:style-name="T13">ﯿ</text:span><text:span text:style-name="T1"> </text:span><text:span text:style-name="T13">ﰀ</text:span><text:span text:style-name="T1"> </text:span><text:span text:style-name="T13">ﰁ</text:span><text:span text:style-name="T1"> </text:span><text:span text:style-name="T13">ﰂ</text:span><text:span text:style-name="T1"> </text:span><text:span text:style-name="T13">ﰃ</text:span><text:span text:style-name="T1"> </text:span><text:span text:style-name="T13">ﰄﰅ</text:span><text:span text:style-name="T1"> </text:span><text:span text:style-name="T13">ﰆ</text:span><text:span text:style-name="T1"> </text:span><text:span text:style-name="T13">ﰇ</text:span><text:span text:style-name="T1"> </text:span><text:span text:style-name="T13">ﰈ</text:span><text:span text:style-name="T1"> </text:span><text:span text:style-name="T13">ﰉ</text:span><text:span text:style-name="T1"> </text:span><text:span text:style-name="T13">ﰊ</text:span><text:span text:style-name="T1"> </text:span><text:span text:style-name="T13">ﰋ</text:span><text:span text:style-name="T1"> </text:span><text:span text:style-name="T13">ﰌﰍ</text:span><text:span text:style-name="T1"> </text:span><text:span text:style-name="T13">ﰎ</text:span><text:span text:style-name="T1"> </text:span><text:span text:style-name="T13">ﰏ</text:span><text:span text:style-name="T1"> </text:span><text:span text:style-name="T13">ﰐ</text:span><text:span text:style-name="T1"> </text:span><text:span text:style-name="T13">ﰑ</text:span><text:span text:style-name="T1"> </text:span><text:span text:style-name="T13">ﰒ</text:span><text:span text:style-name="T1"> </text:span><text:span text:style-name="T13">ﰓ</text:span></text:p>
      <text:p text:style-name="P10"><text:span text:style-name="T14">ﭑ</text:span><text:span text:style-name="T1"> </text:span><text:span text:style-name="T14">ﭒ</text:span><text:span text:style-name="T1"> </text:span><text:span text:style-name="T14">ﭓ</text:span><text:span text:style-name="T1"> </text:span><text:span text:style-name="T14">ﭔ</text:span><text:span text:style-name="T1"> </text:span><text:span text:style-name="T14">ﭕ</text:span><text:span text:style-name="T1"> </text:span><text:span text:style-name="T14">ﭖ</text:span><text:span text:style-name="T1"> </text:span><text:span text:style-name="T14">ﭗ</text:span><text:span text:style-name="T1"> </text:span><text:span text:style-name="T14">ﭘ</text:span><text:span text:style-name="T1"> </text:span><text:span text:style-name="T14">ﭙ</text:span><text:span text:style-name="T1"> </text:span><text:span text:style-name="T14">ﭚ</text:span><text:span text:style-name="T1"> </text:span><text:span text:style-name="T14">ﭛ</text:span><text:span text:style-name="T1"> </text:span><text:span text:style-name="T14">ﭜ</text:span><text:span text:style-name="T1"> </text:span><text:span text:style-name="T14">ﭝ</text:span><text:span text:style-name="T1"> </text:span><text:span text:style-name="T14">ﭞ</text:span><text:span text:style-name="T1"> </text:span><text:span text:style-name="T14">ﭟ</text:span><text:span text:style-name="T1"> </text:span><text:span text:style-name="T14">ﭠ</text:span><text:span text:style-name="T1"> </text:span><text:span text:style-name="T14">ﭡ</text:span><text:span text:style-name="T1"> </text:span><text:span text:style-name="T14">ﭢ</text:span><text:span text:style-name="T1"> </text:span><text:span text:style-name="T14">ﭣ</text:span><text:span text:style-name="T1"> </text:span><text:span text:style-name="T14">ﭤﭥ</text:span><text:span text:style-name="T1"> </text:span><text:span text:style-name="T14">ﭦ</text:span><text:span text:style-name="T1"> </text:span><text:span text:style-name="T14">ﭧ</text:span><text:span text:style-name="T1"> </text:span><text:span text:style-name="T14">ﭨﭩ</text:span><text:span text:style-name="T1"> </text:span><text:span text:style-name="T14">ﭪ</text:span><text:span text:style-name="T1"> </text:span><text:span text:style-name="T14">ﭫ</text:span><text:span text:style-name="T1"> </text:span><text:span text:style-name="T14">ﭬ</text:span><text:span text:style-name="T1"> </text:span><text:span text:style-name="T14">ﭭ</text:span><text:span text:style-name="T1"> </text:span><text:span text:style-name="T14">ﭮ</text:span><text:span text:style-name="T1"> </text:span><text:span text:style-name="T14">ﭯ</text:span><text:span text:style-name="T1"> </text:span><text:span text:style-name="T14">ﭰ</text:span><text:span text:style-name="T1"> </text:span><text:span text:style-name="T14">ﭱ</text:span><text:span text:style-name="T1"> </text:span><text:span text:style-name="T14">ﭲ</text:span><text:span text:style-name="T1"> </text:span><text:span text:style-name="T14">ﭳ</text:span><text:span text:style-name="T1"> </text:span><text:span text:style-name="T14">ﭴ</text:span><text:span text:style-name="T1"> </text:span><text:span text:style-name="T14">ﭵ</text:span><text:span text:style-name="T1"> </text:span><text:span text:style-name="T14">ﭶ</text:span><text:span text:style-name="T1"> </text:span><text:span text:style-name="T14">ﭷ</text:span><text:span text:style-name="T1"> </text:span><text:span text:style-name="T14">ﭸﭹ</text:span><text:span text:style-name="T1"> </text:span><text:span text:style-name="T14">ﭺ</text:span><text:span text:style-name="T1"> </text:span><text:span text:style-name="T14">ﭻ</text:span><text:span text:style-name="T1"> </text:span><text:span text:style-name="T14">ﭼ</text:span><text:span text:style-name="T1"> </text:span><text:span text:style-name="T14">ﭽ</text:span><text:span text:style-name="T1"> </text:span><text:span text:style-name="T14">ﭾ</text:span><text:span text:style-name="T1"> </text:span><text:span text:style-name="T14">ﭿ</text:span><text:span text:style-name="T1"> </text:span><text:span text:style-name="T14">ﮀ</text:span><text:span text:style-name="T1"> </text:span><text:span text:style-name="T14">ﮁﮂ</text:span><text:span text:style-name="T1"> </text:span><text:span text:style-name="T14">ﮃ</text:span><text:span text:style-name="T1"> </text:span><text:span text:style-name="T14">ﮄ</text:span><text:span text:style-name="T1"> </text:span><text:span text:style-name="T14">ﮅ</text:span><text:span text:style-name="T1"> </text:span><text:span text:style-name="T14">ﮆ</text:span><text:span text:style-name="T1"> </text:span><text:span text:style-name="T14">ﮇ</text:span><text:span text:style-name="T1"> </text:span><text:span text:style-name="T14">ﮈ</text:span><text:span text:style-name="T1"> </text:span><text:span text:style-name="T14">ﮉ</text:span><text:span text:style-name="T1"> </text:span><text:span text:style-name="T14">ﮊ</text:span><text:span text:style-name="T1"> </text:span><text:span text:style-name="T14">ﮋ</text:span><text:span text:style-name="T1"> </text:span><text:span text:style-name="T14">ﮌ</text:span><text:span text:style-name="T1"> </text:span><text:span text:style-name="T14">ﮍ</text:span><text:span text:style-name="T1"> </text:span><text:span text:style-name="T14">ﮎ</text:span><text:span text:style-name="T1"> </text:span><text:span text:style-name="T14">ﮏ</text:span><text:span text:style-name="T1"> </text:span><text:span text:style-name="T14">ﮐ</text:span><text:span text:style-name="T1"> </text:span><text:span text:style-name="T14">ﮑ</text:span><text:span text:style-name="T1"> </text:span><text:span text:style-name="T14">ﮒ</text:span><text:span text:style-name="T1"> </text:span><text:span text:style-name="T14">ﮓ</text:span><text:span text:style-name="T1"> </text:span><text:span text:style-name="T14">ﮔ</text:span><text:span text:style-name="T1"> </text:span><text:span text:style-name="T14">ﮕ</text:span><text:span text:style-name="T1"> </text:span><text:span text:style-name="T14">ﮖ</text:span><text:span text:style-name="T1"> </text:span><text:span text:style-name="T14">ﮗ</text:span><text:span text:style-name="T1"> </text:span><text:span text:style-name="T14">ﮘ</text:span><text:span text:style-name="T1"> </text:span><text:span text:style-name="T14">ﮙ</text:span><text:span text:style-name="T1"> </text:span><text:span text:style-name="T14">ﮚ</text:span><text:span text:style-name="T1"> </text:span><text:span text:style-name="T14">ﮛﮜ</text:span><text:span text:style-name="T1"> </text:span><text:span text:style-name="T14">ﮝ</text:span><text:span text:style-name="T1"> </text:span><text:span text:style-name="T14">ﮞ</text:span><text:span text:style-name="T1"> </text:span><text:span text:style-name="T14">ﮟ</text:span><text:span text:style-name="T1"> </text:span><text:span text:style-name="T14">ﮠ</text:span><text:span text:style-name="T1"> </text:span><text:span text:style-name="T14">ﮡ</text:span><text:span text:style-name="T1"> </text:span><text:span text:style-name="T14">ﮢ</text:span><text:span text:style-name="T1"> </text:span><text:span text:style-name="T14">ﮣ</text:span><text:span text:style-name="T1"> </text:span><text:span text:style-name="T14">ﮤ</text:span><text:span text:style-name="T1"> </text:span><text:span text:style-name="T14">ﮥ</text:span><text:span text:style-name="T1"> </text:span><text:span text:style-name="T14">ﮦ</text:span><text:span text:style-name="T1"> </text:span><text:span text:style-name="T14">ﮧ</text:span><text:span text:style-name="T1"> </text:span><text:span text:style-name="T14">ﮨ</text:span><text:span text:style-name="T1"> </text:span><text:span text:style-name="T14">ﮩ</text:span><text:span text:style-name="T1"> </text:span><text:span text:style-name="T14">ﮪ</text:span><text:span text:style-name="T1"> </text:span><text:span text:style-name="T14">ﮫ</text:span><text:span text:style-name="T1"> </text:span><text:span text:style-name="T14">ﮬ</text:span><text:span text:style-name="T1"> </text:span><text:span text:style-name="T14">ﮭ</text:span><text:span text:style-name="T1"> </text:span><text:span text:style-name="T14">ﮮﮯ</text:span><text:span text:style-name="T1"> </text:span><text:span text:style-name="T14">ﮰ</text:span><text:span text:style-name="T1"> </text:span><text:span text:style-name="T14">ﮱ</text:span><text:span text:style-name="T1"> </text:span><text:span text:style-name="T14">ﯓ</text:span><text:span text:style-name="T1"> </text:span><text:span text:style-name="T14">ﯔ</text:span><text:span text:style-name="T1"> </text:span><text:span text:style-name="T14">ﯕ</text:span><text:span text:style-name="T1"> </text:span><text:span text:style-name="T14">ﯖ</text:span><text:span text:style-name="T1"> </text:span><text:span text:style-name="T14">ﯗ</text:span><text:span text:style-name="T1"> </text:span><text:span text:style-name="T14">ﯘ</text:span><text:span text:style-name="T1"> </text:span><text:span text:style-name="T14">ﯙ</text:span><text:span text:style-name="T1"> </text:span><text:span text:style-name="T14">ﯚ</text:span><text:span text:style-name="T1"> </text:span><text:span text:style-name="T14">ﯛ</text:span><text:span text:style-name="T1"> </text:span><text:span text:style-name="T14">ﯜ</text:span><text:span text:style-name="T1"> </text:span><text:span text:style-name="T14">ﯝ</text:span><text:span text:style-name="T1"> </text:span><text:span text:style-name="T14">ﯞ</text:span><text:span text:style-name="T1"> </text:span><text:span text:style-name="T14">ﯟ</text:span><text:span text:style-name="T1"> </text:span><text:span text:style-name="T14">ﯠ</text:span><text:span text:style-name="T1"> </text:span><text:span text:style-name="T14">ﯡ</text:span><text:span text:style-name="T1"> </text:span><text:span text:style-name="T14">ﯢ</text:span><text:span text:style-name="T1"> </text:span><text:span text:style-name="T14">ﯣﯤ</text:span><text:span text:style-name="T1"> </text:span><text:span text:style-name="T14">ﯥ</text:span><text:span text:style-name="T1"> </text:span><text:span text:style-name="T14">ﯦ</text:span><text:span text:style-name="T1"> </text:span><text:span text:style-name="T14">ﯧ</text:span><text:span text:style-name="T1"> </text:span><text:span text:style-name="T14">ﯨ</text:span><text:span text:style-name="T1"> </text:span><text:span text:style-name="T14">ﯩ</text:span><text:span text:style-name="T1"> </text:span><text:span text:style-name="T14">ﯪ</text:span><text:span text:style-name="T1"> </text:span><text:span text:style-name="T14">ﯫ</text:span><text:span text:style-name="T1"> </text:span><text:span text:style-name="T14">ﯬ</text:span><text:span text:style-name="T1"> </text:span><text:span text:style-name="T14">ﯭ</text:span><text:span text:style-name="T1"> </text:span><text:span text:style-name="T14">ﯮ</text:span><text:span text:style-name="T1"> </text:span><text:span text:style-name="T14">ﯯ</text:span><text:span text:style-name="T1"> </text:span><text:span text:style-name="T14">ﯰ</text:span><text:span text:style-name="T1"> </text:span><text:span text:style-name="T14">ﯱ</text:span><text:span text:style-name="T1"> </text:span><text:span text:style-name="T14">ﯲ</text:span><text:span text:style-name="T1"> </text:span><text:span text:style-name="T14">ﯳ</text:span><text:span text:style-name="T1"> </text:span><text:span text:style-name="T14">ﯴ</text:span><text:span text:style-name="T1"> </text:span><text:span text:style-name="T14">ﯵ</text:span><text:span text:style-name="T1"> </text:span><text:span text:style-name="T14">ﯶ</text:span><text:span text:style-name="T1"> </text:span><text:span text:style-name="T14">ﯷ</text:span><text:span text:style-name="T1"> </text:span><text:span text:style-name="T14">ﯸﯹ</text:span><text:span text:style-name="T1"> </text:span><text:span text:style-name="T14">ﯺ</text:span><text:span text:style-name="T1"> </text:span><text:span text:style-name="T14">ﯻ</text:span><text:span text:style-name="T1"> </text:span><text:span text:style-name="T14">ﯼ</text:span><text:span text:style-name="T1"> </text:span><text:span text:style-name="T14">ﯽ</text:span><text:span text:style-name="T1"> </text:span><text:span text:style-name="T14">ﯾ</text:span><text:span text:style-name="T1"> </text:span><text:span text:style-name="T14">ﯿ</text:span><text:span text:style-name="T1"> </text:span><text:span text:style-name="T14">ﰀ</text:span><text:span text:style-name="T1"> </text:span><text:span text:style-name="T14">ﰁﰂ</text:span><text:span text:style-name="T1"> </text:span><text:span text:style-name="T14">ﰃ</text:span><text:span text:style-name="T1"> </text:span><text:span text:style-name="T14">ﰄ</text:span><text:span text:style-name="T1"> </text:span><text:span text:style-name="T14">ﰅ</text:span><text:span text:style-name="T1"> </text:span><text:span text:style-name="T14">ﰆ</text:span><text:span text:style-name="T1"> </text:span><text:span text:style-name="T14">ﰇﰈ</text:span><text:span text:style-name="T1"> </text:span><text:span text:style-name="T14">ﰉ</text:span><text:span text:style-name="T1"> </text:span><text:span text:style-name="T14">ﰊ</text:span><text:span text:style-name="T1"> </text:span><text:span text:style-name="T14">ﰋ</text:span><text:span text:style-name="T1"> </text:span><text:span text:style-name="T14">ﰌ</text:span><text:span text:style-name="T1"> </text:span><text:span text:style-name="T14">ﰍﰎ</text:span><text:span text:style-name="T1"> </text:span><text:span text:style-name="T14">ﰏ</text:span><text:span text:style-name="T1"> </text:span><text:span text:style-name="T14">ﰐ</text:span><text:span text:style-name="T1"> </text:span><text:span text:style-name="T14">ﰑ</text:span><text:span text:style-name="T1"> </text:span><text:span text:style-name="T14">ﰒ</text:span><text:span text:style-name="T1"> </text:span><text:span text:style-name="T14">ﰓ</text:span><text:span text:style-name="T1"> </text:span><text:span text:style-name="T14">ﰔ</text:span><text:span text:style-name="T1"> </text:span><text:span text:style-name="T14">ﰕ</text:span><text:span text:style-name="T1"> </text:span><text:span text:style-name="T14">ﰖ</text:span></text:p>
      <text:p text:style-name="P11"><text:span text:style-name="T15">ﭑ</text:span><text:span text:style-name="T1"> </text:span><text:span text:style-name="T15">ﭒ</text:span><text:span text:style-name="T1"> </text:span><text:span text:style-name="T15">ﭓ</text:span><text:span text:style-name="T1"> </text:span><text:span text:style-name="T15">ﭔﭕ</text:span><text:span text:style-name="T1"> </text:span><text:span text:style-name="T15">ﭖ</text:span><text:span text:style-name="T1"> </text:span><text:span text:style-name="T15">ﭗ</text:span><text:span text:style-name="T1"> </text:span><text:span text:style-name="T15">ﭘ</text:span><text:span text:style-name="T1"> </text:span><text:span text:style-name="T15">ﭙ</text:span><text:span text:style-name="T1"> </text:span><text:span text:style-name="T15">ﭚ</text:span><text:span text:style-name="T1"> </text:span><text:span text:style-name="T15">ﭛ</text:span><text:span text:style-name="T1"> </text:span><text:span text:style-name="T15">ﭜ</text:span><text:span text:style-name="T1"> </text:span><text:span text:style-name="T15">ﭝﭞ</text:span><text:span text:style-name="T1"> </text:span><text:span text:style-name="T15">ﭟ</text:span><text:span text:style-name="T1"> </text:span><text:span text:style-name="T15">ﭠ</text:span><text:span text:style-name="T1"> </text:span><text:span text:style-name="T15">ﭡ</text:span><text:span text:style-name="T1"> </text:span><text:span text:style-name="T15">ﭢ</text:span><text:span text:style-name="T1"> </text:span><text:span text:style-name="T15">ﭣ</text:span><text:span text:style-name="T1"> </text:span><text:span text:style-name="T15">ﭤ</text:span><text:span text:style-name="T1"> </text:span><text:span text:style-name="T15">ﭥ</text:span><text:span text:style-name="T1"> </text:span><text:span text:style-name="T15">ﭦ</text:span><text:span text:style-name="T1"> </text:span><text:span text:style-name="T15">ﭧ</text:span><text:span text:style-name="T1"> </text:span><text:span text:style-name="T15">ﭨ</text:span><text:span text:style-name="T1"> </text:span><text:span text:style-name="T15">ﭩ</text:span><text:span text:style-name="T1"> </text:span><text:span text:style-name="T15">ﭪ</text:span><text:span text:style-name="T1"> </text:span><text:span text:style-name="T15">ﭫ</text:span><text:span text:style-name="T1"> </text:span><text:span text:style-name="T15">ﭬ</text:span><text:span text:style-name="T1"> </text:span><text:span text:style-name="T15">ﭭ</text:span><text:span text:style-name="T1"> </text:span><text:span text:style-name="T15">ﭮ</text:span><text:span text:style-name="T1"> </text:span><text:span text:style-name="T15">ﭯ</text:span><text:span text:style-name="T1"> </text:span><text:span text:style-name="T15">ﭰ</text:span><text:span text:style-name="T1"> </text:span><text:span text:style-name="T15">ﭱ</text:span><text:span text:style-name="T1"> </text:span><text:span text:style-name="T15">ﭲ</text:span><text:span text:style-name="T1"> </text:span><text:span text:style-name="T15">ﭳ</text:span><text:span text:style-name="T1"> </text:span><text:span text:style-name="T15">ﭴ</text:span><text:span text:style-name="T1"> </text:span><text:span text:style-name="T15">ﭵ</text:span><text:span text:style-name="T1"> </text:span><text:span text:style-name="T15">ﭶ</text:span><text:span text:style-name="T1"> </text:span><text:span text:style-name="T15">ﭷ</text:span><text:span text:style-name="T1"> </text:span><text:span text:style-name="T15">ﭸ</text:span><text:span text:style-name="T1"> </text:span><text:span text:style-name="T15">ﭹ</text:span><text:span text:style-name="T1"> </text:span><text:span text:style-name="T15">ﭺ</text:span><text:span text:style-name="T1"> </text:span><text:span text:style-name="T15">ﭻ</text:span><text:span text:style-name="T1"> </text:span><text:span text:style-name="T15">ﭼ</text:span><text:span text:style-name="T1"> </text:span><text:span text:style-name="T15">ﭽ</text:span><text:span text:style-name="T1"> </text:span><text:span text:style-name="T15">ﭾ</text:span><text:span text:style-name="T1"> </text:span><text:span text:style-name="T15">ﭿ</text:span><text:span text:style-name="T1"> </text:span><text:span text:style-name="T15">ﮀ</text:span><text:span text:style-name="T1"> </text:span><text:span text:style-name="T15">ﮁ</text:span><text:span text:style-name="T1"> </text:span><text:span text:style-name="T15">ﮂﮃ</text:span><text:span text:style-name="T1"> </text:span><text:span text:style-name="T15">ﮄ</text:span><text:span text:style-name="T1"> </text:span><text:span text:style-name="T15">ﮅ</text:span><text:span text:style-name="T1"> </text:span><text:span text:style-name="T15">ﮆ</text:span><text:span text:style-name="T1"> </text:span><text:span text:style-name="T15">ﮇ</text:span><text:span text:style-name="T1"> </text:span><text:span text:style-name="T15">ﮈ</text:span><text:span text:style-name="T1"> </text:span><text:span text:style-name="T15">ﮉ</text:span><text:span text:style-name="T1"> </text:span><text:span text:style-name="T15">ﮊ</text:span><text:span text:style-name="T1"> </text:span><text:span text:style-name="T15">ﮋ</text:span><text:span text:style-name="T1"> </text:span><text:span text:style-name="T15">ﮌ</text:span><text:span text:style-name="T1"> </text:span><text:span text:style-name="T15">ﮍ</text:span><text:span text:style-name="T1"> </text:span><text:span text:style-name="T15">ﮎ</text:span><text:span text:style-name="T1"> </text:span><text:span text:style-name="T15">ﮏﮐ</text:span><text:span text:style-name="T1"> </text:span><text:span text:style-name="T15">ﮑ</text:span><text:span text:style-name="T1"> </text:span><text:span text:style-name="T15">ﮒ</text:span><text:span text:style-name="T1"> </text:span><text:span text:style-name="T15">ﮓ</text:span><text:span text:style-name="T1"> </text:span><text:span text:style-name="T15">ﮔ</text:span><text:span text:style-name="T1"> </text:span><text:span text:style-name="T15">ﮕ</text:span><text:span text:style-name="T1"> </text:span><text:span text:style-name="T15">ﮖ</text:span><text:span text:style-name="T1"> </text:span><text:span text:style-name="T15">ﮗ</text:span><text:span text:style-name="T1"> </text:span><text:span text:style-name="T15">ﮘ</text:span><text:span text:style-name="T1"> </text:span><text:span text:style-name="T15">ﮙﮚ</text:span><text:span text:style-name="T1"> </text:span><text:span text:style-name="T15">ﮛ</text:span><text:span text:style-name="T1"> </text:span><text:span text:style-name="T15">ﮜ</text:span><text:span text:style-name="T1"> </text:span><text:span text:style-name="T15">ﮝ</text:span><text:span text:style-name="T1"> </text:span><text:span text:style-name="T15">ﮞ</text:span><text:span text:style-name="T1"> </text:span><text:span text:style-name="T15">ﮟ</text:span><text:span text:style-name="T1"> </text:span><text:span text:style-name="T15">ﮠ</text:span><text:span text:style-name="T1"> </text:span><text:span text:style-name="T15">ﮡ</text:span><text:span text:style-name="T1"> </text:span><text:span text:style-name="T15">ﮢ</text:span><text:span text:style-name="T1"> </text:span><text:span text:style-name="T15">ﮣ</text:span><text:span text:style-name="T1"> </text:span><text:span text:style-name="T15">ﮤ</text:span><text:span text:style-name="T1"> </text:span><text:span text:style-name="T15">ﮥ</text:span><text:span text:style-name="T1"> </text:span><text:span text:style-name="T15">ﮦ</text:span><text:span text:style-name="T1"> </text:span><text:span text:style-name="T15">ﮧ</text:span><text:span text:style-name="T1"> </text:span><text:span text:style-name="T15">ﮨ</text:span><text:span text:style-name="T1"> </text:span><text:span text:style-name="T15">ﮩ</text:span><text:span text:style-name="T1"> </text:span><text:span text:style-name="T15">ﮪ</text:span><text:span text:style-name="T1"> </text:span><text:span text:style-name="T15">ﮫ</text:span><text:span text:style-name="T1"> </text:span><text:span text:style-name="T15">ﮬ</text:span><text:span text:style-name="T1"> </text:span><text:span text:style-name="T15">ﮭ</text:span><text:span text:style-name="T1"> </text:span><text:span text:style-name="T15">ﮮ</text:span><text:span text:style-name="T1"> </text:span><text:span text:style-name="T15">ﮯ</text:span><text:span text:style-name="T1"> </text:span><text:span text:style-name="T15">ﮰ</text:span><text:span text:style-name="T1"> </text:span><text:span text:style-name="T15">ﮱ</text:span><text:span text:style-name="T1"> </text:span><text:span text:style-name="T15">ﯓ</text:span><text:span text:style-name="T1"> </text:span><text:span text:style-name="T15">ﯔ</text:span><text:span text:style-name="T1"> </text:span><text:span text:style-name="T15">ﯕ</text:span><text:span text:style-name="T1"> </text:span><text:span text:style-name="T15">ﯖ</text:span><text:span text:style-name="T1"> </text:span><text:span text:style-name="T15">ﯗ</text:span><text:span text:style-name="T1"> </text:span><text:span text:style-name="T15">ﯘ</text:span><text:span text:style-name="T1"> </text:span><text:span text:style-name="T15">ﯙ</text:span><text:span text:style-name="T1"> </text:span><text:span text:style-name="T15">ﯚ</text:span><text:span text:style-name="T1"> </text:span><text:span text:style-name="T15">ﯛ</text:span><text:span text:style-name="T1"> </text:span><text:span text:style-name="T15">ﯜ</text:span><text:span text:style-name="T1"> </text:span><text:span text:style-name="T15">ﯝﯞ</text:span><text:span text:style-name="T1"> </text:span><text:span text:style-name="T15">ﯟ</text:span><text:span text:style-name="T1"> </text:span><text:span text:style-name="T15">ﯠ</text:span><text:span text:style-name="T1"> </text:span><text:span text:style-name="T15">ﯡ</text:span><text:span text:style-name="T1"> </text:span><text:span text:style-name="T15">ﯢ</text:span><text:span text:style-name="T1"> </text:span><text:span text:style-name="T15">ﯣ</text:span><text:span text:style-name="T1"> </text:span><text:span text:style-name="T15">ﯤ</text:span><text:span text:style-name="T1"> </text:span><text:span text:style-name="T15">ﯥ</text:span><text:span text:style-name="T1"> </text:span><text:span text:style-name="T15">ﯦ</text:span><text:span text:style-name="T1"> </text:span><text:span text:style-name="T15">ﯧ</text:span><text:span text:style-name="T1"> </text:span><text:span text:style-name="T15">ﯨ</text:span><text:span text:style-name="T1"> </text:span><text:span text:style-name="T15">ﯩ</text:span><text:span text:style-name="T1"> </text:span><text:span text:style-name="T15">ﯪ</text:span><text:span text:style-name="T1"> </text:span><text:span text:style-name="T15">ﯫ</text:span><text:span text:style-name="T1"> </text:span><text:span text:style-name="T15">ﯬ</text:span><text:span text:style-name="T1"> </text:span><text:span text:style-name="T15">ﯭ</text:span><text:span text:style-name="T1"> </text:span><text:span text:style-name="T15">ﯮ</text:span><text:span text:style-name="T1"> </text:span><text:span text:style-name="T15">ﯯ</text:span><text:span text:style-name="T1"> </text:span><text:span text:style-name="T15">ﯰ</text:span><text:span text:style-name="T1"> </text:span><text:span text:style-name="T15">ﯱ</text:span><text:span text:style-name="T1"> </text:span><text:span text:style-name="T15">ﯲ</text:span><text:span text:style-name="T1"> </text:span><text:span text:style-name="T15">ﯳ</text:span><text:span text:style-name="T1"> </text:span><text:span text:style-name="T15">ﯴ</text:span><text:span text:style-name="T1"> </text:span><text:span text:style-name="T15">ﯵ</text:span><text:span text:style-name="T1"> </text:span><text:span text:style-name="T15">ﯶ</text:span><text:span text:style-name="T1"> </text:span><text:span text:style-name="T15">ﯷ</text:span><text:span text:style-name="T1"> </text:span><text:span text:style-name="T15">ﯸ</text:span><text:span text:style-name="T1"> </text:span><text:span text:style-name="T15">ﯹ</text:span><text:span text:style-name="T1"> </text:span><text:span text:style-name="T15">ﯺ</text:span><text:span text:style-name="T1"> </text:span><text:span text:style-name="T15">ﯻ</text:span><text:span text:style-name="T1"> </text:span><text:span text:style-name="T15">ﯼ</text:span><text:span text:style-name="T1"> </text:span><text:span text:style-name="T15">ﯽ</text:span><text:span text:style-name="T1"> </text:span><text:span text:style-name="T15">ﯾ</text:span><text:span text:style-name="T1"> </text:span><text:span text:style-name="T15">ﯿ</text:span><text:span text:style-name="T1"> </text:span><text:span text:style-name="T15">ﰀ</text:span><text:span text:style-name="T1"> </text:span><text:span text:style-name="T15">ﰁ</text:span><text:span text:style-name="T1"> </text:span><text:span text:style-name="T15">ﰂ</text:span></text:p>
      <text:p text:style-name="P12"><text:span text:style-name="T16">ﭑ</text:span><text:span text:style-name="T1"> </text:span><text:span text:style-name="T16">ﭒ</text:span><text:span text:style-name="T1"> </text:span><text:span text:style-name="T16">ﭓ</text:span><text:span text:style-name="T1"> </text:span><text:span text:style-name="T16">ﭔ</text:span><text:span text:style-name="T1"> </text:span><text:span text:style-name="T16">ﭕ</text:span><text:span text:style-name="T1"> </text:span><text:span text:style-name="T16">ﭖ</text:span><text:span text:style-name="T1"> </text:span><text:span text:style-name="T16">ﭗ</text:span><text:span text:style-name="T1"> </text:span><text:span text:style-name="T16">ﭘ</text:span><text:span text:style-name="T1"> </text:span><text:span text:style-name="T16">ﭙ</text:span><text:span text:style-name="T1"> </text:span><text:span text:style-name="T16">ﭚ</text:span><text:span text:style-name="T1"> </text:span><text:span text:style-name="T16">ﭛ</text:span><text:span text:style-name="T1"> </text:span><text:span text:style-name="T16">ﭜ</text:span><text:span text:style-name="T1"> </text:span><text:span text:style-name="T16">ﭝ</text:span><text:span text:style-name="T1"> </text:span><text:span text:style-name="T16">ﭞ</text:span><text:span text:style-name="T1"> </text:span><text:span text:style-name="T16">ﭟ</text:span><text:span text:style-name="T1"> </text:span><text:span text:style-name="T16">ﭠ</text:span><text:span text:style-name="T1"> </text:span><text:span text:style-name="T16">ﭡﭢ</text:span><text:span text:style-name="T1"> </text:span><text:span text:style-name="T16">ﭣ</text:span><text:span text:style-name="T1"> </text:span><text:span text:style-name="T16">ﭤ</text:span><text:span text:style-name="T1"> </text:span><text:span text:style-name="T16">ﭥ</text:span><text:span text:style-name="T1"> </text:span><text:span text:style-name="T16">ﭦ</text:span><text:span text:style-name="T1"> </text:span><text:span text:style-name="T16">ﭧ</text:span><text:span text:style-name="T1"> </text:span><text:span text:style-name="T16">ﭨﭩ</text:span><text:span text:style-name="T1"> </text:span><text:span text:style-name="T16">ﭪ</text:span><text:span text:style-name="T1"> </text:span><text:span text:style-name="T16">ﭫ</text:span><text:span text:style-name="T1"> </text:span><text:span text:style-name="T16">ﭬ</text:span><text:span text:style-name="T1"> </text:span><text:span text:style-name="T16">ﭭ</text:span><text:span text:style-name="T1"> </text:span><text:span text:style-name="T16">ﭮ</text:span><text:span text:style-name="T1"> </text:span><text:span text:style-name="T16">ﭯ</text:span><text:span text:style-name="T1"> </text:span><text:span text:style-name="T16">ﭰ</text:span><text:span text:style-name="T1"> </text:span><text:span text:style-name="T16">ﭱ</text:span><text:span text:style-name="T1"> </text:span><text:span text:style-name="T16">ﭲ</text:span><text:span text:style-name="T1"> </text:span><text:span text:style-name="T16">ﭳ</text:span><text:span text:style-name="T1"> </text:span><text:span text:style-name="T16">ﭴ</text:span><text:span text:style-name="T1"> </text:span><text:span text:style-name="T16">ﭵ</text:span><text:span text:style-name="T1"> </text:span><text:span text:style-name="T16">ﭶ</text:span><text:span text:style-name="T1"> </text:span><text:span text:style-name="T16">ﭷ</text:span><text:span text:style-name="T1"> </text:span><text:span text:style-name="T16">ﭸ</text:span><text:span text:style-name="T1"> </text:span><text:span text:style-name="T16">ﭹ</text:span><text:span text:style-name="T1"> </text:span><text:span text:style-name="T16">ﭺ</text:span><text:span text:style-name="T1"> </text:span><text:span text:style-name="T16">ﭻ</text:span><text:span text:style-name="T1"> </text:span><text:span text:style-name="T16">ﭼ</text:span><text:span text:style-name="T1"> </text:span><text:span text:style-name="T16">ﭽ</text:span><text:span text:style-name="T1"> </text:span><text:span text:style-name="T16">ﭾ</text:span><text:span text:style-name="T1"> </text:span><text:span text:style-name="T16">ﭿ</text:span><text:span text:style-name="T1"> </text:span><text:span text:style-name="T16">ﮀ</text:span><text:span text:style-name="T1"> </text:span><text:span text:style-name="T16">ﮁ</text:span><text:span text:style-name="T1"> </text:span><text:span text:style-name="T16">ﮂﮃ</text:span><text:span text:style-name="T1"> </text:span><text:span text:style-name="T16">ﮄ</text:span><text:span text:style-name="T1"> </text:span><text:span text:style-name="T16">ﮅ</text:span><text:span text:style-name="T1"> </text:span><text:span text:style-name="T16">ﮆ</text:span><text:span text:style-name="T1"> </text:span><text:span text:style-name="T16">ﮇ</text:span><text:span text:style-name="T1"> </text:span><text:span text:style-name="T16">ﮈ</text:span><text:span text:style-name="T1"> </text:span><text:span text:style-name="T16">ﮉ</text:span><text:span text:style-name="T1"> </text:span><text:span text:style-name="T16">ﮊ</text:span><text:span text:style-name="T1"> </text:span><text:span text:style-name="T16">ﮋ</text:span><text:span text:style-name="T1"> </text:span><text:span text:style-name="T16">ﮌ</text:span><text:span text:style-name="T1"> </text:span><text:span text:style-name="T16">ﮍ</text:span><text:span text:style-name="T1"> </text:span><text:span text:style-name="T16">ﮎ</text:span><text:span text:style-name="T1"> </text:span><text:span text:style-name="T16">ﮏ</text:span><text:span text:style-name="T1"> </text:span><text:span text:style-name="T16">ﮐﮑ</text:span><text:span text:style-name="T1"> </text:span><text:span text:style-name="T16">ﮒ</text:span><text:span text:style-name="T1"> </text:span><text:span text:style-name="T16">ﮓ</text:span><text:span text:style-name="T1"> </text:span><text:span text:style-name="T16">ﮔ</text:span><text:span text:style-name="T1"> </text:span><text:span text:style-name="T16">ﮕ</text:span><text:span text:style-name="T1"> </text:span><text:span text:style-name="T16">ﮖ</text:span><text:span text:style-name="T1"> </text:span><text:span text:style-name="T16">ﮗ</text:span><text:span text:style-name="T1"> </text:span><text:span text:style-name="T16">ﮘﮙ</text:span><text:span text:style-name="T1"> </text:span><text:span text:style-name="T16">ﮚ</text:span><text:span text:style-name="T1"> </text:span><text:span text:style-name="T16">ﮛ</text:span><text:span text:style-name="T1"> </text:span><text:span text:style-name="T16">ﮜ</text:span><text:span text:style-name="T1"> </text:span><text:span text:style-name="T16">ﮝ</text:span><text:span text:style-name="T1"> </text:span><text:span text:style-name="T16">ﮞ</text:span><text:span text:style-name="T1"> </text:span><text:span text:style-name="T16">ﮟ</text:span><text:span text:style-name="T1"> </text:span><text:span text:style-name="T16">ﮠﮡ</text:span><text:span text:style-name="T1"> </text:span><text:span text:style-name="T16">ﮢ</text:span><text:span text:style-name="T1"> </text:span><text:span text:style-name="T16">ﮣ</text:span><text:span text:style-name="T1"> </text:span><text:span text:style-name="T16">ﮤ</text:span><text:span text:style-name="T1"> </text:span><text:span text:style-name="T16">ﮥ</text:span><text:span text:style-name="T1"> </text:span><text:span text:style-name="T16">ﮦ</text:span><text:span text:style-name="T1"> </text:span><text:span text:style-name="T16">ﮧ</text:span><text:span text:style-name="T1"> </text:span><text:span text:style-name="T16">ﮨ</text:span><text:span text:style-name="T1"> </text:span><text:span text:style-name="T16">ﮩ</text:span><text:span text:style-name="T1"> </text:span><text:span text:style-name="T16">ﮪ</text:span><text:span text:style-name="T1"> </text:span><text:span text:style-name="T16">ﮫ</text:span><text:span text:style-name="T1"> </text:span><text:span text:style-name="T16">ﮬ</text:span><text:span text:style-name="T1"> </text:span><text:span text:style-name="T16">ﮭ</text:span><text:span text:style-name="T1"> </text:span><text:span text:style-name="T16">ﮮ</text:span><text:span text:style-name="T1"> </text:span><text:span text:style-name="T16">ﮯ</text:span><text:span text:style-name="T1"> </text:span><text:span text:style-name="T16">ﮰ</text:span><text:span text:style-name="T1"> </text:span><text:span text:style-name="T16">ﮱ</text:span><text:span text:style-name="T1"> </text:span><text:span text:style-name="T16">ﯓ</text:span><text:span text:style-name="T1"> </text:span><text:span text:style-name="T16">ﯔ</text:span><text:span text:style-name="T1"> </text:span><text:span text:style-name="T16">ﯕ</text:span><text:span text:style-name="T1"> </text:span><text:span text:style-name="T16">ﯖ</text:span><text:span text:style-name="T1"> </text:span><text:span text:style-name="T16">ﯗﯘ</text:span><text:span text:style-name="T1"> </text:span><text:span text:style-name="T16">ﯙ</text:span><text:span text:style-name="T1"> </text:span><text:span text:style-name="T16">ﯚ</text:span><text:span text:style-name="T1"> </text:span><text:span text:style-name="T16">ﯛ</text:span><text:span text:style-name="T1"> </text:span><text:span text:style-name="T16">ﯜ</text:span><text:span text:style-name="T1"> </text:span><text:span text:style-name="T16">ﯝ</text:span><text:span text:style-name="T1"> </text:span><text:span text:style-name="T16">ﯞ</text:span><text:span text:style-name="T1"> </text:span><text:span text:style-name="T16">ﯟ</text:span><text:span text:style-name="T1"> </text:span><text:span text:style-name="T16">ﯠ</text:span><text:span text:style-name="T1"> </text:span><text:span text:style-name="T16">ﯡ</text:span><text:span text:style-name="T1"> </text:span><text:span text:style-name="T16">ﯢ</text:span><text:span text:style-name="T1"> </text:span><text:span text:style-name="T16">ﯣ</text:span><text:span text:style-name="T1"> </text:span><text:span text:style-name="T16">ﯤ</text:span><text:span text:style-name="T1"> </text:span><text:span text:style-name="T16">ﯥﯦ</text:span><text:span text:style-name="T1"> </text:span><text:span text:style-name="T16">ﯧ</text:span><text:span text:style-name="T1"> </text:span><text:span text:style-name="T16">ﯨ</text:span><text:span text:style-name="T1"> </text:span><text:span text:style-name="T16">ﯩ</text:span><text:span text:style-name="T1"> </text:span><text:span text:style-name="T16">ﯪ</text:span><text:span text:style-name="T1"> </text:span><text:span text:style-name="T16">ﯫ</text:span><text:span text:style-name="T1"> </text:span><text:span text:style-name="T16">ﯬ</text:span><text:span text:style-name="T1"> </text:span><text:span text:style-name="T16">ﯭ</text:span><text:span text:style-name="T1"> </text:span><text:span text:style-name="T16">ﯮ</text:span><text:span text:style-name="T1"> </text:span><text:span text:style-name="T16">ﯯ</text:span><text:span text:style-name="T1"> </text:span><text:span text:style-name="T16">ﯰ</text:span><text:span text:style-name="T1"> </text:span><text:span text:style-name="T16">ﯱ</text:span><text:span text:style-name="T1"> </text:span><text:span text:style-name="T16">ﯲ</text:span><text:span text:style-name="T1"> </text:span><text:span text:style-name="T16">ﯳ</text:span><text:span text:style-name="T1"> </text:span><text:span text:style-name="T16">ﯴ</text:span><text:span text:style-name="T1"> </text:span><text:span text:style-name="T16">ﯵﯶ</text:span><text:span text:style-name="T1"> </text:span><text:span text:style-name="T16">ﯷ</text:span><text:span text:style-name="T1"> </text:span><text:span text:style-name="T16">ﯸ</text:span><text:span text:style-name="T1"> </text:span><text:span text:style-name="T16">ﯹ</text:span><text:span text:style-name="T1"> </text:span><text:span text:style-name="T16">ﯺ</text:span><text:span text:style-name="T1"> </text:span><text:span text:style-name="T16">ﯻ</text:span><text:span text:style-name="T1"> </text:span><text:span text:style-name="T16">ﯼ</text:span><text:span text:style-name="T1"> </text:span><text:span text:style-name="T16">ﯽ</text:span><text:span text:style-name="T1"> </text:span><text:span text:style-name="T16">ﯾ</text:span><text:span text:style-name="T1"> </text:span><text:span text:style-name="T16">ﯿ</text:span><text:span text:style-name="T1"> </text:span><text:span text:style-name="T16">ﰀ</text:span><text:span text:style-name="T1"> </text:span><text:span text:style-name="T16">ﰁ</text:span></text:p>
      <text:p text:style-name="P13"><text:span text:style-name="T17">ﭑ</text:span><text:span text:style-name="T1"> </text:span><text:span text:style-name="T17">ﭒ</text:span><text:span text:style-name="T1"> </text:span><text:span text:style-name="T17">ﭓ</text:span><text:span text:style-name="T1"> </text:span><text:span text:style-name="T17">ﭔ</text:span><text:span text:style-name="T1"> </text:span><text:span text:style-name="T17">ﭕ</text:span><text:span text:style-name="T1"> </text:span><text:span text:style-name="T17">ﭖ</text:span><text:span text:style-name="T1"> </text:span><text:span text:style-name="T17">ﭗ</text:span><text:span text:style-name="T1"> </text:span><text:span text:style-name="T17">ﭘ</text:span><text:span text:style-name="T1"> </text:span><text:span text:style-name="T17">ﭙ</text:span><text:span text:style-name="T1"> </text:span><text:span text:style-name="T17">ﭚ</text:span><text:span text:style-name="T1"> </text:span><text:span text:style-name="T17">ﭛ</text:span><text:span text:style-name="T1"> </text:span><text:span text:style-name="T17">ﭜ</text:span><text:span text:style-name="T1"> </text:span><text:span text:style-name="T17">ﭝﭞ</text:span><text:span text:style-name="T1"> </text:span><text:span text:style-name="T17">ﭟ</text:span><text:span text:style-name="T1"> </text:span><text:span text:style-name="T17">ﭠ</text:span><text:span text:style-name="T1"> </text:span><text:span text:style-name="T17">ﭡ</text:span><text:span text:style-name="T1"> </text:span><text:span text:style-name="T17">ﭢ</text:span><text:span text:style-name="T1"> </text:span><text:span text:style-name="T17">ﭣ</text:span><text:span text:style-name="T1"> </text:span><text:span text:style-name="T17">ﭤ</text:span><text:span text:style-name="T1"> </text:span><text:span text:style-name="T17">ﭥ</text:span><text:span text:style-name="T1"> </text:span><text:span text:style-name="T17">ﭦ</text:span><text:span text:style-name="T1"> </text:span><text:span text:style-name="T17">ﭧ</text:span><text:span text:style-name="T1"> </text:span><text:span text:style-name="T17">ﭨ</text:span><text:span text:style-name="T1"> </text:span><text:span text:style-name="T17">ﭩ</text:span><text:span text:style-name="T1"> </text:span><text:span text:style-name="T17">ﭪ</text:span><text:span text:style-name="T1"> </text:span><text:span text:style-name="T17">ﭫ</text:span><text:span text:style-name="T1"> </text:span><text:span text:style-name="T17">ﭬ</text:span><text:span text:style-name="T1"> </text:span><text:span text:style-name="T17">ﭭ</text:span><text:span text:style-name="T1"> </text:span><text:span text:style-name="T17">ﭮ</text:span><text:span text:style-name="T1"> </text:span><text:span text:style-name="T17">ﭯ</text:span><text:span text:style-name="T1"> </text:span><text:span text:style-name="T17">ﭰ</text:span><text:span text:style-name="T1"> </text:span><text:span text:style-name="T17">ﭱ</text:span><text:span text:style-name="T1"> </text:span><text:span text:style-name="T17">ﭲ</text:span><text:span text:style-name="T1"> </text:span><text:span text:style-name="T17">ﭳ</text:span><text:span text:style-name="T1"> </text:span><text:span text:style-name="T17">ﭴ</text:span><text:span text:style-name="T1"> </text:span><text:span text:style-name="T17">ﭵ</text:span><text:span text:style-name="T1"> </text:span><text:span text:style-name="T17">ﭶ</text:span><text:span text:style-name="T1"> </text:span><text:span text:style-name="T17">ﭷﭸ</text:span><text:span text:style-name="T1"> </text:span><text:span text:style-name="T17">ﭹ</text:span><text:span text:style-name="T1"> </text:span><text:span text:style-name="T17">ﭺ</text:span><text:span text:style-name="T1"> </text:span><text:span text:style-name="T17">ﭻ</text:span><text:span text:style-name="T1"> </text:span><text:span text:style-name="T17">ﭼ</text:span><text:span text:style-name="T1"> </text:span><text:span text:style-name="T17">ﭽ</text:span><text:span text:style-name="T1"> </text:span><text:span text:style-name="T17">ﭾ</text:span><text:span text:style-name="T1"> </text:span><text:span text:style-name="T17">ﭿ</text:span><text:span text:style-name="T1"> </text:span><text:span text:style-name="T17">ﮀ</text:span><text:span text:style-name="T1"> </text:span><text:span text:style-name="T17">ﮁ</text:span><text:span text:style-name="T1"> </text:span><text:span text:style-name="T17">ﮂ</text:span><text:span text:style-name="T1"> </text:span><text:span text:style-name="T17">ﮃ</text:span><text:span text:style-name="T1"> </text:span><text:span text:style-name="T17">ﮄ</text:span><text:span text:style-name="T1"> </text:span><text:span text:style-name="T17">ﮅ</text:span><text:span text:style-name="T1"> </text:span><text:span text:style-name="T17">ﮆ</text:span><text:span text:style-name="T1"> </text:span><text:span text:style-name="T17">ﮇ</text:span><text:span text:style-name="T1"> </text:span><text:span text:style-name="T17">ﮈ</text:span><text:span text:style-name="T1"> </text:span><text:span text:style-name="T17">ﮉ</text:span><text:span text:style-name="T1"> </text:span><text:span text:style-name="T17">ﮊ</text:span><text:span text:style-name="T1"> </text:span><text:span text:style-name="T17">ﮋ</text:span><text:span text:style-name="T1"> </text:span><text:span text:style-name="T17">ﮌ</text:span><text:span text:style-name="T1"> </text:span><text:span text:style-name="T17">ﮍ</text:span><text:span text:style-name="T1"> </text:span><text:span text:style-name="T17">ﮎ</text:span><text:span text:style-name="T1"> </text:span><text:span text:style-name="T17">ﮏ</text:span><text:span text:style-name="T1"> </text:span><text:span text:style-name="T17">ﮐ</text:span><text:span text:style-name="T1"> </text:span><text:span text:style-name="T17">ﮑ</text:span><text:span text:style-name="T1"> </text:span><text:span text:style-name="T17">ﮒ</text:span><text:span text:style-name="T1"> </text:span><text:span text:style-name="T17">ﮓ</text:span><text:span text:style-name="T1"> </text:span><text:span text:style-name="T17">ﮔ</text:span><text:span text:style-name="T1"> </text:span><text:span text:style-name="T17">ﮕ</text:span><text:span text:style-name="T1"> </text:span><text:span text:style-name="T17">ﮖ</text:span><text:span text:style-name="T1"> </text:span><text:span text:style-name="T17">ﮗﮘ</text:span><text:span text:style-name="T1"> </text:span><text:span text:style-name="T17">ﮙ</text:span><text:span text:style-name="T1"> </text:span><text:span text:style-name="T17">ﮚ</text:span><text:span text:style-name="T1"> </text:span><text:span text:style-name="T17">ﮛ</text:span><text:span text:style-name="T1"> </text:span><text:span text:style-name="T17">ﮜ</text:span><text:span text:style-name="T1"> </text:span><text:span text:style-name="T17">ﮝ</text:span><text:span text:style-name="T1"> </text:span><text:span text:style-name="T17">ﮞ</text:span><text:span text:style-name="T1"> </text:span><text:span text:style-name="T17">ﮟ</text:span><text:span text:style-name="T1"> </text:span><text:span text:style-name="T17">ﮠ</text:span><text:span text:style-name="T1"> </text:span><text:span text:style-name="T17">ﮡ</text:span><text:span text:style-name="T1"> </text:span><text:span text:style-name="T17">ﮢ</text:span><text:span text:style-name="T1"> </text:span><text:span text:style-name="T17">ﮣ</text:span><text:span text:style-name="T1"> </text:span><text:span text:style-name="T17">ﮤ</text:span><text:span text:style-name="T1"> </text:span><text:span text:style-name="T17">ﮥ</text:span><text:span text:style-name="T1"> </text:span><text:span text:style-name="T17">ﮦ</text:span><text:span text:style-name="T1"> </text:span><text:span text:style-name="T17">ﮧ</text:span><text:span text:style-name="T1"> </text:span><text:span text:style-name="T17">ﮨ</text:span><text:span text:style-name="T1"> </text:span><text:span text:style-name="T17">ﮩ</text:span><text:span text:style-name="T1"> </text:span><text:span text:style-name="T17">ﮪ</text:span><text:span text:style-name="T1"> </text:span><text:span text:style-name="T17">ﮫ</text:span><text:span text:style-name="T1"> </text:span><text:span text:style-name="T17">ﮬﮭ</text:span><text:span text:style-name="T1"> </text:span><text:span text:style-name="T17">ﮮ</text:span><text:span text:style-name="T1"> </text:span><text:span text:style-name="T17">ﮯ</text:span><text:span text:style-name="T1"> </text:span><text:span text:style-name="T17">ﮰ</text:span><text:span text:style-name="T1"> </text:span><text:span text:style-name="T17">ﮱ</text:span><text:span text:style-name="T1"> </text:span><text:span text:style-name="T17">ﯓ</text:span><text:span text:style-name="T1"> </text:span><text:span text:style-name="T17">ﯔ</text:span><text:span text:style-name="T1"> </text:span><text:span text:style-name="T17">ﯕ</text:span><text:span text:style-name="T1"> </text:span><text:span text:style-name="T17">ﯖ</text:span><text:span text:style-name="T1"> </text:span><text:span text:style-name="T17">ﯗ</text:span><text:span text:style-name="T1"> </text:span><text:span text:style-name="T17">ﯘ</text:span><text:span text:style-name="T1"> </text:span><text:span text:style-name="T17">ﯙ</text:span><text:span text:style-name="T1"> </text:span><text:span text:style-name="T17">ﯚ</text:span><text:span text:style-name="T1"> </text:span><text:span text:style-name="T17">ﯛ</text:span><text:span text:style-name="T1"> </text:span><text:span text:style-name="T17">ﯜ</text:span><text:span text:style-name="T1"> </text:span><text:span text:style-name="T17">ﯝ</text:span><text:span text:style-name="T1"> </text:span><text:span text:style-name="T17">ﯞ</text:span><text:span text:style-name="T1"> </text:span><text:span text:style-name="T17">ﯟ</text:span><text:span text:style-name="T1"> </text:span><text:span text:style-name="T17">ﯠ</text:span><text:span text:style-name="T1"> </text:span><text:span text:style-name="T17">ﯡ</text:span><text:span text:style-name="T1"> </text:span><text:span text:style-name="T17">ﯢ</text:span><text:span text:style-name="T1"> </text:span><text:span text:style-name="T17">ﯣ</text:span><text:span text:style-name="T1"> </text:span><text:span text:style-name="T17">ﯤ</text:span><text:span text:style-name="T1"> </text:span><text:span text:style-name="T17">ﯥ</text:span><text:span text:style-name="T1"> </text:span><text:span text:style-name="T17">ﯦ</text:span><text:span text:style-name="T1"> </text:span><text:span text:style-name="T17">ﯧ</text:span><text:span text:style-name="T1"> </text:span><text:span text:style-name="T17">ﯨ</text:span><text:span text:style-name="T1"> </text:span><text:span text:style-name="T17">ﯩ</text:span><text:span text:style-name="T1"> </text:span><text:span text:style-name="T17">ﯪ</text:span><text:span text:style-name="T1"> </text:span><text:span text:style-name="T17">ﯫ</text:span><text:span text:style-name="T1"> </text:span><text:span text:style-name="T17">ﯬ</text:span><text:span text:style-name="T1"> </text:span><text:span text:style-name="T17">ﯭ</text:span><text:span text:style-name="T1"> </text:span><text:span text:style-name="T17">ﯮ</text:span><text:span text:style-name="T1"> </text:span><text:span text:style-name="T17">ﯯ</text:span><text:span text:style-name="T1"> </text:span><text:span text:style-name="T17">ﯰ</text:span><text:span text:style-name="T1"> </text:span><text:span text:style-name="T17">ﯱ</text:span><text:span text:style-name="T1"> </text:span><text:span text:style-name="T17">ﯲ</text:span><text:span text:style-name="T1"> </text:span><text:span text:style-name="T17">ﯳ</text:span><text:span text:style-name="T1"> </text:span><text:span text:style-name="T17">ﯴ</text:span><text:span text:style-name="T1"> </text:span><text:span text:style-name="T17">ﯵ</text:span><text:span text:style-name="T1"> </text:span><text:span text:style-name="T17">ﯶ</text:span><text:span text:style-name="T1"> </text:span><text:span text:style-name="T17">ﯷ</text:span><text:span text:style-name="T1"> </text:span><text:span text:style-name="T17">ﯸ</text:span><text:span text:style-name="T1"> </text:span><text:span text:style-name="T17">ﯹ</text:span></text:p>
      <text:p text:style-name="P17"><text:span text:style-name="T18">ﭑ</text:span><text:span text:style-name="T1"> </text:span><text:span text:style-name="T18">ﭒ</text:span><text:span text:style-name="T1"> </text:span><text:span text:style-name="T18">ﭓ</text:span><text:span text:style-name="T1"> </text:span><text:span text:style-name="T18">ﭔ</text:span><text:span text:style-name="T1"> </text:span><text:span text:style-name="T18">ﭕﭖ</text:span><text:span text:style-name="T1"> </text:span><text:span text:style-name="T18">ﭗ</text:span><text:span text:style-name="T1"> </text:span><text:span text:style-name="T18">ﭘ</text:span><text:span text:style-name="T1"> </text:span><text:span text:style-name="T18">ﭙ</text:span><text:span text:style-name="T1"> </text:span><text:span text:style-name="T18">ﭚ</text:span><text:span text:style-name="T1"> </text:span><text:span text:style-name="T18">ﭛﭜ</text:span><text:span text:style-name="T1"> </text:span><text:span text:style-name="T18">ﭝ</text:span><text:span text:style-name="T1"> </text:span><text:span text:style-name="T18">ﭞ</text:span><text:span text:style-name="T1"> </text:span><text:span text:style-name="T18">ﭟ</text:span><text:span text:style-name="T1"> </text:span><text:span text:style-name="T18">ﭠ</text:span><text:span text:style-name="T1"> </text:span><text:span text:style-name="T18">ﭡ</text:span><text:span text:style-name="T1"> </text:span><text:span text:style-name="T18">ﭢ</text:span><text:span text:style-name="T1"> </text:span><text:span text:style-name="T18">ﭣ</text:span><text:span text:style-name="T1"> </text:span><text:span text:style-name="T18">ﭤ</text:span><text:span text:style-name="T1"> </text:span><text:span text:style-name="T18">ﭥ</text:span><text:span text:style-name="T1"> </text:span><text:span text:style-name="T18">ﭦ</text:span><text:span text:style-name="T1"> </text:span><text:span text:style-name="T18">ﭧ</text:span><text:span text:style-name="T1"> </text:span><text:span text:style-name="T18">ﭨ</text:span><text:span text:style-name="T1"> </text:span><text:span text:style-name="T18">ﭩ</text:span><text:span text:style-name="T1"> </text:span><text:span text:style-name="T18">ﭪ</text:span><text:span text:style-name="T1"> </text:span><text:span text:style-name="T18">ﭫ</text:span><text:span text:style-name="T1"> </text:span><text:span text:style-name="T18">ﭬ</text:span><text:span text:style-name="T1"> </text:span><text:span text:style-name="T18">ﭭ</text:span><text:span text:style-name="T1"> </text:span><text:span text:style-name="T18">ﭮ</text:span><text:span text:style-name="T1"> </text:span><text:span text:style-name="T18">ﭯ</text:span><text:span text:style-name="T1"> </text:span><text:span text:style-name="T18">ﭰ</text:span><text:span text:style-name="T1"> </text:span><text:span text:style-name="T18">ﭱ</text:span><text:span text:style-name="T1"> </text:span><text:span text:style-name="T18">ﭲ</text:span><text:span text:style-name="T1"> </text:span><text:span text:style-name="T18">ﭳ</text:span><text:span text:style-name="T1"> </text:span><text:span text:style-name="T18">ﭴ</text:span><text:span text:style-name="T1"> </text:span><text:span text:style-name="T18">ﭵ</text:span><text:span text:style-name="T1"> </text:span><text:span text:style-name="T18">ﭶ</text:span><text:span text:style-name="T1"> </text:span><text:span text:style-name="T18">ﭷ</text:span><text:span text:style-name="T1"> </text:span><text:span text:style-name="T18">ﭸ</text:span><text:span text:style-name="T1"> </text:span><text:span text:style-name="T18">ﭹ</text:span><text:span text:style-name="T1"> </text:span><text:span text:style-name="T18">ﭺ</text:span><text:span text:style-name="T1"> </text:span><text:span text:style-name="T18">ﭻ</text:span><text:span text:style-name="T1"> </text:span><text:span text:style-name="T18">ﭼ</text:span><text:span text:style-name="T1"> </text:span><text:span text:style-name="T18">ﭽ</text:span><text:span text:style-name="T1"> </text:span><text:span text:style-name="T18">ﭾ</text:span><text:span text:style-name="T1"> </text:span><text:span text:style-name="T18">ﭿ</text:span><text:span text:style-name="T1"> </text:span><text:span text:style-name="T18">ﮀ</text:span><text:span text:style-name="T1"> </text:span><text:span text:style-name="T18">ﮁ</text:span><text:span text:style-name="T1"> </text:span><text:span text:style-name="T18">ﮂﮃ</text:span><text:span text:style-name="T1"> </text:span><text:span text:style-name="T18">ﮄ</text:span><text:span text:style-name="T1"> </text:span><text:span text:style-name="T18">ﮅ</text:span><text:span text:style-name="T1"> </text:span><text:span text:style-name="T18">ﮆ</text:span><text:span text:style-name="T1"> </text:span><text:span text:style-name="T18">ﮇ</text:span><text:span text:style-name="T1"> </text:span><text:span text:style-name="T18">ﮈ</text:span><text:span text:style-name="T1"> </text:span><text:span text:style-name="T18">ﮉ</text:span><text:span text:style-name="T1"> </text:span><text:span text:style-name="T18">ﮊ</text:span><text:span text:style-name="T1"> </text:span><text:span text:style-name="T18">ﮋ</text:span><text:span text:style-name="T1"> </text:span><text:span text:style-name="T18">ﮌ</text:span><text:span text:style-name="T1"> </text:span><text:span text:style-name="T18">ﮍ</text:span><text:span text:style-name="T1"> </text:span><text:span text:style-name="T18">ﮎ</text:span><text:span text:style-name="T1"> </text:span><text:span text:style-name="T18">ﮏ</text:span><text:span text:style-name="T1"> </text:span><text:span text:style-name="T18">ﮐ</text:span><text:span text:style-name="T1"> </text:span><text:span text:style-name="T18">ﮑ</text:span><text:span text:style-name="T1"> </text:span><text:span text:style-name="T18">ﮒ</text:span><text:span text:style-name="T1"> </text:span><text:span text:style-name="T18">ﮓ</text:span><text:span text:style-name="T1"> </text:span><text:span text:style-name="T18">ﮔ</text:span><text:span text:style-name="T1"> </text:span><text:span text:style-name="T18">ﮕ</text:span><text:span text:style-name="T1"> </text:span><text:span text:style-name="T18">ﮖ</text:span><text:span text:style-name="T1"> </text:span><text:span text:style-name="T18">ﮗﮘ</text:span><text:span text:style-name="T1"> </text:span><text:span text:style-name="T18">ﮙ</text:span><text:span text:style-name="T1"> </text:span><text:span text:style-name="T18">ﮚ</text:span><text:span text:style-name="T1"> </text:span><text:span text:style-name="T18">ﮛ</text:span><text:span text:style-name="T1"> </text:span><text:span text:style-name="T18">ﮜ</text:span><text:span text:style-name="T1"> </text:span><text:span text:style-name="T18">ﮝ</text:span><text:span text:style-name="T1"> </text:span><text:span text:style-name="T18">ﮞ</text:span><text:span text:style-name="T1"> </text:span><text:span text:style-name="T18">ﮟ</text:span><text:span text:style-name="T1"> </text:span><text:span text:style-name="T18">ﮠ</text:span><text:span text:style-name="T1"> </text:span><text:span text:style-name="T18">ﮡ</text:span><text:span text:style-name="T1"> </text:span><text:span text:style-name="T18">ﮢ</text:span><text:span text:style-name="T1"> </text:span><text:span text:style-name="T18">ﮣ</text:span><text:span text:style-name="T1"> </text:span><text:span text:style-name="T18">ﮤ</text:span><text:span text:style-name="T1"> </text:span><text:span text:style-name="T18">ﮥ</text:span><text:span text:style-name="T1"> </text:span><text:span text:style-name="T18">ﮦ</text:span><text:span text:style-name="T1"> </text:span><text:span text:style-name="T18">ﮧ</text:span><text:span text:style-name="T1"> </text:span><text:span text:style-name="T18">ﮨ</text:span><text:span text:style-name="T1"> </text:span><text:span text:style-name="T18">ﮩﮪ</text:span><text:span text:style-name="T1"> </text:span><text:span text:style-name="T18">ﮫ</text:span><text:span text:style-name="T1"> </text:span><text:span text:style-name="T18">ﮬ</text:span><text:span text:style-name="T1"> </text:span><text:span text:style-name="T18">ﮭ</text:span></text:p>
      <text:p text:style-name="P23"><text:span text:style-name="T1"><text:s/></text:span><text:span text:style-name="T18">ﮮ</text:span><text:span text:style-name="T1"> </text:span><text:span text:style-name="T18">ﮯ</text:span><text:span text:style-name="T1"> </text:span><text:span text:style-name="T18">ﮰ</text:span><text:span text:style-name="T1"> </text:span><text:span text:style-name="T18">ﮱ</text:span><text:span text:style-name="T1"> </text:span><text:span text:style-name="T18">ﯓ</text:span><text:span text:style-name="T1"> </text:span><text:span text:style-name="T18">ﯔ</text:span><text:span text:style-name="T1"> </text:span><text:span text:style-name="T18">ﯕ</text:span><text:span text:style-name="T1"> </text:span><text:span text:style-name="T18">ﯖ</text:span><text:span text:style-name="T1"> </text:span><text:span text:style-name="T18">ﯗ</text:span><text:span text:style-name="T1"> </text:span><text:span text:style-name="T18">ﯘ</text:span><text:span text:style-name="T1"> </text:span><text:span text:style-name="T18">ﯙ</text:span><text:span text:style-name="T1"> </text:span><text:span text:style-name="T18">ﯚ</text:span><text:span text:style-name="T1"> </text:span><text:span text:style-name="T18">ﯛ</text:span><text:span text:style-name="T1"> </text:span><text:span text:style-name="T18">ﯜ</text:span><text:span text:style-name="T1"> </text:span><text:span text:style-name="T18">ﯝ</text:span><text:span text:style-name="T1"> </text:span><text:span text:style-name="T18">ﯞ</text:span><text:span text:style-name="T1"> </text:span><text:span text:style-name="T18">ﯟ</text:span><text:span text:style-name="T1"> </text:span><text:span text:style-name="T18">ﯠ</text:span><text:span text:style-name="T1"> </text:span><text:span text:style-name="T18">ﯡ</text:span><text:span text:style-name="T1"> </text:span><text:span text:style-name="T18">ﯢ</text:span><text:span text:style-name="T1"> </text:span><text:span text:style-name="T18">ﯣ</text:span><text:span text:style-name="T1"> </text:span><text:span text:style-name="T18">ﯤ</text:span><text:span text:style-name="T1"> </text:span><text:span text:style-name="T18">ﯥ</text:span><text:span text:style-name="T1"> </text:span><text:span text:style-name="T18">ﯦ</text:span><text:span text:style-name="T1"> </text:span><text:span text:style-name="T18">ﯧ</text:span><text:span text:style-name="T1"> </text:span><text:span text:style-name="T18">ﯨ</text:span><text:span text:style-name="T1"> </text:span><text:span text:style-name="T18">ﯩ</text:span><text:span text:style-name="T1"> </text:span><text:span text:style-name="T18">ﯪﯫ</text:span><text:span text:style-name="T1"> </text:span><text:span text:style-name="T18">ﯬ</text:span><text:span text:style-name="T1"> </text:span><text:span text:style-name="T18">ﯭ</text:span><text:span text:style-name="T1"> </text:span><text:span text:style-name="T18">ﯮ</text:span><text:span text:style-name="T1"> </text:span><text:span text:style-name="T18">ﯯ</text:span><text:span text:style-name="T1"> </text:span><text:span text:style-name="T18">ﯰ</text:span><text:span text:style-name="T1"> </text:span><text:span text:style-name="T18">ﯱ</text:span><text:span text:style-name="T1"> </text:span><text:span text:style-name="T18">ﯲ</text:span><text:span text:style-name="T1"> </text:span><text:span text:style-name="T18">ﯳ</text:span><text:span text:style-name="T1"> </text:span><text:span text:style-name="T18">ﯴ</text:span><text:span text:style-name="T1"> </text:span></text:p>
      <text:p text:style-name="P23"><text:span text:style-name="T18">ﯵ</text:span><text:span text:style-name="T1"> </text:span><text:span text:style-name="T18">ﯶ</text:span><text:span text:style-name="T1"> </text:span><text:span text:style-name="T18">ﯷ</text:span><text:span text:style-name="T1"> </text:span><text:span text:style-name="T18">ﯸ</text:span><text:span text:style-name="T1"> </text:span><text:span text:style-name="T18">ﯹ</text:span><text:span text:style-name="T1"> </text:span><text:span text:style-name="T18">ﯺ</text:span><text:span text:style-name="T1"> </text:span><text:span text:style-name="T18">ﯻ</text:span><text:span text:style-name="T1"> </text:span><text:span text:style-name="T18">ﯼ</text:span><text:span text:style-name="T1"> </text:span><text:span text:style-name="T18">ﯽ</text:span><text:span text:style-name="T1"> </text:span><text:span text:style-name="T18">ﯾ</text:span><text:span text:style-name="T1"> </text:span><text:span text:style-name="T18">ﯿ</text:span><text:span text:style-name="T1"> </text:span><text:span text:style-name="T18">ﰀ</text:span><text:span text:style-name="T1"> </text:span><text:span text:style-name="T18">ﰁ</text:span><text:span text:style-name="T1"> </text:span><text:span text:style-name="T18">ﰂ</text:span><text:span text:style-name="T1"> </text:span><text:span text:style-name="T18">ﰃ</text:span><text:span text:style-name="T1"> </text:span><text:span text:style-name="T18">ﰄ</text:span><text:span text:style-name="T1"> </text:span><text:span text:style-name="T18">ﰅ</text:span><text:span text:style-name="T1"> </text:span><text:span text:style-name="T18">ﰆ</text:span></text:p>
      <text:p text:style-name="P14"><text:span text:style-name="T19">ﭑ</text:span><text:span text:style-name="T1"> </text:span><text:span text:style-name="T19">ﭒ</text:span><text:span text:style-name="T1"> </text:span><text:span text:style-name="T19">ﭓ</text:span><text:span text:style-name="T1"> </text:span><text:span text:style-name="T19">ﭔ</text:span><text:span text:style-name="T1"> </text:span><text:span text:style-name="T19">ﭕ</text:span><text:span text:style-name="T1"> </text:span><text:span text:style-name="T19">ﭖ</text:span><text:span text:style-name="T1"> </text:span><text:span text:style-name="T19">ﭗ</text:span><text:span text:style-name="T1"> </text:span><text:span text:style-name="T19">ﭘ</text:span><text:span text:style-name="T1"> </text:span><text:span text:style-name="T19">ﭙ</text:span><text:span text:style-name="T1"> </text:span><text:span text:style-name="T19">ﭚ</text:span><text:span text:style-name="T1"> </text:span><text:span text:style-name="T19">ﭛ</text:span><text:span text:style-name="T1"> </text:span><text:span text:style-name="T19">ﭜ</text:span><text:span text:style-name="T1"> </text:span><text:span text:style-name="T19">ﭝ</text:span><text:span text:style-name="T1"> </text:span><text:span text:style-name="T19">ﭞ</text:span><text:span text:style-name="T1"> </text:span><text:span text:style-name="T19">ﭟ</text:span><text:span text:style-name="T1"> </text:span><text:span text:style-name="T19">ﭠ</text:span><text:span text:style-name="T1"> </text:span><text:span text:style-name="T19">ﭡ</text:span><text:span text:style-name="T1"> </text:span><text:span text:style-name="T19">ﭢ</text:span><text:span text:style-name="T1"> </text:span><text:span text:style-name="T19">ﭣ</text:span><text:span text:style-name="T1"> </text:span><text:span text:style-name="T19">ﭤ</text:span><text:span text:style-name="T1"> </text:span><text:span text:style-name="T19">ﭥ</text:span><text:span text:style-name="T1"> </text:span><text:span text:style-name="T19">ﭦ</text:span><text:span text:style-name="T1"> </text:span><text:span text:style-name="T19">ﭧ</text:span><text:span text:style-name="T1"> </text:span><text:span text:style-name="T19">ﭨ</text:span><text:span text:style-name="T1"> </text:span><text:span text:style-name="T19">ﭩ</text:span><text:span text:style-name="T1"> </text:span><text:span text:style-name="T19">ﭪ</text:span><text:span text:style-name="T1"> </text:span><text:span text:style-name="T19">ﭫ</text:span><text:span text:style-name="T1"> </text:span><text:span text:style-name="T19">ﭬ</text:span><text:span text:style-name="T1"> </text:span><text:span text:style-name="T19">ﭭ</text:span><text:span text:style-name="T1"> </text:span><text:span text:style-name="T19">ﭮ</text:span><text:span text:style-name="T1"> </text:span><text:span text:style-name="T19">ﭯ</text:span><text:span text:style-name="T1"> </text:span><text:span text:style-name="T19">ﭰ</text:span><text:span text:style-name="T1"> </text:span><text:span text:style-name="T19">ﭱ</text:span><text:span text:style-name="T1"> </text:span><text:span text:style-name="T19">ﭲ</text:span><text:span text:style-name="T1"> </text:span><text:span text:style-name="T19">ﭳ</text:span><text:span text:style-name="T1"> </text:span><text:span text:style-name="T19">ﭴ</text:span><text:span text:style-name="T1"> </text:span><text:span text:style-name="T19">ﭵ</text:span><text:span text:style-name="T1"> </text:span><text:span text:style-name="T19">ﭶ</text:span><text:span text:style-name="T1"> </text:span><text:span text:style-name="T19">ﭷ</text:span><text:span text:style-name="T1"> </text:span><text:span text:style-name="T19">ﭸ</text:span><text:span text:style-name="T1"> </text:span><text:span text:style-name="T19">ﭹ</text:span><text:span text:style-name="T1"> </text:span><text:span text:style-name="T19">ﭺ</text:span><text:span text:style-name="T1"> </text:span><text:span text:style-name="T19">ﭻ</text:span><text:span text:style-name="T1"> </text:span><text:span text:style-name="T19">ﭼ</text:span><text:span text:style-name="T1"> </text:span><text:span text:style-name="T19">ﭽ</text:span><text:span text:style-name="T1"> </text:span><text:span text:style-name="T19">ﭾ</text:span><text:span text:style-name="T1"> </text:span><text:span text:style-name="T19">ﭿ</text:span><text:span text:style-name="T1"> </text:span><text:span text:style-name="T19">ﮀ</text:span><text:span text:style-name="T1"> </text:span><text:span text:style-name="T19">ﮁ</text:span><text:span text:style-name="T1"> </text:span><text:span text:style-name="T19">ﮂﮃ</text:span><text:span text:style-name="T1"> </text:span><text:span text:style-name="T19">ﮄ</text:span><text:span text:style-name="T1"> </text:span><text:span text:style-name="T19">ﮅ</text:span><text:span text:style-name="T1"> </text:span><text:span text:style-name="T19">ﮆ</text:span><text:span text:style-name="T1"> </text:span><text:span text:style-name="T19">ﮇ</text:span><text:span text:style-name="T1"> </text:span><text:span text:style-name="T19">ﮈ</text:span><text:span text:style-name="T1"> </text:span><text:span text:style-name="T19">ﮉ</text:span><text:span text:style-name="T1"> </text:span><text:span text:style-name="T19">ﮊ</text:span><text:span text:style-name="T1"> </text:span><text:span text:style-name="T19">ﮋﮌ</text:span><text:span text:style-name="T1"> </text:span><text:span text:style-name="T19">ﮍ</text:span><text:span text:style-name="T1"> </text:span><text:span text:style-name="T19">ﮎ</text:span><text:span text:style-name="T1"> </text:span><text:span text:style-name="T19">ﮏ</text:span><text:span text:style-name="T1"> </text:span><text:span text:style-name="T19">ﮐ</text:span><text:span text:style-name="T1"> </text:span><text:span text:style-name="T19">ﮑ</text:span><text:span text:style-name="T1"> </text:span><text:span text:style-name="T19">ﮒ</text:span><text:span text:style-name="T1"> </text:span><text:span text:style-name="T19">ﮓ</text:span><text:span text:style-name="T1"> </text:span><text:span text:style-name="T19">ﮔﮕ</text:span><text:span text:style-name="T1"> </text:span><text:span text:style-name="T19">ﮖ</text:span><text:span text:style-name="T1"> </text:span><text:span text:style-name="T19">ﮗ</text:span><text:span text:style-name="T1"> </text:span><text:span text:style-name="T19">ﮘ</text:span><text:span text:style-name="T1"> </text:span><text:span text:style-name="T19">ﮙ</text:span><text:span text:style-name="T1"> </text:span><text:span text:style-name="T19">ﮚ</text:span><text:span text:style-name="T1"> </text:span><text:span text:style-name="T19">ﮛ</text:span><text:span text:style-name="T1"> </text:span><text:span text:style-name="T19">ﮜ</text:span><text:span text:style-name="T1"> </text:span><text:span text:style-name="T19">ﮝ</text:span><text:span text:style-name="T1"> </text:span><text:span text:style-name="T19">ﮞ</text:span><text:span text:style-name="T1"> </text:span><text:span text:style-name="T19">ﮟ</text:span><text:span text:style-name="T1"> </text:span><text:span text:style-name="T19">ﮠ</text:span><text:span text:style-name="T1"> </text:span><text:span text:style-name="T19">ﮡ</text:span><text:span text:style-name="T1"> </text:span><text:span text:style-name="T19">ﮢ</text:span><text:span text:style-name="T1"> </text:span><text:span text:style-name="T19">ﮣ</text:span><text:span text:style-name="T1"> </text:span><text:span text:style-name="T19">ﮤ</text:span><text:span text:style-name="T1"> </text:span><text:span text:style-name="T19">ﮥ</text:span><text:span text:style-name="T1"> </text:span><text:span text:style-name="T19">ﮦ</text:span><text:span text:style-name="T1"> </text:span><text:span text:style-name="T19">ﮧ</text:span><text:span text:style-name="T1"> </text:span><text:span text:style-name="T19">ﮨ</text:span><text:span text:style-name="T1"> </text:span><text:span text:style-name="T19">ﮩ</text:span><text:span text:style-name="T1"> </text:span><text:span text:style-name="T19">ﮪ</text:span><text:span text:style-name="T1"> </text:span><text:span text:style-name="T19">ﮫ</text:span><text:span text:style-name="T1"> </text:span><text:span text:style-name="T19">ﮬ</text:span><text:span text:style-name="T1"> </text:span><text:span text:style-name="T19">ﮭ</text:span><text:span text:style-name="T1"> </text:span><text:span text:style-name="T19">ﮮ</text:span><text:span text:style-name="T1"> </text:span><text:span text:style-name="T19">ﮯ</text:span><text:span text:style-name="T1"> </text:span><text:span text:style-name="T19">ﮰ</text:span><text:span text:style-name="T1"> </text:span><text:span text:style-name="T19">ﮱﯓ</text:span><text:span text:style-name="T1"> </text:span><text:span text:style-name="T19">ﯔ</text:span><text:span text:style-name="T1"> </text:span><text:span text:style-name="T19">ﯕ</text:span><text:span text:style-name="T1"> </text:span><text:span text:style-name="T19">ﯖ</text:span><text:span text:style-name="T1"> </text:span><text:span text:style-name="T19">ﯗ</text:span><text:span text:style-name="T1"> </text:span><text:span text:style-name="T19">ﯘ</text:span><text:span text:style-name="T1"> </text:span><text:span text:style-name="T19">ﯙ</text:span><text:span text:style-name="T1"> </text:span><text:span text:style-name="T19">ﯚ</text:span><text:span text:style-name="T1"> </text:span><text:span text:style-name="T19">ﯛ</text:span><text:span text:style-name="T1"> </text:span><text:span text:style-name="T19">ﯜ</text:span><text:span text:style-name="T1"> </text:span><text:span text:style-name="T19">ﯝ</text:span><text:span text:style-name="T1"> </text:span><text:span text:style-name="T19">ﯞ</text:span><text:span text:style-name="T1"> </text:span><text:span text:style-name="T19">ﯟ</text:span><text:span text:style-name="T1"> </text:span><text:span text:style-name="T19">ﯠ</text:span><text:span text:style-name="T1"> </text:span><text:span text:style-name="T19">ﯡ</text:span><text:span text:style-name="T1"> </text:span><text:span text:style-name="T19">ﯢ</text:span><text:span text:style-name="T1"> </text:span><text:span text:style-name="T19">ﯣ</text:span><text:span text:style-name="T1"> </text:span><text:span text:style-name="T19">ﯤ</text:span><text:span text:style-name="T1"> </text:span><text:span text:style-name="T19">ﯥ</text:span><text:span text:style-name="T1"> </text:span><text:span text:style-name="T19">ﯦ</text:span><text:span text:style-name="T1"> </text:span><text:span text:style-name="T19">ﯧ</text:span><text:span text:style-name="T1"> </text:span><text:span text:style-name="T19">ﯨ</text:span><text:span text:style-name="T1"> </text:span><text:span text:style-name="T19">ﯩ</text:span><text:span text:style-name="T1"> </text:span><text:span text:style-name="T19">ﯪ</text:span><text:span text:style-name="T1"> </text:span><text:span text:style-name="T19">ﯫ</text:span><text:span text:style-name="T1"> </text:span><text:span text:style-name="T19">ﯬ</text:span><text:span text:style-name="T1"> </text:span><text:span text:style-name="T19">ﯭ</text:span><text:span text:style-name="T1"> </text:span><text:span text:style-name="T19">ﯮ</text:span><text:span text:style-name="T1"> </text:span><text:span text:style-name="T19">ﯯ</text:span><text:span text:style-name="T1"> </text:span><text:span text:style-name="T19">ﯰ</text:span><text:span text:style-name="T1"> </text:span><text:span text:style-name="T19">ﯱ</text:span><text:span text:style-name="T1"> </text:span><text:span text:style-name="T19">ﯲ</text:span><text:span text:style-name="T1"> </text:span><text:span text:style-name="T19">ﯳ</text:span><text:span text:style-name="T1"> </text:span><text:span text:style-name="T19">ﯴ</text:span><text:span text:style-name="T1"> </text:span><text:span text:style-name="T19">ﯵ</text:span><text:span text:style-name="T1"> </text:span><text:span text:style-name="T19">ﯶ</text:span><text:span text:style-name="T1"> </text:span><text:span text:style-name="T19">ﯷ</text:span><text:span text:style-name="T1"> </text:span><text:span text:style-name="T19">ﯸ</text:span><text:span text:style-name="T1"> </text:span><text:span text:style-name="T19">ﯹ</text:span><text:span text:style-name="T1"> </text:span><text:span text:style-name="T19">ﯺ</text:span><text:span text:style-name="T1"> </text:span><text:span text:style-name="T19">ﯻ</text:span><text:span text:style-name="T1"> </text:span><text:span text:style-name="T19">ﯼ</text:span><text:span text:style-name="T1"> </text:span><text:span text:style-name="T19">ﯽ</text:span><text:span text:style-name="T1"> </text:span><text:span text:style-name="T19">ﯾ</text:span><text:span text:style-name="T1"> </text:span><text:span text:style-name="T19">ﯿ</text:span><text:span text:style-name="T1"> </text:span><text:span text:style-name="T19">ﰀ</text:span><text:span text:style-name="T1"> </text:span><text:span text:style-name="T19">ﰁ</text:span><text:span text:style-name="T1"> </text:span><text:span text:style-name="T19">ﰂ</text:span><text:span text:style-name="T1"> </text:span><text:span text:style-name="T19">ﰃ</text:span><text:span text:style-name="T1"> </text:span><text:span text:style-name="T19">ﰄ</text:span><text:span text:style-name="T1"> </text:span><text:span text:style-name="T19">ﰅ</text:span><text:span text:style-name="T1"> </text:span><text:span text:style-name="T19">ﰆ</text:span><text:span text:style-name="T1"> </text:span><text:span text:style-name="T19">ﰇ</text:span><text:span text:style-name="T1"> </text:span><text:span text:style-name="T19">ﰈ</text:span></text:p>
      <text:p text:style-name="P18"><text:span text:style-name="T20">ﭑ</text:span><text:span text:style-name="T1"> </text:span><text:span text:style-name="T20">ﭒ</text:span><text:span text:style-name="T1"> </text:span><text:span text:style-name="T20">ﭓ</text:span><text:span text:style-name="T1"> </text:span><text:span text:style-name="T20">ﭔ</text:span><text:span text:style-name="T1"> </text:span><text:span text:style-name="T20">ﭕ</text:span><text:span text:style-name="T1"> </text:span><text:span text:style-name="T20">ﭖ</text:span><text:span text:style-name="T1"> </text:span><text:span text:style-name="T20">ﭗ</text:span><text:span text:style-name="T1"> </text:span></text:p>
      <text:p text:style-name="P24"><text:span text:style-name="T20">ﭘ</text:span><text:span text:style-name="T1"> </text:span><text:span text:style-name="T20">ﭙ</text:span><text:span text:style-name="T1"> </text:span><text:span text:style-name="T20">ﭚ</text:span><text:span text:style-name="T1"> </text:span><text:span text:style-name="T20">ﭛ</text:span><text:span text:style-name="T1"> </text:span><text:span text:style-name="T20">ﭜ</text:span><text:span text:style-name="T1"> </text:span><text:span text:style-name="T20">ﭝ</text:span><text:span text:style-name="T1"> </text:span><text:span text:style-name="T20">ﭞ</text:span><text:span text:style-name="T1"> </text:span><text:span text:style-name="T20">ﭟ</text:span><text:span text:style-name="T1"> </text:span><text:span text:style-name="T20">ﭠ</text:span><text:span text:style-name="T1"> </text:span><text:span text:style-name="T20">ﭡ</text:span><text:span text:style-name="T1"> </text:span><text:span text:style-name="T20">ﭢ</text:span><text:span text:style-name="T1"> </text:span><text:span text:style-name="T20">ﭣ</text:span><text:span text:style-name="T1"> </text:span><text:span text:style-name="T20">ﭤ</text:span><text:span text:style-name="T1"> </text:span><text:span text:style-name="T20">ﭥ</text:span><text:span text:style-name="T1"> </text:span><text:span text:style-name="T20">ﭦ</text:span><text:span text:style-name="T1"> </text:span><text:span text:style-name="T20">ﭧ</text:span><text:span text:style-name="T1"> </text:span><text:span text:style-name="T20">ﭨ</text:span><text:span text:style-name="T1"> </text:span><text:span text:style-name="T20">ﭩ</text:span><text:span text:style-name="T1"> </text:span><text:span text:style-name="T20">ﭪ</text:span><text:span text:style-name="T1"> </text:span><text:span text:style-name="T20">ﭫ</text:span><text:span text:style-name="T1"> </text:span><text:span text:style-name="T20">ﭬ</text:span><text:span text:style-name="T1"> </text:span><text:span text:style-name="T20">ﭭ</text:span><text:span text:style-name="T1"> </text:span><text:span text:style-name="T20">ﭮ</text:span><text:span text:style-name="T1"> </text:span><text:span text:style-name="T20">ﭯ</text:span><text:span text:style-name="T1"> </text:span><text:span text:style-name="T20">ﭰ</text:span><text:span text:style-name="T1"> </text:span><text:span text:style-name="T20">ﭱ</text:span><text:span text:style-name="T1"> </text:span><text:span text:style-name="T20">ﭲ</text:span><text:span text:style-name="T1"> </text:span><text:span text:style-name="T20">ﭳ</text:span><text:span text:style-name="T1"> </text:span><text:span text:style-name="T20">ﭴ</text:span><text:span text:style-name="T1"> </text:span><text:span text:style-name="T20">ﭵ</text:span><text:span text:style-name="T1"> </text:span><text:span text:style-name="T20">ﭶ</text:span><text:span text:style-name="T1"> </text:span><text:span text:style-name="T20">ﭷ</text:span><text:span text:style-name="T1"> </text:span><text:span text:style-name="T20">ﭸ</text:span><text:span text:style-name="T1"> </text:span><text:span text:style-name="T20">ﭹ</text:span><text:span text:style-name="T1"> </text:span><text:span text:style-name="T20">ﭺ</text:span><text:span text:style-name="T1"> </text:span><text:span text:style-name="T20">ﭻ</text:span><text:span text:style-name="T1"> </text:span><text:span text:style-name="T20">ﭼ</text:span><text:span text:style-name="T1"> </text:span><text:span text:style-name="T20">ﭽ</text:span><text:span text:style-name="T1"> </text:span><text:span text:style-name="T20">ﭾ</text:span><text:span text:style-name="T1"> </text:span><text:span text:style-name="T20">ﭿ</text:span><text:span text:style-name="T1"> </text:span><text:span text:style-name="T20">ﮀ</text:span><text:span text:style-name="T1"> </text:span><text:span text:style-name="T20">ﮁ</text:span><text:span text:style-name="T1"> </text:span><text:span text:style-name="T20">ﮂ</text:span><text:span text:style-name="T1"> </text:span><text:span text:style-name="T20">ﮃ</text:span><text:span text:style-name="T1"> </text:span><text:span text:style-name="T20">ﮄ</text:span><text:span text:style-name="T1"> </text:span><text:span text:style-name="T20">ﮅ</text:span><text:span text:style-name="T1"> </text:span><text:span text:style-name="T20">ﮆ</text:span><text:span text:style-name="T1"> </text:span><text:span text:style-name="T20">ﮇ</text:span><text:span text:style-name="T1"> </text:span><text:span text:style-name="T20">ﮈ</text:span><text:span text:style-name="T1"> </text:span><text:span text:style-name="T20">ﮉ</text:span><text:span text:style-name="T1"> </text:span><text:span text:style-name="T20">ﮊ</text:span><text:span text:style-name="T1"> </text:span><text:span text:style-name="T20">ﮋ</text:span><text:span text:style-name="T1"> </text:span><text:span text:style-name="T20">ﮌ</text:span><text:span text:style-name="T1"> </text:span><text:span text:style-name="T20">ﮍ</text:span><text:span text:style-name="T1"> </text:span><text:span text:style-name="T20">ﮎ</text:span><text:span text:style-name="T1"> </text:span><text:span text:style-name="T20">ﮏ</text:span><text:span text:style-name="T1"> </text:span><text:span text:style-name="T20">ﮐ</text:span><text:span text:style-name="T1"> </text:span><text:span text:style-name="T20">ﮑ</text:span><text:span text:style-name="T1"> </text:span><text:span text:style-name="T20">ﮒﮓ</text:span><text:span text:style-name="T1"> </text:span><text:span text:style-name="T20">ﮔ</text:span><text:span text:style-name="T1"> </text:span><text:span text:style-name="T20">ﮕ</text:span><text:span text:style-name="T1"> </text:span><text:span text:style-name="T20">ﮖ</text:span><text:span text:style-name="T1"> </text:span></text:p>
      <text:p text:style-name="P24"><text:span text:style-name="T20">ﮗ</text:span><text:span text:style-name="T1"> </text:span><text:span text:style-name="T20">ﮘ</text:span><text:span text:style-name="T1"> </text:span><text:span text:style-name="T20">ﮙ</text:span><text:span text:style-name="T1"> </text:span><text:span text:style-name="T20">ﮚ</text:span><text:span text:style-name="T1"> </text:span><text:span text:style-name="T20">ﮛ</text:span><text:span text:style-name="T1"> </text:span><text:span text:style-name="T20">ﮜ</text:span><text:span text:style-name="T1"> </text:span><text:span text:style-name="T20">ﮝ</text:span><text:span text:style-name="T1"> </text:span><text:span text:style-name="T20">ﮞ</text:span><text:span text:style-name="T1"> </text:span><text:span text:style-name="T20">ﮟ</text:span><text:span text:style-name="T1"> </text:span><text:span text:style-name="T20">ﮠ</text:span><text:span text:style-name="T1"> </text:span><text:span text:style-name="T20">ﮡ</text:span><text:span text:style-name="T1"> </text:span><text:span text:style-name="T20">ﮢ</text:span><text:span text:style-name="T1"> </text:span><text:span text:style-name="T20">ﮣ</text:span><text:span text:style-name="T1"> </text:span><text:span text:style-name="T20">ﮤ</text:span><text:span text:style-name="T1"> </text:span><text:span text:style-name="T20">ﮥ</text:span><text:span text:style-name="T1"> </text:span><text:span text:style-name="T20">ﮦ</text:span><text:span text:style-name="T1"> </text:span><text:span text:style-name="T20">ﮧ</text:span><text:span text:style-name="T1"> </text:span><text:span text:style-name="T20">ﮨ</text:span><text:span text:style-name="T1"> </text:span><text:span text:style-name="T20">ﮩ</text:span><text:span text:style-name="T1"> </text:span><text:span text:style-name="T20">ﮪ</text:span><text:span text:style-name="T1"> </text:span><text:span text:style-name="T20">ﮫ</text:span><text:span text:style-name="T1"> </text:span><text:span text:style-name="T20">ﮬ</text:span><text:span text:style-name="T1"> </text:span><text:span text:style-name="T20">ﮭﮮ</text:span><text:span text:style-name="T1"> </text:span><text:span text:style-name="T20">ﮯ</text:span><text:span text:style-name="T1"> </text:span><text:span text:style-name="T20">ﮰ</text:span><text:span text:style-name="T1"> </text:span><text:span text:style-name="T20">ﮱ</text:span><text:span text:style-name="T1"> </text:span><text:span text:style-name="T20">ﯓ</text:span><text:span text:style-name="T1"> </text:span><text:span text:style-name="T20">ﯔ</text:span><text:span text:style-name="T1"> </text:span><text:span text:style-name="T20">ﯕﯖ</text:span><text:span text:style-name="T1"> </text:span><text:span text:style-name="T20">ﯗ</text:span><text:span text:style-name="T1"> </text:span><text:span text:style-name="T20">ﯘﯙ</text:span><text:span text:style-name="T1"> </text:span><text:span text:style-name="T20">ﯚ</text:span><text:span text:style-name="T1"> </text:span><text:span text:style-name="T20">ﯛ</text:span><text:span text:style-name="T1"> </text:span><text:span text:style-name="T20">ﯜ</text:span><text:span text:style-name="T1"> </text:span><text:span text:style-name="T20">ﯝ</text:span><text:span text:style-name="T1"> </text:span><text:span text:style-name="T20">ﯞ</text:span><text:span text:style-name="T1"> </text:span><text:span text:style-name="T20">ﯟ</text:span><text:span text:style-name="T1"> </text:span><text:span text:style-name="T20">ﯠ</text:span><text:span text:style-name="T1"> </text:span><text:span text:style-name="T20">ﯡ</text:span><text:span text:style-name="T1"> </text:span><text:span text:style-name="T20">ﯢ</text:span><text:span text:style-name="T1"> </text:span><text:span text:style-name="T20">ﯣ</text:span><text:span text:style-name="T1"> </text:span><text:span text:style-name="T20">ﯤ</text:span><text:span text:style-name="T1"> </text:span><text:span text:style-name="T20">ﯥ</text:span><text:span text:style-name="T1"> </text:span><text:span text:style-name="T20">ﯦ</text:span><text:span text:style-name="T1"> </text:span><text:span text:style-name="T20">ﯧ</text:span><text:span text:style-name="T1"> </text:span><text:span text:style-name="T20">ﯨ</text:span><text:span text:style-name="T1"> </text:span><text:span text:style-name="T20">ﯩ</text:span><text:span text:style-name="T1"> </text:span><text:span text:style-name="T20">ﯪ</text:span><text:span text:style-name="T1"> </text:span><text:span text:style-name="T20">ﯫ</text:span><text:span text:style-name="T1"> </text:span><text:span text:style-name="T20">ﯬ</text:span><text:span text:style-name="T1"> </text:span><text:span text:style-name="T20">ﯭ</text:span><text:span text:style-name="T1"> </text:span><text:span text:style-name="T20">ﯮ</text:span><text:span text:style-name="T1"> </text:span><text:span text:style-name="T20">ﯯ</text:span><text:span text:style-name="T1"> </text:span><text:span text:style-name="T20">ﯰ</text:span><text:span text:style-name="T1"> </text:span><text:span text:style-name="T20">ﯱ</text:span><text:span text:style-name="T1"> </text:span><text:span text:style-name="T20">ﯲ</text:span><text:span text:style-name="T1"> </text:span><text:span text:style-name="T20">ﯳ</text:span><text:span text:style-name="T1"> </text:span><text:span text:style-name="T20">ﯴ</text:span><text:span text:style-name="T1"> </text:span><text:span text:style-name="T20">ﯵ</text:span><text:span text:style-name="T1"> </text:span><text:span text:style-name="T20">ﯶ</text:span><text:span text:style-name="T1"> </text:span><text:span text:style-name="T20">ﯷ</text:span></text:p>
      <text:p text:style-name="P15"><text:span text:style-name="T21">ﭑ</text:span><text:span text:style-name="T1"> </text:span><text:span text:style-name="T21">ﭒ</text:span><text:span text:style-name="T1"> </text:span><text:span text:style-name="T21">ﭓ</text:span><text:span text:style-name="T1"> </text:span><text:span text:style-name="T21">ﭔ</text:span><text:span text:style-name="T1"> </text:span><text:span text:style-name="T21">ﭕ</text:span><text:span text:style-name="T1"> </text:span><text:span text:style-name="T21">ﭖ</text:span><text:span text:style-name="T1"> </text:span><text:span text:style-name="T21">ﭗ</text:span><text:span text:style-name="T1"> </text:span><text:span text:style-name="T21">ﭘ</text:span><text:span text:style-name="T1"> </text:span><text:span text:style-name="T21">ﭙ</text:span><text:span text:style-name="T1"> </text:span><text:span text:style-name="T21">ﭚ</text:span><text:span text:style-name="T1"> </text:span><text:span text:style-name="T21">ﭛ</text:span><text:span text:style-name="T1"> </text:span><text:span text:style-name="T21">ﭜ</text:span><text:span text:style-name="T1"> </text:span><text:span text:style-name="T21">ﭝ</text:span><text:span text:style-name="T1"> </text:span><text:span text:style-name="T21">ﭞ</text:span><text:span text:style-name="T1"> </text:span><text:span text:style-name="T21">ﭟ</text:span><text:span text:style-name="T1"> </text:span><text:span text:style-name="T21">ﭠ</text:span><text:span text:style-name="T1"> </text:span><text:span text:style-name="T21">ﭡ</text:span><text:span text:style-name="T1"> </text:span><text:span text:style-name="T21">ﭢ</text:span><text:span text:style-name="T1"> </text:span><text:span text:style-name="T21">ﭣ</text:span><text:span text:style-name="T1"> </text:span><text:span text:style-name="T21">ﭤ</text:span><text:span text:style-name="T1"> </text:span><text:span text:style-name="T21">ﭥ</text:span><text:span text:style-name="T1"> </text:span><text:span text:style-name="T21">ﭦ</text:span><text:span text:style-name="T1"> </text:span><text:span text:style-name="T21">ﭧ</text:span><text:span text:style-name="T1"> </text:span><text:span text:style-name="T21">ﭨ</text:span><text:span text:style-name="T1"> </text:span><text:span text:style-name="T21">ﭩ</text:span><text:span text:style-name="T1"> </text:span><text:span text:style-name="T21">ﭪ</text:span><text:span text:style-name="T1"> </text:span><text:span text:style-name="T21">ﭫ</text:span><text:span text:style-name="T1"> </text:span><text:span text:style-name="T21">ﭬ</text:span><text:span text:style-name="T1"> </text:span><text:span text:style-name="T21">ﭭ</text:span><text:span text:style-name="T1"> </text:span><text:span text:style-name="T21">ﭮ</text:span><text:span text:style-name="T1"> </text:span><text:span text:style-name="T21">ﭯ</text:span><text:span text:style-name="T1"> </text:span><text:span text:style-name="T21">ﭰ</text:span><text:span text:style-name="T1"> </text:span><text:span text:style-name="T21">ﭱ</text:span><text:span text:style-name="T1"> </text:span><text:span text:style-name="T21">ﭲ</text:span><text:span text:style-name="T1"> </text:span><text:span text:style-name="T21">ﭳ</text:span><text:span text:style-name="T1"> </text:span><text:span text:style-name="T21">ﭴ</text:span><text:span text:style-name="T1"> </text:span><text:span text:style-name="T21">ﭵ</text:span><text:span text:style-name="T1"> </text:span><text:span text:style-name="T21">ﭶ</text:span><text:span text:style-name="T1"> </text:span><text:span text:style-name="T21">ﭷ</text:span><text:span text:style-name="T1"> </text:span><text:span text:style-name="T21">ﭸ</text:span><text:span text:style-name="T1"> </text:span><text:span text:style-name="T21">ﭹ</text:span><text:span text:style-name="T1"> </text:span><text:span text:style-name="T21">ﭺ</text:span><text:span text:style-name="T1"> </text:span><text:span text:style-name="T21">ﭻ</text:span><text:span text:style-name="T1"> </text:span><text:span text:style-name="T21">ﭼ</text:span><text:span text:style-name="T1"> </text:span><text:span text:style-name="T21">ﭽ</text:span><text:span text:style-name="T1"> </text:span><text:span text:style-name="T21">ﭾ</text:span><text:span text:style-name="T1"> </text:span><text:span text:style-name="T21">ﭿ</text:span><text:span text:style-name="T1"> </text:span><text:span text:style-name="T21">ﮀ</text:span><text:span text:style-name="T1"> </text:span><text:span text:style-name="T21">ﮁ</text:span><text:span text:style-name="T1"> </text:span><text:span text:style-name="T21">ﮂ</text:span><text:span text:style-name="T1"> </text:span><text:span text:style-name="T21">ﮃ</text:span><text:span text:style-name="T1"> </text:span><text:span text:style-name="T21">ﮄ</text:span><text:span text:style-name="T1"> </text:span><text:span text:style-name="T21">ﮅ</text:span><text:span text:style-name="T1"> </text:span><text:span text:style-name="T21">ﮆ</text:span><text:span text:style-name="T1"> </text:span><text:span text:style-name="T21">ﮇ</text:span><text:span text:style-name="T1"> </text:span><text:span text:style-name="T21">ﮈ</text:span><text:span text:style-name="T1"> </text:span><text:span text:style-name="T21">ﮉﮊ</text:span><text:span text:style-name="T1"> </text:span><text:span text:style-name="T21">ﮋ</text:span><text:span text:style-name="T1"> </text:span><text:span text:style-name="T21">ﮌ</text:span><text:span text:style-name="T1"> </text:span><text:span text:style-name="T21">ﮍ</text:span><text:span text:style-name="T1"> </text:span><text:span text:style-name="T21">ﮎ</text:span><text:span text:style-name="T1"> </text:span><text:span text:style-name="T21">ﮏ</text:span><text:span text:style-name="T1"> </text:span><text:span text:style-name="T21">ﮐ</text:span><text:span text:style-name="T1"> </text:span><text:span text:style-name="T21">ﮑ</text:span><text:span text:style-name="T1"> </text:span><text:span text:style-name="T21">ﮒ</text:span><text:span text:style-name="T1"> </text:span><text:span text:style-name="T21">ﮓ</text:span><text:span text:style-name="T1"> </text:span><text:span text:style-name="T21">ﮔ</text:span><text:span text:style-name="T1"> </text:span><text:span text:style-name="T21">ﮕ</text:span><text:span text:style-name="T1"> </text:span><text:span text:style-name="T21">ﮖ</text:span><text:span text:style-name="T1"> </text:span><text:span text:style-name="T21">ﮗ</text:span><text:span text:style-name="T1"> </text:span><text:span text:style-name="T21">ﮘ</text:span><text:span text:style-name="T1"> </text:span><text:span text:style-name="T21">ﮙ</text:span><text:span text:style-name="T1"> </text:span><text:span text:style-name="T21">ﮚ</text:span><text:span text:style-name="T1"> </text:span><text:span text:style-name="T21">ﮛ</text:span><text:span text:style-name="T1"> </text:span><text:span text:style-name="T21">ﮜ</text:span><text:span text:style-name="T1"> </text:span><text:span text:style-name="T21">ﮝ</text:span><text:span text:style-name="T1"> </text:span><text:span text:style-name="T21">ﮞ</text:span><text:span text:style-name="T1"> </text:span><text:span text:style-name="T21">ﮟ</text:span><text:span text:style-name="T1"> </text:span><text:span text:style-name="T21">ﮠ</text:span><text:span text:style-name="T1"> </text:span><text:span text:style-name="T21">ﮡ</text:span><text:span text:style-name="T1"> </text:span><text:span text:style-name="T21">ﮢ</text:span><text:span text:style-name="T1"> </text:span><text:span text:style-name="T21">ﮣ</text:span><text:span text:style-name="T1"> </text:span><text:span text:style-name="T21">ﮤ</text:span><text:span text:style-name="T1"> </text:span><text:span text:style-name="T21">ﮥ</text:span><text:span text:style-name="T1"> </text:span><text:span text:style-name="T21">ﮦ</text:span><text:span text:style-name="T1"> </text:span><text:span text:style-name="T21">ﮧ</text:span><text:span text:style-name="T1"> </text:span><text:span text:style-name="T21">ﮨ</text:span><text:span text:style-name="T1"> </text:span><text:span text:style-name="T21">ﮩ</text:span><text:span text:style-name="T1"> </text:span><text:span text:style-name="T21">ﮪ</text:span><text:span text:style-name="T1"> </text:span><text:span text:style-name="T21">ﮫ</text:span><text:span text:style-name="T1"> </text:span><text:span text:style-name="T21">ﮬ</text:span><text:span text:style-name="T1"> </text:span><text:span text:style-name="T21">ﮭ</text:span><text:span text:style-name="T1"> </text:span><text:span text:style-name="T21">ﮮ</text:span><text:span text:style-name="T1"> </text:span><text:span text:style-name="T21">ﮯ</text:span><text:span text:style-name="T1"> </text:span><text:span text:style-name="T21">ﮰ</text:span><text:span text:style-name="T1"> </text:span><text:span text:style-name="T21">ﮱ</text:span><text:span text:style-name="T1"> </text:span><text:span text:style-name="T21">ﯓ</text:span><text:span text:style-name="T1"> </text:span><text:span text:style-name="T21">ﯔ</text:span><text:span text:style-name="T1"> </text:span><text:span text:style-name="T21">ﯕ</text:span><text:span text:style-name="T1"> </text:span><text:span text:style-name="T21">ﯖ</text:span><text:span text:style-name="T1"> </text:span><text:span text:style-name="T21">ﯗ</text:span><text:span text:style-name="T1"> </text:span><text:span text:style-name="T21">ﯘ</text:span><text:span text:style-name="T1"> </text:span><text:span text:style-name="T21">ﯙ</text:span><text:span text:style-name="T1"> </text:span><text:span text:style-name="T21">ﯚ</text:span><text:span text:style-name="T1"> </text:span><text:span text:style-name="T21">ﯛ</text:span><text:span text:style-name="T1"> </text:span><text:span text:style-name="T21">ﯜ</text:span><text:span text:style-name="T1"> </text:span><text:span text:style-name="T21">ﯝ</text:span><text:span text:style-name="T1"> </text:span><text:span text:style-name="T21">ﯞ</text:span><text:span text:style-name="T1"> </text:span><text:span text:style-name="T21">ﯟ</text:span><text:span text:style-name="T1"> </text:span><text:span text:style-name="T21">ﯠ</text:span><text:span text:style-name="T1"> </text:span><text:span text:style-name="T21">ﯡ</text:span><text:span text:style-name="T1"> </text:span><text:span text:style-name="T21">ﯢ</text:span><text:span text:style-name="T1"> </text:span><text:span text:style-name="T21">ﯣ</text:span><text:span text:style-name="T1"> </text:span><text:span text:style-name="T21">ﯤ</text:span><text:span text:style-name="T1"> </text:span><text:span text:style-name="T21">ﯥ</text:span><text:span text:style-name="T1"> </text:span><text:span text:style-name="T21">ﯦ</text:span><text:span text:style-name="T1"> </text:span><text:span text:style-name="T21">ﯧ</text:span><text:span text:style-name="T1"> </text:span><text:span text:style-name="T21">ﯨ</text:span><text:span text:style-name="T1"> </text:span><text:span text:style-name="T21">ﯩ</text:span><text:span text:style-name="T1"> </text:span><text:span text:style-name="T21">ﯪ</text:span><text:span text:style-name="T1"> </text:span><text:span text:style-name="T21">ﯫ</text:span><text:span text:style-name="T1"> </text:span><text:span text:style-name="T21">ﯬ</text:span><text:span text:style-name="T1"> </text:span><text:span text:style-name="T21">ﯭ</text:span><text:span text:style-name="T1"> </text:span><text:span text:style-name="T21">ﯮ</text:span><text:span text:style-name="T1"> </text:span><text:span text:style-name="T21">ﯯ</text:span><text:span text:style-name="T1"> </text:span><text:span text:style-name="T21">ﯰﯱ</text:span><text:span text:style-name="T1"> </text:span><text:span text:style-name="T21">ﯲ</text:span><text:span text:style-name="T1"> </text:span><text:span text:style-name="T21">ﯳ</text:span><text:span text:style-name="T1"> </text:span><text:span text:style-name="T21">ﯴ</text:span><text:span text:style-name="T1"> </text:span><text:span text:style-name="T21">ﯵ</text:span><text:span text:style-name="T1"> </text:span><text:span text:style-name="T21">ﯶ</text:span><text:span text:style-name="T1"> </text:span><text:span text:style-name="T21">ﯷ</text:span><text:span text:style-name="T1"> </text:span><text:span text:style-name="T21">ﯸ</text:span><text:span text:style-name="T1"> </text:span><text:span text:style-name="T21">ﯹ</text:span><text:span text:style-name="T1"> </text:span><text:span text:style-name="T21">ﯺ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SI_BASMALAH" svg:font-family="MSI_BASMALAH"/>
    <style:font-face style:name="MSI_Z042" svg:font-family="MSI_Z042" style:font-pitch="variable"/>
    <style:font-face style:name="MSI_Z043" svg:font-family="MSI_Z043" style:font-pitch="variable"/>
    <style:font-face style:name="MSI_Z044" svg:font-family="MSI_Z044" style:font-pitch="variable"/>
    <style:font-face style:name="MSI_Z045" svg:font-family="MSI_Z045" style:font-pitch="variable"/>
    <style:font-face style:name="MSI_Z046" svg:font-family="MSI_Z046" style:font-pitch="variable"/>
    <style:font-face style:name="MSI_Z047" svg:font-family="MSI_Z047" style:font-pitch="variable"/>
    <style:font-face style:name="MSI_Z048" svg:font-family="MSI_Z048" style:font-pitch="variable"/>
    <style:font-face style:name="MSI_Z049" svg:font-family="MSI_Z049" style:font-pitch="variable"/>
    <style:font-face style:name="MSI_Z050" svg:font-family="MSI_Z050" style:font-pitch="variable"/>
    <style:font-face style:name="MSI_Z051" svg:font-family="MSI_Z051" style:font-pitch="variable"/>
    <style:font-face style:name="MSI_Z052" svg:font-family="MSI_Z052" style:font-pitch="variable"/>
    <style:font-face style:name="MSI_Z053" svg:font-family="MSI_Z053" style:font-pitch="variable"/>
    <style:font-face style:name="MSI_Z054" svg:font-family="MSI_Z054" style:font-pitch="variable"/>
    <style:font-face style:name="MSI_Z055" svg:font-family="MSI_Z055" style:font-pitch="variable"/>
    <style:font-face style:name="MSI_Z056" svg:font-family="MSI_Z056" style:font-pitch="variable"/>
    <style:font-face style:name="MSI_Z057" svg:font-family="MSI_Z057" style:font-pitch="variable"/>
    <style:font-face style:name="MSI_Z058" svg:font-family="MSI_Z058" style:font-pitch="variable"/>
    <style:font-face style:name="MSI_Z059" svg:font-family="MSI_Z059" style:font-pitch="variable"/>
    <style:font-face style:name="MSI_Z060" svg:font-family="MSI_Z060" style:font-pitch="variable"/>
    <style:font-face style:name="MSI_Z061" svg:font-family="MSI_Z061" style:font-pitch="variable"/>
    <style:font-face style:name="Liberation Serif" svg:font-family="'Liberation Serif'" style:font-family-generic="roman" style:font-pitch="variable"/>
    <style:font-face style:name="QCF_P030" svg:font-family="QCF_P030" style:font-family-generic="roman" style:font-pitch="variable"/>
    <style:font-face style:name="QCF_P042" svg:font-family="QCF_P042" style:font-family-generic="roman" style:font-pitch="variable"/>
    <style:font-face style:name="QCF_P043" svg:font-family="QCF_P043" style:font-family-generic="roman" style:font-pitch="variable"/>
    <style:font-face style:name="QCF_P044" svg:font-family="QCF_P044" style:font-family-generic="roman" style:font-pitch="variable"/>
    <style:font-face style:name="QCF_P045" svg:font-family="QCF_P045" style:font-family-generic="roman" style:font-pitch="variable"/>
    <style:font-face style:name="QCF_P046" svg:font-family="QCF_P046" style:font-family-generic="roman" style:font-pitch="variable"/>
    <style:font-face style:name="QCF_P047" svg:font-family="QCF_P047" style:font-family-generic="roman" style:font-pitch="variable"/>
    <style:font-face style:name="QCF_P048" svg:font-family="QCF_P048" style:font-family-generic="roman" style:font-pitch="variable"/>
    <style:font-face style:name="QCF_P049" svg:font-family="QCF_P049" style:font-family-generic="roman" style:font-pitch="variable"/>
    <style:font-face style:name="QCF_P050" svg:font-family="QCF_P050" style:font-family-generic="roman" style:font-pitch="variable"/>
    <style:font-face style:name="QCF_P051" svg:font-family="QCF_P051" style:font-family-generic="roman" style:font-pitch="variable"/>
    <style:font-face style:name="QCF_P052" svg:font-family="QCF_P052" style:font-family-generic="roman" style:font-pitch="variable"/>
    <style:font-face style:name="QCF_P053" svg:font-family="QCF_P053" style:font-family-generic="roman" style:font-pitch="variable"/>
    <style:font-face style:name="QCF_P054" svg:font-family="QCF_P054" style:font-family-generic="roman" style:font-pitch="variable"/>
    <style:font-face style:name="QCF_P055" svg:font-family="QCF_P055" style:font-family-generic="roman" style:font-pitch="variable"/>
    <style:font-face style:name="QCF_P056" svg:font-family="QCF_P056" style:font-family-generic="roman" style:font-pitch="variable"/>
    <style:font-face style:name="QCF_P057" svg:font-family="QCF_P057" style:font-family-generic="roman" style:font-pitch="variable"/>
    <style:font-face style:name="QCF_P058" svg:font-family="QCF_P058" style:font-family-generic="roman" style:font-pitch="variable"/>
    <style:font-face style:name="QCF_P059" svg:font-family="QCF_P059" style:font-family-generic="roman" style:font-pitch="variable"/>
    <style:font-face style:name="QCF_P060" svg:font-family="QCF_P060" style:font-family-generic="roman" style:font-pitch="variable"/>
    <style:font-face style:name="QCF_P061" svg:font-family="QCF_P06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ans Narrow" fo:font-size="10pt" officeooo:rsid="004dfa6b" officeooo:paragraph-rsid="004dfa6b" style:font-size-asian="8.75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urat Al Baqarah<text:tab/><text:tab/>Juz 3</text:p>
      </style:header>
      <style:footer>
        <text:p text:style-name="MP2"><text:page-number text:select-page="current">49</text:page-number></text:p>
      </style:footer>
    </style:master-page>
    <style:master-page style:name="ganti_20_surat" style:display-name="ganti surat" style:page-layout-name="Mpm1">
      <style:header>
        <text:p text:style-name="MP1">Surat Ali ‘Imran<text:tab/><text:tab/>Juz 3</text:p>
      </style:header>
      <style:footer>
        <text:p text:style-name="MP2"><text:page-number text:select-page="current">6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08:24:30.462285225</meta:creation-date>
    <dc:date>2020-03-16T21:46:20.544108251</dc:date>
    <meta:editing-duration>PT4H1S</meta:editing-duration>
    <meta:editing-cycles>53</meta:editing-cycles>
    <meta:generator>LibreOffice/6.2.8.2$Linux_x86 LibreOffice_project/f82ddfca21ebc1e222a662a32b25c0c9d20169ee</meta:generator>
    <meta:document-statistic meta:table-count="0" meta:image-count="0" meta:object-count="0" meta:page-count="21" meta:paragraph-count="35" meta:word-count="2753" meta:character-count="5696" meta:non-whitespace-character-count="2964"/>
  </office:meta>
</office:document-meta>
</file>